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AncientGreek" svg:font-family="AncientGreek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language="el" fo:country="GR" officeooo:rsid="000d82ca" officeooo:paragraph-rsid="000d82ca" style:language-complex="sa" style:country-complex="IN"/>
    </style:style>
    <style:style style:name="P2" style:family="paragraph" style:parent-style-name="Standard">
      <style:text-properties fo:language="el" fo:country="GR" officeooo:rsid="000d82ca" officeooo:paragraph-rsid="000d82ca" style:language-complex="sa" style:country-complex="IN"/>
    </style:style>
    <style:style style:name="T1" style:family="text">
      <style:text-properties fo:language="grc" fo:country="GR" officeooo:rsid="00100d0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AncientGreek_3a__20_Ἀρχαία_20_ἑλληνικά"><text:span text:style-name="T1">Τότε δὴ Διομήδει τῷ ὑἱῷ τοῦ Τυδέως ἡ πολεμική</text:span></text:span></text:p>
      <text:p text:style-name="P1"><text:span text:style-name="AncientGreek_3a__20_Ἀρχαία_20_ἑλληνικά"><text:span text:style-name="T1">᾿Αθηνᾶ ἔδωκε ἰσχὺν καὶ εὐτολμίαν , ὅπως διάδηλος</text:span></text:span></text:p>
      <text:p text:style-name="P1"><text:span text:style-name="AncientGreek_3a__20_Ἀρχαία_20_ἑλληνικά"><text:span text:style-name="T1">ἐν πᾶσι τοῖς Ἕλλησι γένηται , καὶ φήμην ἀγαθὴν κο</text:span></text:span></text:p>
      <text:p text:style-name="P1"><text:span text:style-name="AncientGreek_3a__20_Ἀρχαία_20_ἑλληνικά"><text:span text:style-name="T1">μίσηται. ἔλαμπε δὲ αὐτῷἐκ τῆς περικεφαλαίας καὶ</text:span></text:span></text:p>
      <text:p text:style-name="P1"><text:span text:style-name="AncientGreek_3a__20_Ἀρχαία_20_ἑλληνικά"><text:span text:style-name="T1">τῆς ἀσπίδος πῦρ ἀκοπίαστον καὶ πολύ , παραπλήσιον τῷ ἐπωρινῷ ἀστέρι, ἤτοι τῷ ᾿Αρκτούρῳ , ὅστις</text:span></text:span></text:p>
      <text:p text:style-name="P1"><text:span text:style-name="AncientGreek_3a__20_Ἀρχαία_20_ἑλληνικά"><text:span text:style-name="T1">μᾶλλον τῶν ἄλλων αςέρων λαμπρῶς πανταχοῦ λάμπει , λελουμένος , ἤτοι ἐπιτείλας ἐκ τοῦ Ὠκεανοῦ .</text:span></text:span></text:p>
      <text:p text:style-name="P1"><text:span text:style-name="AncientGreek_3a__20_Ἀρχαία_20_ἑλληνικά"><text:span text:style-name="T1">τοιοῦτον αὐτῷ πῦρ ἔλαμπεν ἀπὸ τῆς κεφαλῆς καὶ</text:span></text:span></text:p>
      <text:p text:style-name="P1"><text:span text:style-name="AncientGreek_3a__20_Ἀρχαία_20_ἑλληνικά"><text:span text:style-name="T1">τῶν ὤμων · διεγείρασα δὲ ἐνέβαλεν αὐτὸν κατὰ τὸ</text:span></text:span></text:p>
      <text:p text:style-name="P1"><text:span text:style-name="AncientGreek_3a__20_Ἀρχαία_20_ἑλληνικά"><text:span text:style-name="T1">μέσον , ὅπου πλεῖστοι συστρεφόμενοι ἐπολέμουν · ἦν</text:span></text:span></text:p>
      <text:p text:style-name="P1"><text:span text:style-name="AncientGreek_3a__20_Ἀρχαία_20_ἑλληνικά"><text:span text:style-name="T1">δέ τις ἐν τοῖς Τρωσὶ Δάρης ὄνομα πλούσιος, ἄμεμπτος , ἱερεὺς τοῦ Ἡφαίστου · δύο δὲ αὐτῷ υἱοὶ ἦσαν</text:span></text:span></text:p>
      <text:p text:style-name="P1"><text:span text:style-name="AncientGreek_3a__20_Ἀρχαία_20_ἑλληνικά"><text:span text:style-name="T1">Φηγεὺς , καὶ Ἰδαῖος , ἔμπειροι πάσης μάχης. Οὗτοι</text:span></text:span></text:p>
      <text:p text:style-name="P1"><text:span text:style-name="AncientGreek_3a__20_Ἀρχαία_20_ἑλληνικά"><text:span text:style-name="T1">τῶν ἄλλων ἀποχωρισθέντες , εξεναντίας αὐτῷ ωρμήθησαν , οἱ μὲν ἀπὸ τῶν ἵππων , ὁ δὲ ἀπὸ τῆς γῆς ὥρ</text:span></text:span></text:p>
      <text:p text:style-name="P1"><text:span text:style-name="AncientGreek_3a__20_Ἀρχαία_20_ἑλληνικά"><text:span text:style-name="T1">μησε πεζός · ἐπεὶ δὲ οὗτοι πλησίον ἦσαν κατ᾽ ἀλλήλων ἐρχόμενοι , ὁ Φηγεὺς δὴ πρῶτον ἀφῆκε τὸ μακρὸν</text:span></text:span></text:p>
      <text:p text:style-name="P1"><text:span text:style-name="AncientGreek_3a__20_Ἀρχαία_20_ἑλληνικά"><text:span text:style-name="T1"/></text:span></text:p>
      <text:p text:style-name="P1"><text:span text:style-name="AncientGreek_3a__20_Ἀρχαία_20_ἑλληνικά"><text:span text:style-name="T1">ΠΑΡΑΦΡΑΣΙΣ . 189</text:span></text:span></text:p>
      <text:p text:style-name="P1"><text:span text:style-name="AncientGreek_3a__20_Ἀρχαία_20_ἑλληνικά"><text:span text:style-name="T1">δόρυ · ὑπὲρ τὸν ἀριστερὸν δὲ ὦμον τοῦυἱοῦ τοῦ Τυ</text:span></text:span></text:p>
      <text:p text:style-name="P1"><text:span text:style-name="AncientGreek_3a__20_Ἀρχαία_20_ἑλληνικά"><text:span text:style-name="T1">δέως ἦλθεν τὸ ὀξὺ τοῦ δόρατος , οὐδὲ ἔτρωσεν αὐτὸν</text:span></text:span></text:p>
      <text:p text:style-name="P1"><text:span text:style-name="AncientGreek_3a__20_Ἀρχαία_20_ἑλληνικά"><text:span text:style-name="T1">δευτέρως δὲ ὥρμησε τῷ σιδήρῳ ὁ υἱὸς τοῦ Τυδέως ·</text:span></text:span></text:p>
      <text:p text:style-name="P1"><text:span text:style-name="AncientGreek_3a__20_Ἀρχαία_20_ἑλληνικά"><text:span text:style-name="T1">τούτου δὲ τὸ βέλος οὐκ ἐξῆλθε τῆς χειρὸς μάταιον ,</text:span></text:span></text:p>
      <text:p text:style-name="P1"><text:span text:style-name="AncientGreek_3a__20_Ἀρχαία_20_ἑλληνικά"><text:span text:style-name="T1">ἀλλ᾽ ἔτρωσε κατὰ τὸ μεταξὺ τῶν μαζῶν στῆθος ,</text:span></text:span></text:p>
      <text:p text:style-name="P1"><text:span text:style-name="AncientGreek_3a__20_Ἀρχαία_20_ἑλληνικά"><text:span text:style-name="T1">ὤθησε δὲ καὶ ἔῤῥιψεν ἀπὸ τῶν ἵππων . ὁ Ἰδαῖος δὲ</text:span></text:span></text:p>
      <text:p text:style-name="P1"><text:span text:style-name="AncientGreek_3a__20_Ἀρχαία_20_ἑλληνικά"><text:span text:style-name="T1">ἀφώρμησε καταλιπὼν τὸ ὡραῖον ἅρμα , οὐδ᾽ ὑπέρμειο</text:span></text:span></text:p>
      <text:p text:style-name="P1"><text:span text:style-name="AncientGreek_3a__20_Ἀρχαία_20_ἑλληνικά"><text:span text:style-name="T1">νεν ὑπερμαχῆσαι τοῦ ἀδελφοῦ φονευθέντος · οὐ δὲ γὰρ</text:span></text:span></text:p>
      <text:p text:style-name="P1"><text:span text:style-name="AncientGreek_3a__20_Ἀρχαία_20_ἑλληνικά"><text:span text:style-name="T1">οὐδ᾽ αὐτὸς ὑπεξέφυγεν ἂν τὴν σκοτεινὴν θανατηφόρον</text:span></text:span></text:p>
      <text:p text:style-name="P1"><text:span text:style-name="AncientGreek_3a__20_Ἀρχαία_20_ἑλληνικά"><text:span text:style-name="T1">μοῖραν· ἀλλὰ ὁΗφαιστος ἐῤῥύσατο ,ἔσωσεδὲ σκότῳ</text:span></text:span></text:p>
      <text:p text:style-name="P1"><text:span text:style-name="AncientGreek_3a__20_Ἀρχαία_20_ἑλληνικά"><text:span text:style-name="T1">καλύψας , ὅπως μὴ παντελῶς ὁ γέρων τεθλιμμένος</text:span></text:span></text:p>
      <text:p text:style-name="P1"><text:span text:style-name="AncientGreek_3a__20_Ἀρχαία_20_ἑλληνικά"><text:span text:style-name="T1">ὑπάρχοι · τοὺς ἵππους δὲ ἐκβαλὼν ὁ υἱὸς τοῦ με·</text:span></text:span></text:p>
      <text:p text:style-name="P1"><text:span text:style-name="AncientGreek_3a__20_Ἀρχαία_20_ἑλληνικά"><text:span text:style-name="T1">γαλοψύχου Τυδέως ἔδωκε τοῖς φίλοις ἀπάγειν αὐτοὺς</text:span></text:span></text:p>
      <text:p text:style-name="P1"><text:span text:style-name="AncientGreek_3a__20_Ἀρχαία_20_ἑλληνικά"><text:span text:style-name="T1">κάτω εἰς τὰς βαθείας ναῦς. Τρῷες δὲ οἱ μεγαλόψυ</text:span></text:span></text:p>
      <text:p text:style-name="P1"><text:span text:style-name="AncientGreek_3a__20_Ἀρχαία_20_ἑλληνικά"><text:span text:style-name="T1">χοι , ἐπειδὴ ἐθεάσαντο τοὺς υἱοὺς τοῦ Δάρητος , τὸν</text:span></text:span></text:p>
      <text:p text:style-name="P1"><text:span text:style-name="AncientGreek_3a__20_Ἀρχαία_20_ἑλληνικά"><text:span text:style-name="T1">μὲν ἐκφυγόντα , τὸν δὲ φονευθέντα παρὰ τοῖςἅρμα</text:span></text:span></text:p>
      <text:p text:style-name="P1"><text:span text:style-name="AncientGreek_3a__20_Ἀρχαία_20_ἑλληνικά"><text:span text:style-name="T1">σιν , ταραχθεῖσα διηγέρθη πᾶσινἡ ψυχή . ᾿Αθηνᾷ δὲ</text:span></text:span></text:p>
      <text:p text:style-name="P1"><text:soft-page-break/><text:span text:style-name="AncientGreek_3a__20_Ἀρχαία_20_ἑλληνικά"><text:span text:style-name="T1">ἡ ἐνόφθαλμος λαβοῦσαἀπὸ τῆςχειρὸς , λόγοις προσεφθέγγετο τῷ ὁρμητικῷ Αρει· ὦ Αρες ,῎Αρες άνθρωποκτόνε , φόνῳ μεμολυσμένε , τείχεσι προσπελάζων ,</text:span></text:span></text:p>
      <text:p text:style-name="P1"><text:span text:style-name="AncientGreek_3a__20_Ἀρχαία_20_ἑλληνικά"><text:span text:style-name="T1">οὐκ ἂν δὴ τοὺς Τρῷας μὲν καὶ τοὺς Ἕλληνας καταλίποιμεν πολεμεῖν , οἷς τισιν ἂν καὶ παράσχοι ὁ</text:span></text:span></text:p>
      <text:p text:style-name="P1"><text:span text:style-name="AncientGreek_3a__20_Ἀρχαία_20_ἑλληνικά"><text:span text:style-name="T1">Ζεὺς δόξαν , ἡμεῖς δὲ ὑποχωρῶμεν , τὴν ὀργὴν δὲ τοῦ</text:span></text:span></text:p>
      <text:p text:style-name="P1"><text:span text:style-name="AncientGreek_3a__20_Ἀρχαία_20_ἑλληνικά"><text:span text:style-name="T1">Διὸς ἐκκλίνωμεν ; Οὕτως εἰποῦσα ἐξέβαλε τοῦ πο</text:span></text:span></text:p>
      <text:p text:style-name="P1"><text:span text:style-name="AncientGreek_3a__20_Ἀρχαία_20_ἑλληνικά"><text:span text:style-name="T1">λέμου τὸν ὁρμητικὸν῎Αρεα · καὶ τοῦτον μὲν μετὰ ταῦτα ἐκάθισεν ἐπὶ τῷὀχθώδει Σκαμάνδρῳ τῷ ποταμῷ</text:span></text:span></text:p>
      <text:p text:style-name="P1"><text:span text:style-name="AncientGreek_3a__20_Ἀρχαία_20_ἑλληνικά"><text:span text:style-name="T1">Τοὺς Τρῷας δὲ οἱ Ἕλληνες ἔτρεψαν εἰς φυγὴν· ἕκαστος δὲ ἀπὸ τῶν ἡγεμόνων ἀπέκτεινεν ἄνδρα . πρω</text:span></text:span></text:p>
      <text:p text:style-name="P1"><text:span text:style-name="AncientGreek_3a__20_Ἀρχαία_20_ἑλληνικά"><text:span text:style-name="T1">τος δὲ ὁ βασιλεὺς τῶν ἀνδρῶν ᾿Αγαμέμνων τὸν μέγαν</text:span></text:span></text:p>
      <text:p text:style-name="P1"><text:span text:style-name="AncientGreek_3a__20_Ἀρχαία_20_ἑλληνικά"><text:span text:style-name="T1">Ὀδίον τὸν ἀρχηγὸν τῶν Παφλαγόνων , ἐξέβαλε τε ἄρματος· πρώτου γὰρ εἰς φυγὴν τραπέντος ἐν τῷ μεταφρένῳ τὸ δόρυ κατέπηξεν μεταξὺ τῶν ὤμων , διὰ τοῦ</text:span></text:span></text:p>
      <text:p text:style-name="P1"><text:span text:style-name="AncientGreek_3a__20_Ἀρχαία_20_ἑλληνικά"><text:span text:style-name="T1">στήθους δὲ διῆλθε καὶ διεπέρασεν · ἐκτύπησε δὲ καταπεσών , ἤχησαν δὲ τὰ ὅπλα ἐπ᾿ αὐτῷ · ὁ Ἰδομενευς</text:span></text:span></text:p>
      <text:p text:style-name="P1"><text:span text:style-name="AncientGreek_3a__20_Ἀρχαία_20_ἑλληνικά"><text:span text:style-name="T1"/></text:span></text:p>
      <text:p text:style-name="P1"><text:span text:style-name="AncientGreek_3a__20_Ἀρχαία_20_ἑλληνικά"><text:span text:style-name="T1">ΠΑΡΑΦΡΑΣΙΣ. 191</text:span></text:span></text:p>
      <text:p text:style-name="P1"><text:span text:style-name="AncientGreek_3a__20_Ἀρχαία_20_ἑλληνικά"><text:span text:style-name="T1">δὲ Φαῖστον ἀπέκτεινε τὸν υἱὸν τῷ Βώρου τοῦ Λυδοῦ , ὃς</text:span></text:span></text:p>
      <text:p text:style-name="P1"><text:span text:style-name="AncientGreek_3a__20_Ἀρχαία_20_ἑλληνικά"><text:span text:style-name="T1">ἀφίκετο ἐκ τῆς Τάρνης τῆς ἐυγείου καὶ πίονος · τοῦ</text:span></text:span></text:p>
      <text:p text:style-name="P1"><text:span text:style-name="AncientGreek_3a__20_Ἀρχαία_20_ἑλληνικά"><text:span text:style-name="T1">τον μὲν δὴ Ἰδομενεὺς ὁ ἔνδοξος κατὰ πόλεμον δόρατι</text:span></text:span></text:p>
      <text:p text:style-name="P1"><text:span text:style-name="AncientGreek_3a__20_Ἀρχαία_20_ἑλληνικά"><text:span text:style-name="T1">μακρῷ ἔπληξε κατὰ τὸν δεξιὸν ὦμον μέλλοντα ἀναβαίνειν ἐπὶ τὸ ἅρμα· κατέπεσε δὲ ἐκ τοῦ ἅρματος ,</text:span></text:span></text:p>
      <text:p text:style-name="P1"><text:span text:style-name="AncientGreek_3a__20_Ἀρχαία_20_ἑλληνικά"><text:span text:style-name="T1">μισητὸν δὲ αὐτὸν σκότος κατέλαβε · τοῦτον μὲν δὲ οἱ</text:span></text:span></text:p>
      <text:p text:style-name="P1"><text:span text:style-name="AncientGreek_3a__20_Ἀρχαία_20_ἑλληνικά"><text:span text:style-name="T1">τῷ Ἰδομενέως θεράποντες ἐγύμνουν.Σκαμάνδριον δὲ τὸν</text:span></text:span></text:p>
      <text:p text:style-name="P1"><text:span text:style-name="AncientGreek_3a__20_Ἀρχαία_20_ἑλληνικά"><text:span text:style-name="T1">ὑἱὸν τοῦ Στροφίου τὸν ἐπιστήμονα τῆςκυνηγίας,Με</text:span></text:span></text:p>
      <text:p text:style-name="P1"><text:span text:style-name="AncientGreek_3a__20_Ἀρχαία_20_ἑλληνικά"><text:span text:style-name="T1">νέλαος ὁ υἱὸς τοῦ ᾿Ατρέως ἀπέκτεινε δόρατι ὀξεῖ τὸν</text:span></text:span></text:p>
      <text:p text:style-name="P1"><text:span text:style-name="AncientGreek_3a__20_Ἀρχαία_20_ἑλληνικά"><text:span text:style-name="T1">ἀγαθὸν κυνηγὸν · ἐδίδαξε γὰρ αὐτὸν ἡ ἀγαθὴ ῎Αρτεμις τιτρώσκειν τὰ θηρία πάντα , ἅπερ ἐν τοῖς ὄρεσι</text:span></text:span></text:p>
      <text:p text:style-name="P1"><text:span text:style-name="AncientGreek_3a__20_Ἀρχαία_20_ἑλληνικά"><text:span text:style-name="T1">τρέφουσιν οἱ δρυμοι · ἀλλ᾽οὐκ ἐβοήθησεν αὐτῷτότε</text:span></text:span></text:p>
      <text:p text:style-name="P1"><text:span text:style-name="AncientGreek_3a__20_Ἀρχαία_20_ἑλληνικά"><text:span text:style-name="T1">῎Αρτεμις ἡ τοῖς βέλεσι χαίρουσα , οὐδὲ αἱ πόῤῥωθεν</text:span></text:span></text:p>
      <text:p text:style-name="P1"><text:span text:style-name="AncientGreek_3a__20_Ἀρχαία_20_ἑλληνικά"><text:span text:style-name="T1">βολαι , αἷς τὸ πρῶτον ἐκεκόσμητο · ἀλλὰ Μενέλαος</text:span></text:span></text:p>
      <text:p text:style-name="P1"><text:span text:style-name="AncientGreek_3a__20_Ἀρχαία_20_ἑλληνικά"><text:span text:style-name="T1">ὁ κατὰ πόλεμον ἔνδοξος ὁ υἱὸς τοῦ᾿Ατρέως ἔτρωσεν</text:span></text:span></text:p>
      <text:p text:style-name="P1"><text:span text:style-name="AncientGreek_3a__20_Ἀρχαία_20_ἑλληνικά"><text:span text:style-name="T1">αὐτὸν δόρατι κατὰ τὸ μετάφρενον , φεύγοντα ἔμπροσθεν αὐτοῦ , μεταξὺ τῶν ὤμων , διὰ δὲ τοῦ στήθους</text:span></text:span></text:p>
      <text:p text:style-name="P1"><text:span text:style-name="AncientGreek_3a__20_Ἀρχαία_20_ἑλληνικά"><text:span text:style-name="T1">διεπέρασεν· ἔπεσε δὲ εἰς γῆν κατὰ πρόσωπον , ἤχησαν δὲ τὰ ὅπλα ἐπ᾿ αὐτῷ . ὁ Μηριόνης δὲ ἀπέκτεινε</text:span></text:span></text:p>
      <text:p text:style-name="P1"><text:span text:style-name="AncientGreek_3a__20_Ἀρχαία_20_ἑλληνικά"><text:span text:style-name="T1">Φέρεκλον τὸν ὑιὸν ῾Αρμονίδου τοῦ τέκτονος , ὃς ἐπίςατο πλεῖσα ἔργα ποικίλα κατασκευάζειν χερσὶν ἐξόχως γὰρ αὐτὸν ἐφίλησεν ἡ πολεμική ᾿Αθηνῶ · ὃς καὶ</text:span></text:span></text:p>
      <text:p text:style-name="P1"><text:span text:style-name="AncientGreek_3a__20_Ἀρχαία_20_ἑλληνικά"><text:span text:style-name="T1">τῷ ᾿Αλεξάνδρῳ κατεσκεύασε τὰς ἀντιῤῥόπους ναῦς ,</text:span></text:span></text:p>
      <text:p text:style-name="P1"><text:soft-page-break/><text:span text:style-name="AncientGreek_3a__20_Ἀρχαία_20_ἑλληνικά"><text:span text:style-name="T1">τὰς αἴτιας τῶν κακῶν , αἳ πᾶσι τοῖς Τρωσι βλάβος</text:span></text:span></text:p>
      <text:p text:style-name="P1"><text:span text:style-name="AncientGreek_3a__20_Ἀρχαία_20_ἑλληνικά"><text:span text:style-name="T1">ἐγένοντο , καὶ αὐτῷ ἐκείνῳ · ἐπειδὴ οὐδαμῶς τὰ ἐκ</text:span></text:span></text:p>
      <text:p text:style-name="P1"><text:span text:style-name="AncientGreek_3a__20_Ἀρχαία_20_ἑλληνικά"><text:span text:style-name="T1">τῶν θεῶν μαντεύματα επίστατο · τοῦτον μὲν ὁ Μηριόνης , ἐπειδὴ κατέλαβε διώκων, ἔτρωσε κατὰ τὸ δεν</text:span></text:span></text:p>
      <text:p text:style-name="P1"><text:span text:style-name="AncientGreek_3a__20_Ἀρχαία_20_ἑλληνικά"><text:span text:style-name="T1">ξιὸν σφαίρωμα · τὸ ὀξὺ δὲ τῆς ἐπιδορατίδος διόλου</text:span></text:span></text:p>
      <text:p text:style-name="P1"><text:span text:style-name="AncientGreek_3a__20_Ἀρχαία_20_ἑλληνικά"><text:span text:style-name="T1">καταντικρύ παρὰ τὸ οὐροδόχον ἀγγεῖον ὑπὸ τὸ ὀςοῦν</text:span></text:span></text:p>
      <text:p text:style-name="P1"><text:span text:style-name="AncientGreek_3a__20_Ἀρχαία_20_ἑλληνικά"><text:span text:style-name="T1">διῆλθε καὶ διεπέρασε· στενάξας δὲ ἐπὶ γόνυ κατέπεσε , θάνατος δὲ αὐτὸν περιεκάλυψε . Μέγης δὲ ἀπέκ</text:span></text:span></text:p>
      <text:p text:style-name="P1"><text:span text:style-name="AncientGreek_3a__20_Ἀρχαία_20_ἑλληνικά"><text:span text:style-name="T1">τεινε Πηδαῖον τὸν υἱὸν τοῦ ᾿Αντήνορος , ὃςδὴ νόθος μὲν</text:span></text:span></text:p>
      <text:p text:style-name="P1"><text:span text:style-name="AncientGreek_3a__20_Ἀρχαία_20_ἑλληνικά"><text:span text:style-name="T1">ἦν ,ἐπιμελῶς δὲ ἀνέτρεφεν αὐτὸν ἡ ἔνδοξος Θεανω ,ἐπί-</text:span></text:span></text:p>
      <text:p text:style-name="P1"><text:span text:style-name="AncientGreek_3a__20_Ἀρχαία_20_ἑλληνικά"><text:span text:style-name="T1"/></text:span></text:p>
      <text:p text:style-name="P1"><text:span text:style-name="AncientGreek_3a__20_Ἀρχαία_20_ἑλληνικά"><text:span text:style-name="T1">ΠΑΡΑΦΡΑΣΙΣ . 193</text:span></text:span></text:p>
      <text:p text:style-name="P1"><text:span text:style-name="AncientGreek_3a__20_Ἀρχαία_20_ἑλληνικά"><text:span text:style-name="T1">~</text:span></text:span></text:p>
      <text:p text:style-name="P1"><text:span text:style-name="AncientGreek_3a__20_Ἀρχαία_20_ἑλληνικά"><text:span text:style-name="T1">ท</text:span></text:span></text:p>
      <text:p text:style-name="P1"><text:span text:style-name="AncientGreek_3a__20_Ἀρχαία_20_ἑλληνικά"><text:span text:style-name="T1">σης τοῖς ἰδίοις ἀγαπητοῖς τέκνοις , χάριν ποιουμές</text:span></text:span></text:p>
      <text:p text:style-name="P1"><text:span text:style-name="AncientGreek_3a__20_Ἀρχαία_20_ἑλληνικά"><text:span text:style-name="T1">νη τῷ ἑαυτῆς ἀνδρὶ · τοῦτον μὲν ὁ κατὰ πόλεμον</text:span></text:span></text:p>
      <text:p text:style-name="P1"><text:span text:style-name="AncientGreek_3a__20_Ἀρχαία_20_ἑλληνικά"><text:span text:style-name="T1">ἔνδοξος υἱὸς τοῦ Φυλέως πλησίον παραγενόμενος , 2-</text:span></text:span></text:p>
      <text:p text:style-name="P1"><text:span text:style-name="AncientGreek_3a__20_Ἀρχαία_20_ἑλληνικά"><text:span text:style-name="T1">τρωσε δέρατι ὀξεῖ , κατὰ τὸ ὄπισθεν τῆς κεφαλῆς πα</text:span></text:span></text:p>
      <text:p text:style-name="P1"><text:span text:style-name="AncientGreek_3a__20_Ἀρχαία_20_ἑλληνικά"><text:span text:style-name="T1">χὺ νεύρον · καταντικρὺ δὲ τοὺς ὀδόντας απέτεμεν ὁ</text:span></text:span></text:p>
      <text:p text:style-name="P1"><text:span text:style-name="AncientGreek_3a__20_Ἀρχαία_20_ἑλληνικά"><text:span text:style-name="T1">χαλκὸς ὑπὸ τὴν γλῶσσαν διῶν · κατέπεσεν εἰς γῆν ,</text:span></text:span></text:p>
      <text:p text:style-name="P1"><text:span text:style-name="AncientGreek_3a__20_Ἀρχαία_20_ἑλληνικά"><text:span text:style-name="T1">ἔλαβε δὲ τοῖς ὁδοῦσι τὸν ψυχροποιὺν σίδηρον . Ὑψήνορα δὲ τὸν ἔνδοξον ἀπέκτεινεν Ευρύπυλος ὁ υἱὸς τοῦ</text:span></text:span></text:p>
      <text:p text:style-name="P1"><text:span text:style-name="AncientGreek_3a__20_Ἀρχαία_20_ἑλληνικά"><text:span text:style-name="T1">Ευαίμονος , τὸν υἱὸν τοῦ μεγαλοψύχου Δολοπίονος, ὃς</text:span></text:span></text:p>
      <text:p text:style-name="P1"><text:span text:style-name="AncientGreek_3a__20_Ἀρχαία_20_ἑλληνικά"><text:span text:style-name="T1">δὴ τοῦ Σκαμάνδρου ἱερεὺς ἦν , καθάπερ δὲ θεὸς ἐτιμᾶτο παρὰ τῷ δήμῳ · τοῦτον μὲν δὴ Ευρύπυλος ὁ</text:span></text:span></text:p>
      <text:p text:style-name="P1"><text:span text:style-name="AncientGreek_3a__20_Ἀρχαία_20_ἑλληνικά"><text:span text:style-name="T1">λαμπρὸς υἱὸς τοῦ Ευαίμονος φεύγοντα ἔμπροσθεν</text:span></text:span></text:p>
      <text:p text:style-name="P1"><text:span text:style-name="AncientGreek_3a__20_Ἀρχαία_20_ἑλληνικά"><text:span text:style-name="T1">αὐτοῦ , ἔπληξε κατὰ τὸν ὦμον ξίφει συντόμως ἐπιδραμῶν · ἀπέκοψε δὲ τὴν ἰσχυρὰν χεῖρα · κατέπεσε</text:span></text:span></text:p>
      <text:p text:style-name="P1"><text:span text:style-name="AncientGreek_3a__20_Ἀρχαία_20_ἑλληνικά"><text:span text:style-name="T1">δὲ εἰς τὸ πεδίον ἡ χεὶρ αἱματώδης · αὐτὸν δὲ κατ᾽</text:span></text:span></text:p>
      <text:p text:style-name="P1"><text:span text:style-name="AncientGreek_3a__20_Ἀρχαία_20_ἑλληνικά"><text:span text:style-name="T1">ὀφθαλμοὺς ἔλαβεν ὁ μέλας θάνατος , καὶ ἡ ἰσχυρὰ</text:span></text:span></text:p>
      <text:p text:style-name="P1"><text:span text:style-name="AncientGreek_3a__20_Ἀρχαία_20_ἑλληνικά"><text:span text:style-name="T1">καὶ ἄφυκτος μοῖρα . Οὕτως οὗτοι μὲν διηγωνίζοντο</text:span></text:span></text:p>
      <text:p text:style-name="P1"><text:span text:style-name="AncientGreek_3a__20_Ἀρχαία_20_ἑλληνικά"><text:span text:style-name="T1">κατὰ τὴν ἰσχυρὰν μάχην . τὸν υἱὸν δὲ τοῦ Τυδίως</text:span></text:span></text:p>
      <text:p text:style-name="P1"><text:span text:style-name="AncientGreek_3a__20_Ἀρχαία_20_ἑλληνικά"><text:span text:style-name="T1">οὐκ ἂν ἐπέγνως , τίσιν ἂν καὶ ἐνείη , ἢ ἐν τοῖς Τρῳσὶ συστρέφοιτο , ἢ ἐν τοῖς Ἕλλησι·ὥρμα γὰρ μανικῶς κατὰ τὸ πεδίον , παραπλήσιος ποταμῷ πλημ‐</text:span></text:span></text:p>
      <text:p text:style-name="P1"><text:span text:style-name="AncientGreek_3a__20_Ἀρχαία_20_ἑλληνικά"><text:span text:style-name="T1">μυροῦντι χειμάῤῥῳ , ὅστις ὀξέως ρέων διαλύσας ἐσκόρπισε τὰς διαβάσεις · αὐτὸν δὲ οὔτε διαβάσεις</text:span></text:span></text:p>
      <text:p text:style-name="P1"><text:soft-page-break/><text:span text:style-name="AncientGreek_3a__20_Ἀρχαία_20_ἑλληνικά"><text:span text:style-name="T1">πεφραγμέναι καὶ ἠσφαλισμέναι κωλύουσαι κατέχουσιν , οὔτε τὰ περιφράγματα τῶν ἀμπελοφύτων χω</text:span></text:span></text:p>
      <text:p text:style-name="P1"><text:span text:style-name="AncientGreek_3a__20_Ἀρχαία_20_ἑλληνικά"><text:span text:style-name="T1">ρίων τῶν ἄγαν θαλόντων ἐξαίφνης ἐπελθόντα , ὅταν</text:span></text:span></text:p>
      <text:p text:style-name="P1"><text:span text:style-name="AncientGreek_3a__20_Ἀρχαία_20_ἑλληνικά"><text:span text:style-name="T1">σφοδρῶς κατενεχθῇ ὄμβρος τοῦ Διὸς· πολλὰ δὲ ἔργα</text:span></text:span></text:p>
      <text:p text:style-name="P1"><text:span text:style-name="AncientGreek_3a__20_Ἀρχαία_20_ἑλληνικά"><text:span text:style-name="T1">περικαλλῆ νεανιῶν καταπίπτουσιν ὑπ᾽ αὐτοῦ · οΰτῶς ὑπὸ τοῦ υἱοῦ τοῦ Τυδέως ἐταράττοντο αἱ πυκναὶ</text:span></text:span></text:p>
      <text:p text:style-name="P1"><text:span text:style-name="AncientGreek_3a__20_Ἀρχαία_20_ἑλληνικά"><text:span text:style-name="T1">καὶ ἰσχυραὶ τάξεις τῶν Τρῴων , οὐ δὲ ὑπέμενον αὐτὸν</text:span></text:span></text:p>
      <text:p text:style-name="P1"><text:span text:style-name="AncientGreek_3a__20_Ἀρχαία_20_ἑλληνικά"><text:span text:style-name="T1">καίπερ ὄντες πολλοί. Ἐπεὶ δὲ αὐτὸν ἐθεάσατο ὁ λαμ</text:span></text:span></text:p>
      <text:p text:style-name="P1"><text:span text:style-name="AncientGreek_3a__20_Ἀρχαία_20_ἑλληνικά"><text:span text:style-name="T1">πρὸς υἱὸς τοῦ Λυκάονος ἐνθουσιωδῶς ὁρμῶντα κατὰ τὸ</text:span></text:span></text:p>
      <text:p text:style-name="P1"><text:span text:style-name="AncientGreek_3a__20_Ἀρχαία_20_ἑλληνικά"><text:span text:style-name="T1">πεδίον ,καὶ ἔμπροσθεν αὐτοῦ συνταράττοντα τὰς τάξεις , εὐθέως κατὰ τοῦ υἱοῦ τοῦ Τυδέως ἐνέτεινε τὸ ἐπικαμπὲς τόξον , καὶ ἔτρωσεν αὐτὸν ἐφορμῶντα ἐπιτυχῶν</text:span></text:span></text:p>
      <text:p text:style-name="P1"><text:span text:style-name="AncientGreek_3a__20_Ἀρχαία_20_ἑλληνικά"><text:span text:style-name="T1"/></text:span></text:p>
      <text:p text:style-name="P1"><text:span text:style-name="AncientGreek_3a__20_Ἀρχαία_20_ἑλληνικά"><text:span text:style-name="T1">ΠΑΡΑΦΡΑΣΙΣ . 195</text:span></text:span></text:p>
      <text:p text:style-name="P1"><text:span text:style-name="AncientGreek_3a__20_Ἀρχαία_20_ἑλληνικά"><text:span text:style-name="T1">·</text:span></text:span></text:p>
      <text:p text:style-name="P1"><text:span text:style-name="AncientGreek_3a__20_Ἀρχαία_20_ἑλληνικά"><text:span text:style-name="T1">~</text:span></text:span></text:p>
      <text:p text:style-name="P1"><text:span text:style-name="AncientGreek_3a__20_Ἀρχαία_20_ἑλληνικά"><text:span text:style-name="T1">κατὰ τὸν ὦμον τὸν δεξιὸν , παρὰ τὸ κοῖλον τοῦ θώρα</text:span></text:span></text:p>
      <text:p text:style-name="P1"><text:span text:style-name="AncientGreek_3a__20_Ἀρχαία_20_ἑλληνικά"><text:span text:style-name="T1">κος · διέπτη δὲ καὶ διεπέρασε τὸ πικρὸν βέλος · καταντικρὺ δὲ διέσχισε τὴν σάρκα · ἐμολύνετο δὲ αἵματι ὁ</text:span></text:span></text:p>
      <text:p text:style-name="P1"><text:span text:style-name="AncientGreek_3a__20_Ἀρχαία_20_ἑλληνικά"><text:span text:style-name="T1">θώραξ . ἐπὶ τούτῳδὲ μεγάλως ἐβόησεν ὁ λαμπρὸς υἱὸς</text:span></text:span></text:p>
      <text:p text:style-name="P1"><text:span text:style-name="AncientGreek_3a__20_Ἀρχαία_20_ἑλληνικά"><text:span text:style-name="T1">τοῦ Λυκάονος ·διεγείρεσθε, ὦ Τρῶες μεγαλόψυχοι</text:span></text:span></text:p>
      <text:p text:style-name="P1"><text:span text:style-name="AncientGreek_3a__20_Ἀρχαία_20_ἑλληνικά"><text:span text:style-name="T1">πιστήμονες τῶν ἵππων· τέτρωται ὁ ἄριστος τῶν Ἑλλήνων · οὐδὲ οἶομαι αὐτὸν ἐπὶ πολὺ ὑπομεῖναι τὸ ἰσχυρὸν βέλος, εἰ ἀληθῶς με παρώξυνεν ὁ βασιλεὺς ὁ υἱὸς</text:span></text:span></text:p>
      <text:p text:style-name="P1"><text:span text:style-name="AncientGreek_3a__20_Ἀρχαία_20_ἑλληνικά"><text:span text:style-name="T1">τοῦ Διὸςἀφορμῶντα καὶ ἀναχωροῦντα ἐκ τῆςΛυκίας .</text:span></text:span></text:p>
      <text:p text:style-name="P1"><text:span text:style-name="AncientGreek_3a__20_Ἀρχαία_20_ἑλληνικά"><text:span text:style-name="T1">Οὕτως εἶπενκαυχώμενος· αὐτὸν δὲ τὸ ὀξὺ βέλος οὐκ</text:span></text:span></text:p>
      <text:p text:style-name="P1"><text:span text:style-name="AncientGreek_3a__20_Ἀρχαία_20_ἑλληνικά"><text:span text:style-name="T1">ἀπέκτεινε , ἀλλ᾿ ἀνακάμψας ἔστη ἔμπροσθεν τῶν ἵπ</text:span></text:span></text:p>
      <text:p text:style-name="P1"><text:span text:style-name="AncientGreek_3a__20_Ἀρχαία_20_ἑλληνικά"><text:span text:style-name="T1">πων καὶ τῶν ἁρμάτων , καὶ πρὸς Σθένελον τὸν υἱὸν τῷ</text:span></text:span></text:p>
      <text:p text:style-name="P1"><text:span text:style-name="AncientGreek_3a__20_Ἀρχαία_20_ἑλληνικά"><text:span text:style-name="T1">Καπανέως εἶπε · σπεῦσον , ὦπροσφιλέςατέ μοι ὑιὲ τοῦ</text:span></text:span></text:p>
      <text:p text:style-name="P1"><text:span text:style-name="AncientGreek_3a__20_Ἀρχαία_20_ἑλληνικά"><text:span text:style-name="T1">Καπανέως , κατάβηθι ἐκ τοῦ ἅρματος , ὅπως μοι ἐκ</text:span></text:span></text:p>
      <text:p text:style-name="P1"><text:span text:style-name="AncientGreek_3a__20_Ἀρχαία_20_ἑλληνικά"><text:span text:style-name="T1">τοῦ ὤμου ἑλκύσῃς τὸ πικρὸν βέλος . Οὕτω δὴ εἶπε ·</text:span></text:span></text:p>
      <text:p text:style-name="P1"><text:span text:style-name="AncientGreek_3a__20_Ἀρχαία_20_ἑλληνικά"><text:span text:style-name="T1">Σθένελος δὲ κατεπήδησεν εἰς γῆν ἐκ τῶν ἵππων · πα</text:span></text:span></text:p>
      <text:p text:style-name="P1"><text:span text:style-name="AncientGreek_3a__20_Ἀρχαία_20_ἑλληνικά"><text:span text:style-name="T1">ραστὰς δὲ ἐξείλκυσε τοῦ ὤμου παντελῶς τὸ ὀξὺ βέλος · τὸ αἷμα δὲ ἀνεπήδα διὰ τοῦ αλυσιδωτοῦ χιτῶνος.</text:span></text:span></text:p>
      <text:p text:style-name="P1"><text:span text:style-name="AncientGreek_3a__20_Ἀρχαία_20_ἑλληνικά"><text:span text:style-name="T1">τότε δὴ ὁ κατὰ τὴν μάχην ἀγαθὸς Διομήδης ηύχετο</text:span></text:span></text:p>
      <text:p text:style-name="P1"><text:span text:style-name="AncientGreek_3a__20_Ἀρχαία_20_ἑλληνικά"><text:span text:style-name="T1">λέγων · ἐπάκουσόν μου , ὦ θύγατερ ακαταπόνητε τοῦ</text:span></text:span></text:p>
      <text:p text:style-name="P1"><text:span text:style-name="AncientGreek_3a__20_Ἀρχαία_20_ἑλληνικά"><text:span text:style-name="T1">Διὸς τοῦ τὴν αἰγίδα φοροῦντος , εἴποτέ μοι καὶ τῷ</text:span></text:span></text:p>
      <text:p text:style-name="P1"><text:span text:style-name="AncientGreek_3a__20_Ἀρχαία_20_ἑλληνικά"><text:span text:style-name="T1">πατρὶ ἐβοήθησας , εὔνους αὐτῷ οὖσα ἐν τῷ ἀφανιςικῷ</text:span></text:span></text:p>
      <text:p text:style-name="P1"><text:span text:style-name="AncientGreek_3a__20_Ἀρχαία_20_ἑλληνικά"><text:span text:style-name="T1">νῦν δὴ καὶ ἐμὲ φίλει ὦ᾿Αθηνᾶ · δὸς δέ</text:span></text:span></text:p>
      <text:p text:style-name="P1"><text:span text:style-name="AncientGreek_3a__20_Ἀρχαία_20_ἑλληνικά"><text:span text:style-name="T1">φονεῦσαι τὸν ἄνδρᾳ , καὶ εἰς ὁρμὴν δόρατος ἀφικέσθαι,</text:span></text:span></text:p>
      <text:p text:style-name="P1"><text:soft-page-break/><text:span text:style-name="AncientGreek_3a__20_Ἀρχαία_20_ἑλληνικά"><text:span text:style-name="T1">ὅς μεπροφθάσας ἔτρωσε , καὶ ἐπικαυχᾶται· καὶ δὲ οἴς</text:span></text:span></text:p>
      <text:p text:style-name="P1"><text:span text:style-name="AncientGreek_3a__20_Ἀρχαία_20_ἑλληνικά"><text:span text:style-name="T1">ταί με ἐπὶ πολὺ ἔτι θεάσασθαι τὸ λαμπρὸν φῶς τοῦ</text:span></text:span></text:p>
      <text:p text:style-name="P1"><text:span text:style-name="AncientGreek_3a__20_Ἀρχαία_20_ἑλληνικά"><text:span text:style-name="T1">ἡλίου . Οὕτως εἶπεν εὐχόμενος . ἐπήκουσε δὲ αὐτοῦ</text:span></text:span></text:p>
      <text:p text:style-name="P1"><text:span text:style-name="AncientGreek_3a__20_Ἀρχαία_20_ἑλληνικά"><text:span text:style-name="T1">πολεμικὴ ᾿Αθηνᾶ · ἐποίησε δὲ τὰ μέλη τοῦ σώματος ἐλαφρα, τοὺς πόδας καὶ τὰς χεῖρας ἄνωθεν . πλησίον</text:span></text:span></text:p>
      <text:p text:style-name="P1"><text:span text:style-name="AncientGreek_3a__20_Ἀρχαία_20_ἑλληνικά"><text:span text:style-name="T1">δὲ στᾶσα λόγους ταχεῖς ἔλεγε πρὸς αὐτὸν ὦ Διόμηδες , εὔτολμος νῦν γενόμενοςμάχου κατὰ τῶν Τρῴων , ἐν γὰρ τοῖς σοῖς στέρνοις ἐνέβαλον τὴν πατρικὴν</text:span></text:span></text:p>
      <text:p text:style-name="P1"><text:span text:style-name="AncientGreek_3a__20_Ἀρχαία_20_ἑλληνικά"><text:span text:style-name="T1">προθυμίαν , τὴν ἄφοβον , οἵαν εἶχεν ὁ τὴν ἀσπίδα και</text:span></text:span></text:p>
      <text:p text:style-name="P1"><text:span text:style-name="AncientGreek_3a__20_Ἀρχαία_20_ἑλληνικά"><text:span text:style-name="T1">νῶν ἱππικὸς Τυδεὺς , τὸν ζόφον δέ σοι ἀφεῖλον ἐκ τῶν</text:span></text:span></text:p>
      <text:p text:style-name="P1"><text:span text:style-name="AncientGreek_3a__20_Ἀρχαία_20_ἑλληνικά"><text:span text:style-name="T1"/></text:span></text:p>
      <text:p text:style-name="P1"><text:span text:style-name="AncientGreek_3a__20_Ἀρχαία_20_ἑλληνικά"><text:span text:style-name="T1">ΠΑΡΑΦΡΑΣΙΣ . 197</text:span></text:span></text:p>
      <text:p text:style-name="P1"><text:span text:style-name="AncientGreek_3a__20_Ἀρχαία_20_ἑλληνικά"><text:span text:style-name="T1">ત</text:span></text:span></text:p>
      <text:p text:style-name="P1"><text:span text:style-name="AncientGreek_3a__20_Ἀρχαία_20_ἑλληνικά"><text:span text:style-name="T1">ὀφθαλμῶν , ὃς τὸ πρῶτονἐπῆν , ὅπως καλῶς γινώσκῃς</text:span></text:span></text:p>
      <text:p text:style-name="P1"><text:span text:style-name="AncientGreek_3a__20_Ἀρχαία_20_ἑλληνικά"><text:span text:style-name="T1">καὶ θεὸν καὶ ἄνθρωπον · δι᾿ ὃ νῦν , ἐὰν θεὸς απόπειραν</text:span></text:span></text:p>
      <text:p text:style-name="P1"><text:span text:style-name="AncientGreek_3a__20_Ἀρχαία_20_ἑλληνικά"><text:span text:style-name="T1">ποιούμενος δεῦρο ἀφίκηται, μηδαμῶς σύγε τοῖς ἀθα</text:span></text:span></text:p>
      <text:p text:style-name="P1"><text:span text:style-name="AncientGreek_3a__20_Ἀρχαία_20_ἑλληνικά"><text:span text:style-name="T1">νάτοις θεοῖς εξεναντίας μάχου τοῖς ἄλλοις · ἐὰν δὲ ἡ</text:span></text:span></text:p>
      <text:p text:style-name="P1"><text:span text:style-name="AncientGreek_3a__20_Ἀρχαία_20_ἑλληνικά"><text:span text:style-name="T1">θυγάτηρ τοῦ Διὸς Αφροδίτη ἔλθῃ εἰς τὸν πόλεμον , ταύτην γε τρῶσον σιδηρῳὀξεῖ. Αὕτη μὲν δὴ ἡ εὐόφθαλμος</text:span></text:span></text:p>
      <text:p text:style-name="P1"><text:span text:style-name="AncientGreek_3a__20_Ἀρχαία_20_ἑλληνικά"><text:span text:style-name="T1">᾿Αθηνᾶ οὕτως εἰποῦσα ἀπῆλθε · ὁ υἱὸς δὲ τοῦ Τυδέως</text:span></text:span></text:p>
      <text:p text:style-name="P1"><text:span text:style-name="AncientGreek_3a__20_Ἀρχαία_20_ἑλληνικά"><text:span text:style-name="T1">ἐκ δευτέρου ἐλθὼν τοῖς πρωταγωνιςαῖς συνεμίγη · καίπερ οὖν προθυμούμενος κατὰ ψυχὴν καὶ πρότερον πολεμεῖν τοῖς Τρωσὶ · τότε δὴ αὐτὸν τριπλὴ τοσαύτη</text:span></text:span></text:p>
      <text:p text:style-name="P1"><text:span text:style-name="AncientGreek_3a__20_Ἀρχαία_20_ἑλληνικά"><text:span text:style-name="T1">προθυμία κατέσχεν , ὥσπερ λέοντα , ὃν δὴ ποιμὴν ἐν</text:span></text:span></text:p>
      <text:p text:style-name="P1"><text:span text:style-name="AncientGreek_3a__20_Ἀρχαία_20_ἑλληνικά"><text:span text:style-name="T1">ἀγρῷ ἐπὶ προβάτοις τοῖς τὰ ἔρια χειρομένοις πλήξας</text:span></text:span></text:p>
      <text:p text:style-name="P1"><text:span text:style-name="AncientGreek_3a__20_Ἀρχαία_20_ἑλληνικά"><text:span text:style-name="T1">καταξύσῃ μὲν ὑπερπηδῶντα τῆς ἐπαύλεως , οὐκ αποκτείνῃ δὲ , καὶ τούτου μὲν τὴν δύναμιν παρώξυνε ,</text:span></text:span></text:p>
      <text:p text:style-name="P1"><text:span text:style-name="AncientGreek_3a__20_Ἀρχαία_20_ἑλληνικά"><text:span text:style-name="T1">μετὰ ταῦτα δὲ οὐ βοηθεῖ , ἀλλ᾽ εἰσέρχεται εἰς τοὺς</text:span></text:span></text:p>
      <text:p text:style-name="P1"><text:span text:style-name="AncientGreek_3a__20_Ἀρχαία_20_ἑλληνικά"><text:span text:style-name="T1">ἐνδοτέρω τόπους τῆς αὐλῆς , τὰ δὲ πρόβατα ἀφύλακτα</text:span></text:span></text:p>
      <text:p text:style-name="P1"><text:span text:style-name="AncientGreek_3a__20_Ἀρχαία_20_ἑλληνικά"><text:span text:style-name="T1">ὄντα φεύγουσι , καὶ ταῦτα συνεχὴ καὶ ἀλλεπάλληλα</text:span></text:span></text:p>
      <text:p text:style-name="P1"><text:span text:style-name="AncientGreek_3a__20_Ἀρχαία_20_ἑλληνικά"><text:span text:style-name="T1">ἐπικέχονται ἀλλήλοις . ὁ δὲ λέων προθυμούμενος ἔξωθεν ἄλλεται καὶ πηδᾷ κατὰ τῆςὑψηλῆς αὐλῆς· οὕτω</text:span></text:span></text:p>
      <text:p text:style-name="P1"><text:span text:style-name="AncientGreek_3a__20_Ἀρχαία_20_ἑλληνικά"><text:span text:style-name="T1">προθυμούμενος ὁ ἰσχυρὸς Διομήδης συνεμίγη τοῖς Τρῳσι . τότε ἀπέκτεινεν Αστύνοον καὶ Ὑπείρονα τὸνβασι</text:span></text:span></text:p>
      <text:p text:style-name="P1"><text:span text:style-name="AncientGreek_3a__20_Ἀρχαία_20_ἑλληνικά"><text:span text:style-name="T1">λέα τῶν λαῶν · τὸν μὲν ὑπεράνω τοῦ μαζοῦ πλήξας</text:span></text:span></text:p>
      <text:p text:style-name="P1"><text:span text:style-name="AncientGreek_3a__20_Ἀρχαία_20_ἑλληνικά"><text:span text:style-name="T1">δόρατι σιδηρῷ , τὸν ἕτερον δὲ σπάθῃ μεγάλη κατά</text:span></text:span></text:p>
      <text:p text:style-name="P1"><text:span text:style-name="AncientGreek_3a__20_Ἀρχαία_20_ἑλληνικά"><text:span text:style-name="T1">τὴν κλεῖν παρὰ τὸν ὦμον ἔπληξεν , ἀπέκοψε δὲ καὶ</text:span></text:span></text:p>
      <text:p text:style-name="P1"><text:span text:style-name="AncientGreek_3a__20_Ἀρχαία_20_ἑλληνικά"><text:span text:style-name="T1">ἀπεχώρισε ἀπὸ τοῦ αὐχένος τὸ ἀπὸ τοῦ νώτου τὸν</text:span></text:span></text:p>
      <text:p text:style-name="P1"><text:soft-page-break/><text:span text:style-name="AncientGreek_3a__20_Ἀρχαία_20_ἑλληνικά"><text:span text:style-name="T1">ὦμον . τούτους μὲν κατέλιπεν · αὐτὸς δὲ ἐπὶ τὸν ῎Αβαντα καὶ τὸν Πολύειδον ώρμησε , τοὺς υἱοὺς τοῦ Εὐρυδάμαντος τοῦ ὀνειροκρίτου γέροντος , οἷς ἐρχομένοις</text:span></text:span></text:p>
      <text:p text:style-name="P1"><text:span text:style-name="AncientGreek_3a__20_Ἀρχαία_20_ἑλληνικά"><text:span text:style-name="T1">ἐπὶ τὸν πόλεμον οὐκ ἐξηγήσατο ὀνείρους ὁ γέρων ·</text:span></text:span></text:p>
      <text:p text:style-name="P1"><text:span text:style-name="AncientGreek_3a__20_Ἀρχαία_20_ἑλληνικά"><text:span text:style-name="T1">ἀλλ᾿ αὐτοὺς ἀπέκτεινεν ὁ ἰσχυρὸς Διομήδης · ἐπορεύθη</text:span></text:span></text:p>
      <text:p text:style-name="P1"><text:span text:style-name="AncientGreek_3a__20_Ἀρχαία_20_ἑλληνικά"><text:span text:style-name="T1">δὲ προς τε τὸν Ξάνθον καὶ τὸν Θόωνα τοὺς υἱοὺς τοῦ</text:span></text:span></text:p>
      <text:p text:style-name="P1"><text:span text:style-name="AncientGreek_3a__20_Ἀρχαία_20_ἑλληνικά"><text:span text:style-name="T1">Φαίνοπος , αμφοτέρους ἐν γήρᾳ τῷ πατρὶ μόνους γεγεννημένους · αὐτὸς δὲ κατεπονεῖτο γήρᾳ χαλεπῷ,</text:span></text:span></text:p>
      <text:p text:style-name="P1"><text:span text:style-name="AncientGreek_3a__20_Ἀρχαία_20_ἑλληνικά"><text:span text:style-name="T1">υιὸν δὲ ἄλλον οὐκ ἐγέννησε καταλιπεῖν ἐπὶ τοῖς</text:span></text:span></text:p>
      <text:p text:style-name="P1"><text:span text:style-name="AncientGreek_3a__20_Ἀρχαία_20_ἑλληνικά"><text:span text:style-name="T1">ἑαυτοῦ κτήμασι· τότε οὗτος αὐτοὺς ἀπέκτεινε · τὴν</text:span></text:span></text:p>
      <text:p text:style-name="P1"><text:span text:style-name="AncientGreek_3a__20_Ἀρχαία_20_ἑλληνικά"><text:span text:style-name="T1"/></text:span></text:p>
      <text:p text:style-name="P1"><text:span text:style-name="AncientGreek_3a__20_Ἀρχαία_20_ἑλληνικά"><text:span text:style-name="T1">ΠΑΡΑΦΡΑΣΙΣ . 199</text:span></text:span></text:p>
      <text:p text:style-name="P1"><text:span text:style-name="AncientGreek_3a__20_Ἀρχαία_20_ἑλληνικά"><text:span text:style-name="T1">προσφιλῶ δὲ ψυχὴν ἀφείλετο ἀμφοτέρων · τῷ πατρὶ</text:span></text:span></text:p>
      <text:p text:style-name="P1"><text:span text:style-name="AncientGreek_3a__20_Ἀρχαία_20_ἑλληνικά"><text:span text:style-name="T1">δὲ θρῆνον καὶ λύπας χαλεπὰς κατέλιπεν · ἐπειδὴ</text:span></text:span></text:p>
      <text:p text:style-name="P1"><text:span text:style-name="AncientGreek_3a__20_Ἀρχαία_20_ἑλληνικά"><text:span text:style-name="T1">οὐχ ὑποστρέψαντας ἐκ τῆς μάχης ζῶντας ἐδέξατο·</text:span></text:span></text:p>
      <text:p text:style-name="P1"><text:span text:style-name="AncientGreek_3a__20_Ἀρχαία_20_ἑλληνικά"><text:span text:style-name="T1">ἀλλότριοι δὲ κληρονόμοι τὴν κτῆσιν διεμερίσαντο .</text:span></text:span></text:p>
      <text:p text:style-name="P1"><text:span text:style-name="AncientGreek_3a__20_Ἀρχαία_20_ἑλληνικά"><text:span text:style-name="T1">τότε δύο υιοὺς τοῦ Πριάμου τοῦ ἀπὸ Δαρδάνου καταγομένου κατέλαβεν ὄντας ἑνὶ ἅρματι , τὸν Ἐχέμονα</text:span></text:span></text:p>
      <text:p text:style-name="P1"><text:span text:style-name="AncientGreek_3a__20_Ἀρχαία_20_ἑλληνικά"><text:span text:style-name="T1">καὶ τὸν Χρόμιον · ὥσπερ δὲ λέων ἐν βουσὶν ὁρμήσας</text:span></text:span></text:p>
      <text:p text:style-name="P1"><text:span text:style-name="AncientGreek_3a__20_Ἀρχαία_20_ἑλληνικά"><text:span text:style-name="T1">συντρίβει αυχένα δαμάλεως , καὶ βοὸς , βοσκομένων</text:span></text:span></text:p>
      <text:p text:style-name="P1"><text:span text:style-name="AncientGreek_3a__20_Ἀρχαία_20_ἑλληνικά"><text:span text:style-name="T1">κατὰ τόπονσύνδενδρον · οὕτω τούτους ἀμφοτέρους ἐξέ</text:span></text:span></text:p>
      <text:p text:style-name="P1"><text:span text:style-name="AncientGreek_3a__20_Ἀρχαία_20_ἑλληνικά"><text:span text:style-name="T1">βαλε κακῶς ἀπὸ τῶν ἵππων ἀκοντας ὁ υἱὸς τοῦ Τυδέως · μετὰ ταῦτα δὲ τὰ ὅπλα ἐσκύλευε· τοὺς ὅπ</text:span></text:span></text:p>
      <text:p text:style-name="P1"><text:span text:style-name="AncientGreek_3a__20_Ἀρχαία_20_ἑλληνικά"><text:span text:style-name="T1">πους δὲ ἐδίδου τοῖς ἑαυτοῦ φίλοις ἄγειν ἐπὶ τὰς ναῦς ·</text:span></text:span></text:p>
      <text:p text:style-name="P1"><text:span text:style-name="AncientGreek_3a__20_Ἀρχαία_20_ἑλληνικά"><text:span text:style-name="T1">τοῦτον δὲ ἐθεάσατο Αἰνείας κινοῦντα τὰς τάξεις τῶν</text:span></text:span></text:p>
      <text:p text:style-name="P1"><text:span text:style-name="AncientGreek_3a__20_Ἀρχαία_20_ἑλληνικά"><text:span text:style-name="T1">ἀνδρῶν · ὥρμησε δὲ πορεύεσθαι ἀνὰτὴν μάχηνκαὶ τὴν</text:span></text:span></text:p>
      <text:p text:style-name="P1"><text:span text:style-name="AncientGreek_3a__20_Ἀρχαία_20_ἑλληνικά"><text:span text:style-name="T1">συστροφὴν τῶν δοράτων , ζητῶν Πάνδαρον τὸν ἰσόθεον ,</text:span></text:span></text:p>
      <text:p text:style-name="P1"><text:span text:style-name="AncientGreek_3a__20_Ἀρχαία_20_ἑλληνικά"><text:span text:style-name="T1">ἐάν που εὕρῃ. εὗρε δὲ τὸν υἱὸν τοῦ Λυκάονος τὸν ἰσχυ·</text:span></text:span></text:p>
      <text:p text:style-name="P1"><text:span text:style-name="AncientGreek_3a__20_Ἀρχαία_20_ἑλληνικά"><text:span text:style-name="T1">ρόν τε καὶ ἄψογον · ἔστη δὲ ἔμπροσθεν αὐτοῦ , καὶ</text:span></text:span></text:p>
      <text:p text:style-name="P1"><text:span text:style-name="AncientGreek_3a__20_Ἀρχαία_20_ἑλληνικά"><text:span text:style-name="T1">λόγον ἐνώπιον εἶπε πρὸς αὐτὸν · ὦ Πάνδαρε , ποῦ σοι</text:span></text:span></text:p>
      <text:p text:style-name="P1"><text:span text:style-name="AncientGreek_3a__20_Ἀρχαία_20_ἑλληνικά"><text:span text:style-name="T1">τὸ τόξον καὶ τὰ ἐπτερωμένα βέλη , καὶ ἡ φήμη , ᾗ</text:span></text:span></text:p>
      <text:p text:style-name="P1"><text:span text:style-name="AncientGreek_3a__20_Ἀρχαία_20_ἑλληνικά"><text:span text:style-name="T1">οὐδείς σοι ἀνὴρ ἁμιλλᾶται ἐνταῦθα , οὐδέ τις ἐν τῇ</text:span></text:span></text:p>
      <text:p text:style-name="P1"><text:span text:style-name="AncientGreek_3a__20_Ἀρχαία_20_ἑλληνικά"><text:span text:style-name="T1">Λυκίᾳ καυχᾶται εἶναι κρείσσων σοῦ ; ἀλλ᾽ ἄγε πέμτον κατὰ τοῦδε τ᾿ ἀνδρὸς βέλος , τῷ Διὶ ἀνατείνας</text:span></text:span></text:p>
      <text:p text:style-name="P1"><text:span text:style-name="AncientGreek_3a__20_Ἀρχαία_20_ἑλληνικά"><text:span text:style-name="T1">τὰς χεῖρας , ὅστιςαὐτὸς νικᾷ , καὶ δὴ πολλὰ δεινὰ</text:span></text:span></text:p>
      <text:p text:style-name="P1"><text:span text:style-name="AncientGreek_3a__20_Ἀρχαία_20_ἑλληνικά"><text:span text:style-name="T1">πεποίηκε τοὺς Τρῷας, ἐπειδὴ πολλῶν καὶ ἀγαθῶν</text:span></text:span></text:p>
      <text:p text:style-name="P1"><text:span text:style-name="AncientGreek_3a__20_Ἀρχαία_20_ἑλληνικά"><text:span text:style-name="T1">γόνατα διέλυσεν · εἰ μή τις ἐστὶ θεὸς ὀργισθεὶς τοῖς</text:span></text:span></text:p>
      <text:p text:style-name="P1"><text:span text:style-name="AncientGreek_3a__20_Ἀρχαία_20_ἑλληνικά"><text:span text:style-name="T1">Τρωσιν μνησικακήσας ἕνεκα θυσιῶν , χαλεπὴ δὲ ἐπὶ</text:span></text:span></text:p>
      <text:p text:style-name="P1"><text:span text:style-name="AncientGreek_3a__20_Ἀρχαία_20_ἑλληνικά"><text:span text:style-name="T1">θεοῦ ἐστιν ἡ μνησικακία . Πρὸς τοῦτον δὲ εἶπεν ὁ</text:span></text:span></text:p>
      <text:p text:style-name="P1"><text:soft-page-break/><text:span text:style-name="AncientGreek_3a__20_Ἀρχαία_20_ἑλληνικά"><text:span text:style-name="T1">λαμπρὸς υἱὸς τοῦ Λυκάονος . ὦ Αἰνεία βουλευτὰ</text:span></text:span></text:p>
      <text:p text:style-name="P1"><text:span text:style-name="AncientGreek_3a__20_Ἀρχαία_20_ἑλληνικά"><text:span text:style-name="T1">τῶν σιδηροθωράκων Τρῴων , ἔγωγε κατὰ πάντα</text:span></text:span></text:p>
      <text:p text:style-name="P1"><text:span text:style-name="AncientGreek_3a__20_Ἀρχαία_20_ἑλληνικά"><text:span text:style-name="T1">παρεικάζω αὐτὸν τῷ συνετῷ υἱῷ τοῦ Τυδέως , ἐκ</text:span></text:span></text:p>
      <text:p text:style-name="P1"><text:span text:style-name="AncientGreek_3a__20_Ἀρχαία_20_ἑλληνικά"><text:span text:style-name="T1">τῆς ἀσπίδος γινώσκων αὐτὸν , καὶ τῆς περικεφα .</text:span></text:span></text:p>
      <text:p text:style-name="P1"><text:span text:style-name="AncientGreek_3a__20_Ἀρχαία_20_ἑλληνικά"><text:span text:style-name="T1">λαίας τῆς αὐλίσκον ἐχούσης , καθ᾿ οὗ πήγνυται ὁ</text:span></text:span></text:p>
      <text:p text:style-name="P1"><text:span text:style-name="AncientGreek_3a__20_Ἀρχαία_20_ἑλληνικά"><text:span text:style-name="T1">λόφος , καὶ φαλοὺς καὶ ἐπαναστάσεις ἐχούσης τρεῖς ,</text:span></text:span></text:p>
      <text:p text:style-name="P1"><text:span text:style-name="AncientGreek_3a__20_Ἀρχαία_20_ἑλληνικά"><text:span text:style-name="T1"/></text:span></text:p>
      <text:p text:style-name="P1"><text:span text:style-name="AncientGreek_3a__20_Ἀρχαία_20_ἑλληνικά"><text:span text:style-name="T1">ΠΑΡΑΦΡΑΣΙΣ. 201</text:span></text:span></text:p>
      <text:p text:style-name="P1"><text:span text:style-name="AncientGreek_3a__20_Ἀρχαία_20_ἑλληνικά"><text:span text:style-name="T1">2</text:span></text:span></text:p>
      <text:p text:style-name="P1"><text:span text:style-name="AncientGreek_3a__20_Ἀρχαία_20_ἑλληνικά"><text:span text:style-name="T1">καὶ εἰς τοὺς ἵππους ὁρῶν· φανερῶς δὲ οὐ γινώσκω ἂν</text:span></text:span></text:p>
      <text:p text:style-name="P1"><text:span text:style-name="AncientGreek_3a__20_Ἀρχαία_20_ἑλληνικά"><text:span text:style-name="T1">ᾖ θεὸς · εἰδ᾽ ἔστιν οὗτος ὁ ἀνὴρ ὃν λέγω , ὁ συνετὸς νιὸς τοῦ Τυδέως,οὐχ οὗτος χωρίς θεοῦ ἐνθου</text:span></text:span></text:p>
      <text:p text:style-name="P1"><text:span text:style-name="AncientGreek_3a__20_Ἀρχαία_20_ἑλληνικά"><text:span text:style-name="T1">σιωδῶς ταῦτα ποιεῖ · ἀλλά τις πλησίον ἵσταται απὸ τῶν ἀθανάτων θεῶν νεφέλῃ ἐπικεκρυμμένος κατά</text:span></text:span></text:p>
      <text:p text:style-name="P1"><text:span text:style-name="AncientGreek_3a__20_Ἀρχαία_20_ἑλληνικά"><text:span text:style-name="T1">τοὺς ὤμους , ὅστις ἀπ᾿ αὐτοῦ ἔτρεψεν ἄλλοσε τὸ</text:span></text:span></text:p>
      <text:p text:style-name="P1"><text:span text:style-name="AncientGreek_3a__20_Ἀρχαία_20_ἑλληνικά"><text:span text:style-name="T1">ὀξὺ βέλος καταλαμβάνον αὐτὸν · ἤδη γὰρ κατ᾿ αυ</text:span></text:span></text:p>
      <text:p text:style-name="P1"><text:span text:style-name="AncientGreek_3a__20_Ἀρχαία_20_ἑλληνικά"><text:span text:style-name="T1">τοῦ ἀφῆκα βέλος , καὶ ἔτρωσα αὐτὸν κατὰ τὸν ὦμον τὸν δεξιὸν ἀπαντικρὺ διὰ τοῦ κοιλώματος τοῦ</text:span></text:span></text:p>
      <text:p text:style-name="P1"><text:span text:style-name="AncientGreek_3a__20_Ἀρχαία_20_ἑλληνικά"><text:span text:style-name="T1">θώρακος· καὶ ἔγωγε ὑπέλαβον πέμψειν αὐτὸν τῷ</text:span></text:span></text:p>
      <text:p text:style-name="P1"><text:span text:style-name="AncientGreek_3a__20_Ἀρχαία_20_ἑλληνικά"><text:span text:style-name="T1">Αίδῃ , ὅμως δὲ οὐκ ἀπέκτεινα · θεός τίς πού ἐστὶν</text:span></text:span></text:p>
      <text:p text:style-name="P1"><text:span text:style-name="AncientGreek_3a__20_Ἀρχαία_20_ἑλληνικά"><text:span text:style-name="T1">ὀργίλως πρὸς ἡμᾶς ἔχων · οἱ ἵπποι δὲ οὐ πάρεισι ,</text:span></text:span></text:p>
      <text:p text:style-name="P1"><text:span text:style-name="AncientGreek_3a__20_Ἀρχαία_20_ἑλληνικά"><text:span text:style-name="T1">καὶ τὰ οχήματα , ὧν ἂν ἐπιβαίην· αλλά που ἐν</text:span></text:span></text:p>
      <text:p text:style-name="P1"><text:span text:style-name="AncientGreek_3a__20_Ἀρχαία_20_ἑλληνικά"><text:span text:style-name="T1">τοῖς οἴκοις τοῦ Λυκάονος ἔνδεκα ἅρματα περικαλλῆ πρώτως πεπηγμένα , νεωστὶ κατεσκευασμένα ,</text:span></text:span></text:p>
      <text:p text:style-name="P1"><text:span text:style-name="AncientGreek_3a__20_Ἀρχαία_20_ἑλληνικά"><text:span text:style-name="T1">περὶ αὐτὰ δὲ πεπλοι ἐξήπλωνται, παρ' ἑκάστῳ δὲ</text:span></text:span></text:p>
      <text:p text:style-name="P1"><text:span text:style-name="AncientGreek_3a__20_Ἀρχαία_20_ἑλληνικά"><text:span text:style-name="T1">αὐτῶν δύο ἐζευγμένοι ἵπποι ἑστήκασι κριθὴν λευκὴν ἐσθίοντες , καὶ ὀλύρας . ὄντως μὲν οὖν μοι πά·</text:span></text:span></text:p>
      <text:p text:style-name="P1"><text:span text:style-name="AncientGreek_3a__20_Ἀρχαία_20_ἑλληνικά"><text:span text:style-name="T1">νυ πολλὰ Λυκάων ὁ γέρων καὶ πολεμικὸς ἐρχομένῳ ἐνθάδε ἐνετέλλετο ἐν τοῖς οἴκοις τοῖς κατεσκευασμένοις · ἐκέλευέ με τῶν ἵππων καὶ τῶν ἁρμάτων</text:span></text:span></text:p>
      <text:p text:style-name="P1"><text:span text:style-name="AncientGreek_3a__20_Ἀρχαία_20_ἑλληνικά"><text:span text:style-name="T1">ἐπιβαίνοντα προηγεῖσθαι τοῖς Τρῳσὶ κατὰ τὴν ἐσχυρὰν μάχην · ἀλλ᾽ ἐγὼ οὐχ ὑπήκουον , ὄντως και</text:span></text:span></text:p>
      <text:p text:style-name="P1"><text:span text:style-name="AncientGreek_3a__20_Ἀρχαία_20_ἑλληνικά"><text:span text:style-name="T1">τὰ πολὺ ἐπικερδέστερον καὶ βέλτιστον ἦν ἂν , τοὺς</text:span></text:span></text:p>
      <text:p text:style-name="P1"><text:span text:style-name="AncientGreek_3a__20_Ἀρχαία_20_ἑλληνικά"><text:span text:style-name="T1">ἵππους ἐλεῶν , μήπως ἐνδεεῖς γένοιντό μοι τροφῆς,</text:span></text:span></text:p>
      <text:p text:style-name="P1"><text:span text:style-name="AncientGreek_3a__20_Ἀρχαία_20_ἑλληνικά"><text:span text:style-name="T1">τῶν ἀνδρῶν συγκλειομένων , εἰθισμένοι ἐσθίειν εἰς</text:span></text:span></text:p>
      <text:p text:style-name="P1"><text:span text:style-name="AncientGreek_3a__20_Ἀρχαία_20_ἑλληνικά"><text:span text:style-name="T1">κόρον · ταύτῃ κατέλιπον · πεζὸς δὲ εἰς τὴν Ἴλιον πα</text:span></text:span></text:p>
      <text:p text:style-name="P1"><text:span text:style-name="AncientGreek_3a__20_Ἀρχαία_20_ἑλληνικά"><text:span text:style-name="T1">ραγέγονα , τῷ τόξῳ πεποιθῶς· τοῦτο δ᾽ ἄρα οὐκ ἔμελλεν ὠφελήσειν με · ἤδη γὰρ κατὰ δυοῖν αριςέων</text:span></text:span></text:p>
      <text:p text:style-name="P1"><text:span text:style-name="AncientGreek_3a__20_Ἀρχαία_20_ἑλληνικά"><text:span text:style-name="T1">ἐτόξευσα , τοῦ υἱοῦ τοῦ Τυδέως , καὶ τοῦ υἱοῦ τοῦ</text:span></text:span></text:p>
      <text:p text:style-name="P1"><text:span text:style-name="AncientGreek_3a__20_Ἀρχαία_20_ἑλληνικά"><text:span text:style-name="T1">᾿Ατρέως , ἐξ ἀμφοτέρων δὲ φανερῶς αἷμα ἐκίνησα</text:span></text:span></text:p>
      <text:p text:style-name="P1"><text:span text:style-name="AncientGreek_3a__20_Ἀρχαία_20_ἑλληνικά"><text:span text:style-name="T1">τρώσας, παρώξυνα δὲ μᾶλλον · δι᾿ ὃ δὴ μοίρα κακὴ</text:span></text:span></text:p>
      <text:p text:style-name="P1"><text:soft-page-break/><text:span text:style-name="AncientGreek_3a__20_Ἀρχαία_20_ἑλληνικά"><text:span text:style-name="T1">ἀπὸ τοῦ πασσάλου τὸ ἐπικαμπὲς τόξον τῇ ἡμέρᾳ</text:span></text:span></text:p>
      <text:p text:style-name="P1"><text:span text:style-name="AncientGreek_3a__20_Ἀρχαία_20_ἑλληνικά"><text:span text:style-name="T1">ἐκείνῃ ἔλαβον , ὅτε εἰς τὴν ἐπέραστον Ἴλιον ἦρχό-</text:span></text:span></text:p>
      <text:p text:style-name="P1"><text:span text:style-name="AncientGreek_3a__20_Ἀρχαία_20_ἑλληνικά"><text:span text:style-name="T1"/></text:span></text:p>
      <text:p text:style-name="P1"><text:span text:style-name="AncientGreek_3a__20_Ἀρχαία_20_ἑλληνικά"><text:span text:style-name="T1">ΠΑΡΑΦΡΑΣΙΣ . 203</text:span></text:span></text:p>
      <text:p text:style-name="P1"><text:span text:style-name="AncientGreek_3a__20_Ἀρχαία_20_ἑλληνικά"><text:span text:style-name="T1">~ ~</text:span></text:span></text:p>
      <text:p text:style-name="P1"><text:span text:style-name="AncientGreek_3a__20_Ἀρχαία_20_ἑλληνικά"><text:span text:style-name="T1">μην τοῖς Τρωσὶ , χαριζόμενος τῷ Ἕκτορι τῷἐνδόξῳ</text:span></text:span></text:p>
      <text:p text:style-name="P1"><text:span text:style-name="AncientGreek_3a__20_Ἀρχαία_20_ἑλληνικά"><text:span text:style-name="T1">ἐὰν δὲ ὑποστρέψω καὶ θεάσωμαι τοῖς ὀφθαλμοῖς</text:span></text:span></text:p>
      <text:p text:style-name="P1"><text:span text:style-name="AncientGreek_3a__20_Ἀρχαία_20_ἑλληνικά"><text:span text:style-name="T1">τὴν ἐμὴν πατρίδα , καὶ τὴν γυναῖκα , καὶ τὸ ύψηλὸν ὄροφον ἕχον οἴκημα , εὐθέως μετὰ ταῦτα αλ</text:span></text:span></text:p>
      <text:p text:style-name="P1"><text:span text:style-name="AncientGreek_3a__20_Ἀρχαία_20_ἑλληνικά"><text:span text:style-name="T1">λόφυλος ἀνὴρ ἀποκόψειε τὴν ἐμὴν κεφαλὴν εἰ μὴ</text:span></text:span></text:p>
      <text:p text:style-name="P1"><text:span text:style-name="AncientGreek_3a__20_Ἀρχαία_20_ἑλληνικά"><text:span text:style-name="T1">ἐγὼ βάλοιμι ταῦτα τὰ τόξα ἐν τῷ λαμπρῷ πυρὶ,</text:span></text:span></text:p>
      <text:p text:style-name="P1"><text:span text:style-name="AncientGreek_3a__20_Ἀρχαία_20_ἑλληνικά"><text:span text:style-name="T1">συντρίψας ταῖς χερσὶ · μάταια γάρ μοι ἀκολουθεῖ .</text:span></text:span></text:p>
      <text:p text:style-name="P1"><text:span text:style-name="AncientGreek_3a__20_Ἀρχαία_20_ἑλληνικά"><text:span text:style-name="T1">Πρὸς τοῦτον δὲ Αἰνείας ὁ τῶν Τρῴων ἀρχηγὸς ἐναντίον ἔλεγε : μὴ οὕτω λέγε · πρότερον οὐκ ἔσται</text:span></text:span></text:p>
      <text:p text:style-name="P1"><text:span text:style-name="AncientGreek_3a__20_Ἀρχαία_20_ἑλληνικά"><text:span text:style-name="T1">ἄλλως , πρὶν ἡμᾶς κατὰ τούτου τοῦ ἀνδρὸς σὺν ἵπ</text:span></text:span></text:p>
      <text:p text:style-name="P1"><text:span text:style-name="AncientGreek_3a__20_Ἀρχαία_20_ἑλληνικά"><text:span text:style-name="T1">ποις καὶ ἅρμασιν κατὰ βιαίων ἐναντίωσιν ἐλθόντας</text:span></text:span></text:p>
      <text:p text:style-name="P1"><text:span text:style-name="AncientGreek_3a__20_Ἀρχαία_20_ἑλληνικά"><text:span text:style-name="T1">μεθ᾽ ὅπλων πεῖραν λαβεῖν . ἀλλ᾽ ἄγε ἐπίβηθι τῶν</text:span></text:span></text:p>
      <text:p text:style-name="P1"><text:span text:style-name="AncientGreek_3a__20_Ἀρχαία_20_ἑλληνικά"><text:span text:style-name="T1">ἐμῶν ἁρμάτων , ὅπως ἴδῃς ὁποῖοί εἰσιν οἱ Τρῳικαὶ ἵπποι , εἰδότες διὰ τοῦ πεδίου λίαν ταχέως</text:span></text:span></text:p>
      <text:p text:style-name="P1"><text:span text:style-name="AncientGreek_3a__20_Ἀρχαία_20_ἑλληνικά"><text:span text:style-name="T1">τῇδε κἀκεῖσε διώκειν καὶ φεύγειν · οὗτοι καὶ ἡμᾶς</text:span></text:span></text:p>
      <text:p text:style-name="P1"><text:span text:style-name="AncientGreek_3a__20_Ἀρχαία_20_ἑλληνικά"><text:span text:style-name="T1">εἰς τὴν πόλιν σώσουσιν , ἐὰν αὖθις ὁ Ζεὺς τῷ υἱῷ</text:span></text:span></text:p>
      <text:p text:style-name="P1"><text:span text:style-name="AncientGreek_3a__20_Ἀρχαία_20_ἑλληνικά"><text:span text:style-name="T1">τοῦ Τυδέως τῷ Διομήδει δόξαν παράσχηται· ἀλλ᾿</text:span></text:span></text:p>
      <text:p text:style-name="P1"><text:span text:style-name="AncientGreek_3a__20_Ἀρχαία_20_ἑλληνικά"><text:span text:style-name="T1">ἄγε , νῦν τὴν μάστιγα , καὶ τὰς λαμπρὰς καὶ ποι</text:span></text:span></text:p>
      <text:p text:style-name="P1"><text:span text:style-name="AncientGreek_3a__20_Ἀρχαία_20_ἑλληνικά"><text:span text:style-name="T1">κίλας ἡνίας λάβε , ἐγὼ δὲ ἀποβήσομαι τῶν ἵπ</text:span></text:span></text:p>
      <text:p text:style-name="P1"><text:span text:style-name="AncientGreek_3a__20_Ἀρχαία_20_ἑλληνικά"><text:span text:style-name="T1">πων ὅπως πολεμήσω · ἢ σὺ αὐτὸν δέχου , ἐμοὶ δὲ</text:span></text:span></text:p>
      <text:p text:style-name="P1"><text:span text:style-name="AncientGreek_3a__20_Ἀρχαία_20_ἑλληνικά"><text:span text:style-name="T1">διὰ φροντίδος ἔσονται οἱ ἵπποι . Πρὸς τοῦτον δὲ</text:span></text:span></text:p>
      <text:p text:style-name="P1"><text:span text:style-name="AncientGreek_3a__20_Ἀρχαία_20_ἑλληνικά"><text:span text:style-name="T1">εἶπεν ὁ λαμπρὸς υἱὸς τοῦ Λυκάονος · ὦ Αἰνέια , σὺ</text:span></text:span></text:p>
      <text:p text:style-name="P1"><text:span text:style-name="AncientGreek_3a__20_Ἀρχαία_20_ἑλληνικά"><text:span text:style-name="T1">μὲν αὐτὸς κάτεχε τὰς ἡνίας καὶ τοὺς σοὺς ἵππους ·</text:span></text:span></text:p>
      <text:p text:style-name="P1"><text:span text:style-name="AncientGreek_3a__20_Ἀρχαία_20_ἑλληνικά"><text:span text:style-name="T1">μᾶλλον ὑπὸ τῷ εἰωθότι ἡνιόχῳ τὸ ἐπικαμπὲς ὄχημα κομίσουσιν , ἐάν αὖθις φεύγωμεν τὸν υἱὸν τοῦ</text:span></text:span></text:p>
      <text:p text:style-name="P1"><text:span text:style-name="AncientGreek_3a__20_Ἀρχαία_20_ἑλληνικά"><text:span text:style-name="T1">Τυδέως· μὴ οὗτοι μὲν φοβηθέντες ματαιώσωσιν , ού</text:span></text:span></text:p>
      <text:p text:style-name="P1"><text:span text:style-name="AncientGreek_3a__20_Ἀρχαία_20_ἑλληνικά"><text:span text:style-name="T1">δὲ θελήσωσιν ἐκφέρειν τοῦ πολέμου , τὴν σὴν ἐπιποθοῦντες φωνὴν · ὁ υἱὸς δὲ τοῦ μεγαλοψύχου Τυδέως͵ ἐφορμήσας ἡμᾶς τε αὐτοὺς ἀνέλῃ , καὶ τοὺς</text:span></text:span></text:p>
      <text:p text:style-name="P1"><text:span text:style-name="AncientGreek_3a__20_Ἀρχαία_20_ἑλληνικά"><text:span text:style-name="T1">μονώνυχας ἵππους λάβῃ · ἀλλὰ σὺ αὐτὸς ἔθυνε τό</text:span></text:span></text:p>
      <text:p text:style-name="P1"><text:span text:style-name="AncientGreek_3a__20_Ἀρχαία_20_ἑλληνικά"><text:span text:style-name="T1">τε σὸν ὄχημα , καὶ τοὺς σοὺς ἵππους · τοῦτον δὲ ἐπερχόμενον ἐγὼ δέξομαι δόρατι ὀξεῖ . Οὕτως εἰπόντες εἰς τὰ πεποικιλμένα ἅρματα ἀναβάντες ἤλου</text:span></text:span></text:p>
      <text:p text:style-name="P1"><text:span text:style-name="AncientGreek_3a__20_Ἀρχαία_20_ἑλληνικά"><text:span text:style-name="T1"/></text:span></text:p>
      <text:p text:style-name="P1"><text:span text:style-name="AncientGreek_3a__20_Ἀρχαία_20_ἑλληνικά"><text:span text:style-name="T1">ΠΑΡΑΦΡΑΣΙΣ. 205</text:span></text:span></text:p>
      <text:p text:style-name="P1"><text:span text:style-name="AncientGreek_3a__20_Ἀρχαία_20_ἑλληνικά"><text:span text:style-name="T1">14</text:span></text:span></text:p>
      <text:p text:style-name="P1"><text:span text:style-name="AncientGreek_3a__20_Ἀρχαία_20_ἑλληνικά"><text:span text:style-name="T1">F</text:span></text:span></text:p>
      <text:p text:style-name="P1"><text:soft-page-break/><text:span text:style-name="AncientGreek_3a__20_Ἀρχαία_20_ἑλληνικά"><text:span text:style-name="T1">2</text:span></text:span></text:p>
      <text:p text:style-name="P1"><text:span text:style-name="AncientGreek_3a__20_Ἀρχαία_20_ἑλληνικά"><text:span text:style-name="T1">νον τοὺς ταχεῖς ἵππους , ἐπὶ τὸν υἱὸν τοῦ Τυδέως</text:span></text:span></text:p>
      <text:p text:style-name="P1"><text:span text:style-name="AncientGreek_3a__20_Ἀρχαία_20_ἑλληνικά"><text:span text:style-name="T1">προθυμούμενοι · τούτους δὲ ἐθεάσατο Σθένελος ὁ</text:span></text:span></text:p>
      <text:p text:style-name="P1"><text:span text:style-name="AncientGreek_3a__20_Ἀρχαία_20_ἑλληνικά"><text:span text:style-name="T1">λαμπρὸς υἱὸς τοῦ Καπανέως · εὐθέως δὲ πρὸς τὸν</text:span></text:span></text:p>
      <text:p text:style-name="P1"><text:span text:style-name="AncientGreek_3a__20_Ἀρχαία_20_ἑλληνικά"><text:span text:style-name="T1">υἱὸν τοῦ Τυδέως λόγους ταχεῖς ἔλεγεν · ω Διόμη</text:span></text:span></text:p>
      <text:p text:style-name="P1"><text:span text:style-name="AncientGreek_3a__20_Ἀρχαία_20_ἑλληνικά"><text:span text:style-name="T1">δες ὑπὲ τοῦ Τυδέως , τῇ ἐμῇ πεφιλημένε ψυχῇ , ἄν</text:span></text:span></text:p>
      <text:p text:style-name="P1"><text:span text:style-name="AncientGreek_3a__20_Ἀρχαία_20_ἑλληνικά"><text:span text:style-name="T1">δρας ὁρῶ ἰσχυροὺς προθυμουμένους πρὸς σὲ πολεμεῖν , δύναμιν ἄπειρον ἔχοντας· ὁ μὲν ἔμπειρος τῆς</text:span></text:span></text:p>
      <text:p text:style-name="P1"><text:span text:style-name="AncientGreek_3a__20_Ἀρχαία_20_ἑλληνικά"><text:span text:style-name="T1">τοξικῆς Πάνδαρος, υἱὸς δὲ τοῦ Λυκάονος καυχάται</text:span></text:span></text:p>
      <text:p text:style-name="P1"><text:span text:style-name="AncientGreek_3a__20_Ἀρχαία_20_ἑλληνικά"><text:span text:style-name="T1">εἶναι · Αἰνείας δὲ ὑἱὸς ἐκ τοῦ μεγαλοψύχου Αγχίσου καυχᾶται γεννηθῆναι , μήτηρ δὲ αὐτῷ ἐστιν</text:span></text:span></text:p>
      <text:p text:style-name="P1"><text:span text:style-name="AncientGreek_3a__20_Ἀρχαία_20_ἑλληνικά"><text:span text:style-name="T1">Αφροδίτη · ἀλλ᾽ ἄγε δὴ ἀναχωρήσωμεν εἰς τοὺς</text:span></text:span></text:p>
      <text:p text:style-name="P1"><text:span text:style-name="AncientGreek_3a__20_Ἀρχαία_20_ἑλληνικά"><text:span text:style-name="T1">ἵππους , μηδ᾽ οὕτω μοι μανικῶς ὅρμα διὰ τῶν</text:span></text:span></text:p>
      <text:p text:style-name="P1"><text:span text:style-name="AncientGreek_3a__20_Ἀρχαία_20_ἑλληνικά"><text:span text:style-name="T1">πρωταγωνιστῶν , μήπως απολέσῃς τὴν ἀγαπητήν</text:span></text:span></text:p>
      <text:p text:style-name="P1"><text:span text:style-name="AncientGreek_3a__20_Ἀρχαία_20_ἑλληνικά"><text:span text:style-name="T1">σου ψυχήν . Πρὸς τοῦτον δὲ δεινῶς ὑποβλεψάμενος</text:span></text:span></text:p>
      <text:p text:style-name="P1"><text:span text:style-name="AncientGreek_3a__20_Ἀρχαία_20_ἑλληνικά"><text:span text:style-name="T1">ὁ ἰσχυρὸς Διομήδης εἶπε · μηδαμῶς μοι λέγε φυγὴν · ἐπεὶ οὐδὲ οἴομαί σε πείσειν · οὐ γάρ μοι</text:span></text:span></text:p>
      <text:p text:style-name="P1"><text:span text:style-name="AncientGreek_3a__20_Ἀρχαία_20_ἑλληνικά"><text:span text:style-name="T1">ἀνδρεῖον τὸ μάχεσθαι φεύγοντι, οὐδὲ τὸ δειλιᾷν</text:span></text:span></text:p>
      <text:p text:style-name="P1"><text:span text:style-name="AncientGreek_3a__20_Ἀρχαία_20_ἑλληνικά"><text:span text:style-name="T1">καὶ πτοεῖσθαι · ἔτι μοι ἰσχὺς βεβαία καὶ κραταιά ἐστίν · ὀκνῶ δὲ ἐπιβῆναι τῶν ἵππων · ἀλλὰ</text:span></text:span></text:p>
      <text:p text:style-name="P1"><text:span text:style-name="AncientGreek_3a__20_Ἀρχαία_20_ἑλληνικά"><text:span text:style-name="T1">κᾀγὼ πορεύσομαι ἐναντίον αὐτῶν · οὐκ ἐᾷ με δειλιἂν ἡ πολεμικὴ ᾿Αθηνᾶ · τούτους δὲ οὐκ αὖθις ὀπίσω ἀποκομίσουσιν οἱ ταχεῖς ἵπποι ἀμφοτέρους</text:span></text:span></text:p>
      <text:p text:style-name="P1"><text:span text:style-name="AncientGreek_3a__20_Ἀρχαία_20_ἑλληνικά"><text:span text:style-name="T1">ἀφ ἡμῶν , κἂν ὁ ἕτερος ἀποφύγῃ · ἄλλο δέ σοι λέξω , σὺ δὲ βάλε αὐτῷ ἐν τῷ σῷ λογισμῷ · ἐάν</text:span></text:span></text:p>
      <text:p text:style-name="P1"><text:span text:style-name="AncientGreek_3a__20_Ἀρχαία_20_ἑλληνικά"><text:span text:style-name="T1">μοι ή πολύτροπος Αθηνᾶ δόξαν παράσχῃ ἀνελεῖν</text:span></text:span></text:p>
      <text:p text:style-name="P1"><text:span text:style-name="AncientGreek_3a__20_Ἀρχαία_20_ἑλληνικά"><text:span text:style-name="T1">ἀμφοτέρους , σὺ τοὺς ταχεῖς ἵππους αὐτόθι κάτεχε ἐκ τῆς περιφερείας τὰς ἡνίας τανύσας · ἐφόρμη</text:span></text:span></text:p>
      <text:p text:style-name="P1"><text:span text:style-name="AncientGreek_3a__20_Ἀρχαία_20_ἑλληνικά"><text:span text:style-name="T1">σον δὲ μεμνημένος τῶν Αἰνείου ἵππων , ἔκβαλε δὲ</text:span></text:span></text:p>
      <text:p text:style-name="P1"><text:span text:style-name="AncientGreek_3a__20_Ἀρχαία_20_ἑλληνικά"><text:span text:style-name="T1">ἀπὸ τῶν Τρῴων ἐπὶ τοὺς εὐόπλους Ἕλληνας · ταύ</text:span></text:span></text:p>
      <text:p text:style-name="P1"><text:span text:style-name="AncientGreek_3a__20_Ἀρχαία_20_ἑλληνικά"><text:span text:style-name="T1">της γάρ εἰσι τῆς γενεάς , ἧς ὁ μεγαλόφωνος Ζεὺς</text:span></text:span></text:p>
      <text:p text:style-name="P1"><text:span text:style-name="AncientGreek_3a__20_Ἀρχαία_20_ἑλληνικά"><text:span text:style-name="T1">τῷ Τρωὶ ἔδωκε , ἀντέκτισιν τοῦ υἱοῦ τοῦ Γανυμή</text:span></text:span></text:p>
      <text:p text:style-name="P1"><text:span text:style-name="AncientGreek_3a__20_Ἀρχαία_20_ἑλληνικά"><text:span text:style-name="T1">δους · δι᾿ ὃ καὶ βέλτιστοι ἵππων , ὅσοι ὑπάρχουσιν</text:span></text:span></text:p>
      <text:p text:style-name="P1"><text:span text:style-name="AncientGreek_3a__20_Ἀρχαία_20_ἑλληνικά"><text:span text:style-name="T1">ὑπὸ τὴν ἡμέραν, καὶ τὸν ἥλιον · ἐκ ταύτης τῆς γε-</text:span></text:span></text:p>
      <text:p text:style-name="P1"><text:span text:style-name="AncientGreek_3a__20_Ἀρχαία_20_ἑλληνικά"><text:span text:style-name="T1"/></text:span></text:p>
      <text:p text:style-name="P1"><text:span text:style-name="AncientGreek_3a__20_Ἀρχαία_20_ἑλληνικά"><text:span text:style-name="T1">ΠΑΡΑΦΡΑΣΙΣ . 207</text:span></text:span></text:p>
      <text:p text:style-name="P1"><text:span text:style-name="AncientGreek_3a__20_Ἀρχαία_20_ἑλληνικά"><text:span text:style-name="T1">τεᾶς ἔκλεψεν ᾿Αγχίσης ὁ βασιλεὺς τῶν ἀνδρῶν ,</text:span></text:span></text:p>
      <text:p text:style-name="P1"><text:span text:style-name="AncientGreek_3a__20_Ἀρχαία_20_ἑλληνικά"><text:span text:style-name="T1">κρύφα τοῦ Λαομέδοντος ὑποβαλὼν τὰς θήλειας ἵπ</text:span></text:span></text:p>
      <text:p text:style-name="P1"><text:span text:style-name="AncientGreek_3a__20_Ἀρχαία_20_ἑλληνικά"><text:span text:style-name="T1">πους ἐκ τούτων αὐτῷ ἐγένοντο ἓξ ἐν τοῖς εἴκοις</text:span></text:span></text:p>
      <text:p text:style-name="P1"><text:span text:style-name="AncientGreek_3a__20_Ἀρχαία_20_ἑλληνικά"><text:span text:style-name="T1">γενεὰ · καὶ τοὺς μὲν τέσσαρας αὐτὸς ἔχων ανέτρεφεν ἐπὶ τῇ φάτνῃ , τοὺς δὲ δύο ἔδωκε τῷ Αἰνείᾳ ἐπιστήμονας τῆς φυγῆς · ἐὰν τούτους λάβωμεν , ἀπενεγκαίμεθα ἂν φήμην ἀγαθήν . Οὕτως οὗτοι μὲν πρὸς ἀλλήλους τοιαῦτα ἔλεγον · οὗτοι δὲ</text:span></text:span></text:p>
      <text:p text:style-name="P1"><text:span text:style-name="AncientGreek_3a__20_Ἀρχαία_20_ἑλληνικά"><text:span text:style-name="T1">ταχέως πλησίον ἀφίκοντο , ἐλαύνοντες τοὺς ταχεῖς</text:span></text:span></text:p>
      <text:p text:style-name="P1"><text:soft-page-break/><text:span text:style-name="AncientGreek_3a__20_Ἀρχαία_20_ἑλληνικά"><text:span text:style-name="T1">ἵππους . πρὸς τοῦτον πρότερον εἶπεν ὁ λαμπρὸς ὑπ</text:span></text:span></text:p>
      <text:p text:style-name="P1"><text:span text:style-name="AncientGreek_3a__20_Ἀρχαία_20_ἑλληνικά"><text:span text:style-name="T1">τοῦ Λυκάονος · ὦ μεγαλόψυχε , συνετὲ , ὑπὲ τοῦ</text:span></text:span></text:p>
      <text:p text:style-name="P1"><text:span text:style-name="AncientGreek_3a__20_Ἀρχαία_20_ἑλληνικά"><text:span text:style-name="T1">λαμπροῦ Τυδέως , ὄντως οὐ πάνω σε τὸ ταχὺ βέλος</text:span></text:span></text:p>
      <text:p text:style-name="P1"><text:span text:style-name="AncientGreek_3a__20_Ἀρχαία_20_ἑλληνικά"><text:span text:style-name="T1">ἐδάμασεν , ὁ πικρὸς ἰὸς · νῦν δὴ τῷ δόρατι πειράσομαι ἐὰν ἐπιτύχω . εἶπε δὴ , καὶ ἀνακινήσας</text:span></text:span></text:p>
      <text:p text:style-name="P1"><text:span text:style-name="AncientGreek_3a__20_Ἀρχαία_20_ἑλληνικά"><text:span text:style-name="T1">καὶ σείσας προέπεμψε τὸ μακρὸν δόρυ , καὶ ἔβα</text:span></text:span></text:p>
      <text:p text:style-name="P1"><text:span text:style-name="AncientGreek_3a__20_Ἀρχαία_20_ἑλληνικά"><text:span text:style-name="T1">λε κατὰ τὴν ἀσπίδα τοῦ υιοῦ τοῦ Τυδέως· δι᾽ αὐτῆς δὲ εἰς τὸ πρόσω ἡ σιδηρὰ ἐπιδορατὶς πετομένα προσήγγισε τῷ θώρακι · ἐπὶ τούτῳ δὲ μεγάλως</text:span></text:span></text:p>
      <text:p text:style-name="P1"><text:span text:style-name="AncientGreek_3a__20_Ἀρχαία_20_ἑλληνικά"><text:span text:style-name="T1">ἐβόησεν ὁ λαμπρὸς υἱὸς τοῦ Λυκάονος · τέτρωσαι</text:span></text:span></text:p>
      <text:p text:style-name="P1"><text:span text:style-name="AncientGreek_3a__20_Ἀρχαία_20_ἑλληνικά"><text:span text:style-name="T1">παντελῶς κατὰ τὸν λαγόνα · οὐδέ σε οἴομαι ἐπὶ</text:span></text:span></text:p>
      <text:p text:style-name="P1"><text:span text:style-name="AncientGreek_3a__20_Ἀρχαία_20_ἑλληνικά"><text:span text:style-name="T1">πολὺ ἔτι ὑπομεῖναι· ἐμοὶ δὲ μέγα καύχημα ἔδω</text:span></text:span></text:p>
      <text:p text:style-name="P1"><text:span text:style-name="AncientGreek_3a__20_Ἀρχαία_20_ἑλληνικά"><text:span text:style-name="T1">κας . Πρὸς τοῦτον δὲ μηδὲν φοβηθεὶς εἶπεν ὁ ἰσχυ</text:span></text:span></text:p>
      <text:p text:style-name="P1"><text:span text:style-name="AncientGreek_3a__20_Ἀρχαία_20_ἑλληνικά"><text:span text:style-name="T1">ρὸς Διομήδης·· ἥμαρτες , οὐδὲ ἐπέτυχες · οὐ μὴν δὲ</text:span></text:span></text:p>
      <text:p text:style-name="P1"><text:span text:style-name="AncientGreek_3a__20_Ἀρχαία_20_ἑλληνικά"><text:span text:style-name="T1">ὑμᾶς οἴομαι πρότερον παύσασθαι τοῦ πολέμου ,</text:span></text:span></text:p>
      <text:p text:style-name="P1"><text:span text:style-name="AncientGreek_3a__20_Ἀρχαία_20_ἑλληνικά"><text:span text:style-name="T1">πρινὴ πεσόντα τὸν ἕτερον ἐμπλῆσαι καὶ κορέσαι</text:span></text:span></text:p>
      <text:p text:style-name="P1"><text:span text:style-name="AncientGreek_3a__20_Ἀρχαία_20_ἑλληνικά"><text:span text:style-name="T1">αἵματος τὸν σίδηρον τὸν καρτερὸν μαχητήν . Οὕτως</text:span></text:span></text:p>
      <text:p text:style-name="P1"><text:span text:style-name="AncientGreek_3a__20_Ἀρχαία_20_ἑλληνικά"><text:span text:style-name="T1">εἰπὼν προέπεμψε , κατ᾽ εὐθὺ δὲ ἤγαγε τὸ βέλος</text:span></text:span></text:p>
      <text:p text:style-name="P1"><text:span text:style-name="AncientGreek_3a__20_Ἀρχαία_20_ἑλληνικά"><text:span text:style-name="T1">ἡ ᾿Αθηνᾶ κατὰ τὴν ῥῖνα παρὰ τὸν ὀφθαλμὸν · διεπέρασε δὲ τοὺς λευκοὺς ὀδόντας · τούτου δὲ τὴν μὲν</text:span></text:span></text:p>
      <text:p text:style-name="P1"><text:span text:style-name="AncientGreek_3a__20_Ἀρχαία_20_ἑλληνικά"><text:span text:style-name="T1">ἐσχάτην γλῶσσαν ἀπέτεμεν ὁ ἀκαταπόνητος σίδηρος , ἡ ἐπιδορατὶς δὲ ἐξώρμησε παρὰ τὸ ἔσχατον</text:span></text:span></text:p>
      <text:p text:style-name="P1"><text:span text:style-name="AncientGreek_3a__20_Ἀρχαία_20_ἑλληνικά"><text:span text:style-name="T1">μέρος τοῦ ὑπογενείου τόπου , κατέπεσε δὲ ἐκ τοῦ</text:span></text:span></text:p>
      <text:p text:style-name="P1"><text:span text:style-name="AncientGreek_3a__20_Ἀρχαία_20_ἑλληνικά"><text:span text:style-name="T1">ἅρματος , ἤχεσαν δὲ τὰ ὅπλα ἐπ᾿ αὐτῷ τὰ ποικί-</text:span></text:span></text:p>
      <text:p text:style-name="P1"><text:span text:style-name="AncientGreek_3a__20_Ἀρχαία_20_ἑλληνικά"><text:span text:style-name="T1"/></text:span></text:p>
      <text:p text:style-name="P1"><text:span text:style-name="AncientGreek_3a__20_Ἀρχαία_20_ἑλληνικά"><text:span text:style-name="T1">ΠΑΡΑΦΡΑΣΙΣ. 209</text:span></text:span></text:p>
      <text:p text:style-name="P1"><text:span text:style-name="AncientGreek_3a__20_Ἀρχαία_20_ἑλληνικά"><text:span text:style-name="T1">~</text:span></text:span></text:p>
      <text:p text:style-name="P1"><text:span text:style-name="AncientGreek_3a__20_Ἀρχαία_20_ἑλληνικά"><text:span text:style-name="T1">λα καὶ πάνυ λαμπρὰ · ὅθεν φοβηθέντες οἱ ταχεῖς</text:span></text:span></text:p>
      <text:p text:style-name="P1"><text:span text:style-name="AncientGreek_3a__20_Ἀρχαία_20_ἑλληνικά"><text:span text:style-name="T1">ἵπποι ἔφυγον· αὐτοῦ δὲ ἡ ψυχὴ καὶ ἰσχὺς διελύθη ·</text:span></text:span></text:p>
      <text:p text:style-name="P1"><text:span text:style-name="AncientGreek_3a__20_Ἀρχαία_20_ἑλληνικά"><text:span text:style-name="T1">Αινείας δὲ ἐφώρμησε σὺν ἀσπίδι καὶ δόρατι μακρῷ</text:span></text:span></text:p>
      <text:p text:style-name="P1"><text:span text:style-name="AncientGreek_3a__20_Ἀρχαία_20_ἑλληνικά"><text:span text:style-name="T1">φοβηθεὶς μήποτε αὐτοῦ ἀφελκύσειαν τὸν νεκρὸν οἱ</text:span></text:span></text:p>
      <text:p text:style-name="P1"><text:span text:style-name="AncientGreek_3a__20_Ἀρχαία_20_ἑλληνικά"><text:span text:style-name="T1">Ἕλληνες . περιέβαινε δ᾽ οὖν αὐτῷ ὥσπερ λέων θαῤῥῶν τῇ ἑαυτοῦ ἀλκῇ · ἔμπροσθεν δὲ αὐτοῦ κατέσχε</text:span></text:span></text:p>
      <text:p text:style-name="P1"><text:span text:style-name="AncientGreek_3a__20_Ἀρχαία_20_ἑλληνικά"><text:span text:style-name="T1">τὸ δόρυ , καὶ τὴν κυκλοτερῆ ἀσπίδα , τοῦτον ἀποκτεῖναι προθυμούμενος , ὅστις ἂν ἐναντίον αὐτοῦ ἔλθοι και</text:span></text:span></text:p>
      <text:p text:style-name="P1"><text:span text:style-name="AncientGreek_3a__20_Ἀρχαία_20_ἑλληνικά"><text:span text:style-name="T1">ταπληκτικῶς βοῶν · ὁ υἱὸς δὲ τοῦ Τυδέως ἔλαβε</text:span></text:span></text:p>
      <text:p text:style-name="P1"><text:span text:style-name="AncientGreek_3a__20_Ἀρχαία_20_ἑλληνικά"><text:span text:style-name="T1">τῇ χειρὶ λίθον χειροπληθῆ μέγα ἄχθος , ὅπερ οὐκ</text:span></text:span></text:p>
      <text:p text:style-name="P1"><text:span text:style-name="AncientGreek_3a__20_Ἀρχαία_20_ἑλληνικά"><text:span text:style-name="T1">ἂν βαστάζοιεν δύο ἄνδρες , οἷοι νῦν ἄνθρωποί εἰσιν ,</text:span></text:span></text:p>
      <text:p text:style-name="P1"><text:span text:style-name="AncientGreek_3a__20_Ἀρχαία_20_ἑλληνικά"><text:span text:style-name="T1">οὗτος δὲ καὶ μόνος ραδίως αὐτὸ ἐκίνει· διὰ τούτου</text:span></text:span></text:p>
      <text:p text:style-name="P1"><text:span text:style-name="AncientGreek_3a__20_Ἀρχαία_20_ἑλληνικά"><text:span text:style-name="T1">ἔπληξε κατὰ τὸν γλουτὸν τοῦ Αἰνείου , ὅπου ὁ μηρὸς</text:span></text:span></text:p>
      <text:p text:style-name="P1"><text:soft-page-break/><text:span text:style-name="AncientGreek_3a__20_Ἀρχαία_20_ἑλληνικά"><text:span text:style-name="T1">τῷ γλουτῷ ἐγκείμενος περιστρέφεται , κοτύλην δὲ αὐτὸν καλοῦσι· συνέτριψε δὲ αὐτοῦ τὴν κοτύλην, πρὸς</text:span></text:span></text:p>
      <text:p text:style-name="P1"><text:span text:style-name="AncientGreek_3a__20_Ἀρχαία_20_ἑλληνικά"><text:span text:style-name="T1">δὲ καὶ ἀμφότερα τὰ μεγάλα νεῦρα διέκοψε , ἀπώθη</text:span></text:span></text:p>
      <text:p text:style-name="P1"><text:span text:style-name="AncientGreek_3a__20_Ἀρχαία_20_ἑλληνικά"><text:span text:style-name="T1">σε δὲ τὸ δέρμα ὁ τραχὺς λίθος · ὁ δὲ ἥρως πεσὼν ἔςκ</text:span></text:span></text:p>
      <text:p text:style-name="P1"><text:span text:style-name="AncientGreek_3a__20_Ἀρχαία_20_ἑλληνικά"><text:span text:style-name="T1">ἐπὶ γόνυ , καὶ ἐναπερείσατο παχείᾳ χειρὶ κατὰ γῆς·</text:span></text:span></text:p>
      <text:p text:style-name="P1"><text:span text:style-name="AncientGreek_3a__20_Ἀρχαία_20_ἑλληνικά"><text:span text:style-name="T1">τοὺς ὀφθαλμοὺς δὲ αὐτοῦ νυξ σκοτεινὴ περιεκάλυψεν ·</text:span></text:span></text:p>
      <text:p text:style-name="P1"><text:span text:style-name="AncientGreek_3a__20_Ἀρχαία_20_ἑλληνικά"><text:span text:style-name="T1">καὶ δὴ τοτε ἀπώλετ᾽ ἂν Αἰνείας ὁ βασιλεὺς τῶν ἀνδρῶν , εἴγε μὴ ὀξέως ἐθεάσατο Αφροδίτη ἡθυγάτηρ</text:span></text:span></text:p>
      <text:p text:style-name="P1"><text:span text:style-name="AncientGreek_3a__20_Ἀρχαία_20_ἑλληνικά"><text:span text:style-name="T1">τοῦ Διὸς , ἡ μήτηρ αὐτοῦ , ἥτις ἔτεκεν αὐτὸν εὐνηθεῖσα τῷ ᾿Αγχίσῃ βοῦς νέμοντι · ἔχει δὲ τοὺς λευκοὺς</text:span></text:span></text:p>
      <text:p text:style-name="P1"><text:span text:style-name="AncientGreek_3a__20_Ἀρχαία_20_ἑλληνικά"><text:span text:style-name="T1">αὐτῆς πήχεις περὶ τὸν ἑαυτῆς ἀγαπητὸν ὑιὸν · ἔμπροσθενδὲ περιέβαλεν αὐτὸν τὸ περίπλωματοῦ λαμπροῦ πέπλου ,περίφραγμα εἶναι τῶν βελῶν , μή τις</text:span></text:span></text:p>
      <text:p text:style-name="P1"><text:span text:style-name="AncientGreek_3a__20_Ἀρχαία_20_ἑλληνικά"><text:span text:style-name="T1">ἀπὸ τῶν ταχεῖς ἵππους ἐχόντων Ἑλλήνων βαλὼν σίδηρον εἰς τὸ στῆθος , ἀφέληται τὴν ψυχὴν · αυτὴ μὲν</text:span></text:span></text:p>
      <text:p text:style-name="P1"><text:span text:style-name="AncientGreek_3a__20_Ἀρχαία_20_ἑλληνικά"><text:span text:style-name="T1">οὖν τὸν ἀγαπητὸν υἱὸν ὑπεξήγαγεν ἀπὸ τοῦ πολέμου · Ὁ ὑιὸς δὲ τοῦ Καπανέως οὐκ ἐπελάθετο τῶν</text:span></text:span></text:p>
      <text:p text:style-name="P1"><text:span text:style-name="AncientGreek_3a__20_Ἀρχαία_20_ἑλληνικά"><text:span text:style-name="T1">ὑποθηκῶν καὶἐντολῶν τούτων , ἃς ἐπέταττενὁἀγαθὸς τὰ πολεμικὰ Διομήδης · ἀλλ᾿ οὗτος τοὺς μὲν ἰδίους</text:span></text:span></text:p>
      <text:p text:style-name="P1"><text:span text:style-name="AncientGreek_3a__20_Ἀρχαία_20_ἑλληνικά"><text:span text:style-name="T1">μονώνυχας ἵππους κατεῖχε ἐκτὸς ἀπὸ τῆς ταραχῆς</text:span></text:span></text:p>
      <text:p text:style-name="P1"><text:span text:style-name="AncientGreek_3a__20_Ἀρχαία_20_ἑλληνικά"><text:span text:style-name="T1">τοῦ πολέμου , ἐκ τῆς περιφερείας τὰς ἡνίας τανύσας·</text:span></text:span></text:p>
      <text:p text:style-name="P1"><text:span text:style-name="AncientGreek_3a__20_Ἀρχαία_20_ἑλληνικά"><text:span text:style-name="T1"/></text:span></text:p>
      <text:p text:style-name="P1"><text:span text:style-name="AncientGreek_3a__20_Ἀρχαία_20_ἑλληνικά"><text:span text:style-name="T1">ΠΑΡΑΦΡΑΣΙΣ . 211</text:span></text:span></text:p>
      <text:p text:style-name="P1"><text:span text:style-name="AncientGreek_3a__20_Ἀρχαία_20_ἑλληνικά"><text:span text:style-name="T1">ἐφορμήσας δὲ τοὺς καλὰς τρίχας ἔχοντας ἵππους</text:span></text:span></text:p>
      <text:p text:style-name="P1"><text:span text:style-name="AncientGreek_3a__20_Ἀρχαία_20_ἑλληνικά"><text:span text:style-name="T1">τοῦ Αἰνείου ἐξέβαλεν απὸ τῶν Τρῴων ἐπὶ τοὺς ἐυόπλους Ελληνας· ἔδωκε δὲ Δηιπύλῳ τῷ ἀγαπητῷ φίλῳ , ὃν ὑπὲρ πάντας ἐτίμα τοὺς ὁμήλικας, διὰ τὸ</text:span></text:span></text:p>
      <text:p text:style-name="P1"><text:span text:style-name="AncientGreek_3a__20_Ἀρχαία_20_ἑλληνικά"><text:span text:style-name="T1">κατὰ τὸν ἑαυτοῦ λογισμὸν τέλεια ειδέναι , ἐπὶ τὰς</text:span></text:span></text:p>
      <text:p text:style-name="P1"><text:span text:style-name="AncientGreek_3a__20_Ἀρχαία_20_ἑλληνικά"><text:span text:style-name="T1">βαθείας ναῦς ἀπελαύνειν· ὁ ἥρως δὲ τῶν ἑαυτοῦ ἵπ</text:span></text:span></text:p>
      <text:p text:style-name="P1"><text:span text:style-name="AncientGreek_3a__20_Ἀρχαία_20_ἑλληνικά"><text:span text:style-name="T1">πων ἐπιβὰς ἔλαβε τὰς λαμπρὰς ἡνίας · αὐτίκα δὲ</text:span></text:span></text:p>
      <text:p text:style-name="P1"><text:span text:style-name="AncientGreek_3a__20_Ἀρχαία_20_ἑλληνικά"><text:span text:style-name="T1">ἐπὶ τὸν υἱὸν τοῦ Τυδέως ἤλαυνε τοὺς ἰσχυροὺς</text:span></text:span></text:p>
      <text:p text:style-name="P1"><text:span text:style-name="AncientGreek_3a__20_Ἀρχαία_20_ἑλληνικά"><text:span text:style-name="T1">χας ἔχοντας ἵππους προθυμούμενος· οὗτος δὲ τὴν</text:span></text:span></text:p>
      <text:p text:style-name="P1"><text:span text:style-name="AncientGreek_3a__20_Ἀρχαία_20_ἑλληνικά"><text:span text:style-name="T1">Αφροδίτην ἐδίωκε σιδήρῳ ἀνηλεεῖ , εἰδὼς ὅτι ἀσθενὴς</text:span></text:span></text:p>
      <text:p text:style-name="P1"><text:span text:style-name="AncientGreek_3a__20_Ἀρχαία_20_ἑλληνικά"><text:span text:style-name="T1">ὑπάρχει θεὸς , οὐδ᾽ ἔειν ἀπὸ τῶν θεῶν τούτων , αἳ</text:span></text:span></text:p>
      <text:p text:style-name="P1"><text:span text:style-name="AncientGreek_3a__20_Ἀρχαία_20_ἑλληνικά"><text:span text:style-name="T1">τὸν πόλεμον τῶν ἀνδρῶν διέπουσιν , οὔτε ἡ ᾿Αθηνᾶ</text:span></text:span></text:p>
      <text:p text:style-name="P1"><text:span text:style-name="AncientGreek_3a__20_Ἀρχαία_20_ἑλληνικά"><text:span text:style-name="T1">οὔτε ἡ τὰς πόλεις πορθοῦσα Ἐνυώ . ἀλλ᾽ ὁπηνίκα δε</text:span></text:span></text:p>
      <text:p text:style-name="P1"><text:span text:style-name="AncientGreek_3a__20_Ἀρχαία_20_ἑλληνικά"><text:span text:style-name="T1">κατέλαβε κατὰ τὸν μέγαν στρατὸν διώκων , τότε ἐφορμήσας ὁ τοῦ μεγαλοψύχου Τυδέως ὑιὸς , τὸ ἄκρον τῆς</text:span></text:span></text:p>
      <text:p text:style-name="P1"><text:span text:style-name="AncientGreek_3a__20_Ἀρχαία_20_ἑλληνικά"><text:span text:style-name="T1">ἀσθενοῦς χειρὸς ἔτρωσεν ἐπιπηδήσας δόρατι ὀξεῖ · εὐ·</text:span></text:span></text:p>
      <text:p text:style-name="P1"><text:span text:style-name="AncientGreek_3a__20_Ἀρχαία_20_ἑλληνικά"><text:span text:style-name="T1">θέως δὲ τὸ δόρυ τὴν ἐπιφάνειαν τοῦ σώματος ἔτρωσε ,</text:span></text:span></text:p>
      <text:p text:style-name="P1"><text:soft-page-break/><text:span text:style-name="AncientGreek_3a__20_Ἀρχαία_20_ἑλληνικά"><text:span text:style-name="T1">διὰ τοῦ θείου ἱματίου , ὅπερ αὐτῇ κατεσκέυασαν αἱ</text:span></text:span></text:p>
      <text:p text:style-name="P1"><text:span text:style-name="AncientGreek_3a__20_Ἀρχαία_20_ἑλληνικά"><text:span text:style-name="T1">Χάριτες αὐταὶ , ὑπὲρ τὸ ἔσχατον κοῖλον τῆς χειρὸς</text:span></text:span></text:p>
      <text:p text:style-name="P1"><text:span text:style-name="AncientGreek_3a__20_Ἀρχαία_20_ἑλληνικά"><text:span text:style-name="T1">ἔῤῥει δὲ τὸ θεῖον αἷμα τῆς θεοῦ , ἐχωρ, οἷος δὴ ῥεῖ</text:span></text:span></text:p>
      <text:p text:style-name="P1"><text:span text:style-name="AncientGreek_3a__20_Ἀρχαία_20_ἑλληνικά"><text:span text:style-name="T1">τοῖς μακαρίοις θεοῖς · οὐ γὰρ ἐσθίουσιν ἄρτον , οὐδὲ</text:span></text:span></text:p>
      <text:p text:style-name="P1"><text:span text:style-name="AncientGreek_3a__20_Ἀρχαία_20_ἑλληνικά"><text:span text:style-name="T1">πίνουσιν οἶνον θερμὸν · τούτου χάριν ἄνευ αἵματος</text:span></text:span></text:p>
      <text:p text:style-name="P1"><text:span text:style-name="AncientGreek_3a__20_Ἀρχαία_20_ἑλληνικά"><text:span text:style-name="T1">εἰσι , καὶ ἀθάνατοι καλοῦνται . ἡ δὲ ᾽Αφροδίτη μεγάλως ὀλολύζουσα κατέβαλεν ἀφ' ἑαυτῆς τὸν υἱὸν · καὶ</text:span></text:span></text:p>
      <text:p text:style-name="P1"><text:span text:style-name="AncientGreek_3a__20_Ἀρχαία_20_ἑλληνικά"><text:span text:style-name="T1">τοῦτον μὲν ἐν χερσὶν ἔσωσεν ᾿Απόλλων ὁ Φοῖβος</text:span></text:span></text:p>
      <text:p text:style-name="P1"><text:span text:style-name="AncientGreek_3a__20_Ἀρχαία_20_ἑλληνικά"><text:span text:style-name="T1">διὰ νεφέλης σκοτεινῆς , μή τις ἀπὸ τῶν ταχεῖς ἵπ</text:span></text:span></text:p>
      <text:p text:style-name="P1"><text:span text:style-name="AncientGreek_3a__20_Ἀρχαία_20_ἑλληνικά"><text:span text:style-name="T1">πους ἐχόντων Ἑλλήνων σίδηρον βαλων εἰς τὸ στῆθος , ἀφέληται τὴν ψυχήν . ἐπ᾿ αὐτῇ δὲ μεγάλως ἐβόησεν ὁ κατὰ πόλεμον ἀγαθὸς Διομήδης · ὦ θύγατερ</text:span></text:span></text:p>
      <text:p text:style-name="P1"><text:span text:style-name="AncientGreek_3a__20_Ἀρχαία_20_ἑλληνικά"><text:span text:style-name="T1">τοῦ Διὸς , ὑποχώρει τῆς μάχης καὶ τοῦ πολέμου</text:span></text:span></text:p>
      <text:p text:style-name="P1"><text:span text:style-name="AncientGreek_3a__20_Ἀρχαία_20_ἑλληνικά"><text:span text:style-name="T1">ἢ οὐχ ἱκανόν σοι,ὅτι γυναῖκας ἀσθενεῖς ἐξαπατᾷς ;</text:span></text:span></text:p>
      <text:p text:style-name="P1"><text:span text:style-name="AncientGreek_3a__20_Ἀρχαία_20_ἑλληνικά"><text:span text:style-name="T1">εἰ δὲσὺ εἰς τὸν πόλεμον ἀναστραφήσῃ , όντως σε οιομαι φοβηθήσεσθαι τὸν πόλεμον , καὶ ἐὰν ἄλλοθι εἶναι</text:span></text:span></text:p>
      <text:p text:style-name="P1"><text:span text:style-name="AncientGreek_3a__20_Ἀρχαία_20_ἑλληνικά"><text:span text:style-name="T1"/></text:span></text:p>
      <text:p text:style-name="P1"><text:span text:style-name="AncientGreek_3a__20_Ἀρχαία_20_ἑλληνικά"><text:span text:style-name="T1">ΠΑΡΑΦΡΑΣΙΣ. 213</text:span></text:span></text:p>
      <text:p text:style-name="P1"><text:span text:style-name="AncientGreek_3a__20_Ἀρχαία_20_ἑλληνικά"><text:span text:style-name="T1">ἀκούσῃς . Οὕτως εἶπεν · αὕτη δὲ ἀδημονοῦσα απῆλθε , δεινῶς δὲ κατεπονεῖτο · καὶ ταύτην μὲν δὴ λαβοῦσα ἡ ταχεῖα Ιρις ἐξήγαγε τοῦ στρατοῦ βαρυνομένην ὀδύναις · ἐμελαίνετο δὲ τὴν περικαλλῆ ἐπιφάνειαν τοῦ σώματος · εὗρε μετὰ ταῦτα ἐπὶ τὰ ἀρι</text:span></text:span></text:p>
      <text:p text:style-name="P1"><text:span text:style-name="AncientGreek_3a__20_Ἀρχαία_20_ἑλληνικά"><text:span text:style-name="T1">στερὰ μέρη τῆς μάχης τὸν ὁρμητικὸν Αρεα καθήμενον ·</text:span></text:span></text:p>
      <text:p text:style-name="P1"><text:span text:style-name="AncientGreek_3a__20_Ἀρχαία_20_ἑλληνικά"><text:span text:style-name="T1">ἐν ἀέρι δὲ καὶ ἀορασίᾳ παρεκέκλιτο τὸ δόρυ καὶ</text:span></text:span></text:p>
      <text:p text:style-name="P1"><text:span text:style-name="AncientGreek_3a__20_Ἀρχαία_20_ἑλληνικά"><text:span text:style-name="T1">οἱ ταχεῖς αὐτοῦ ἵπποι· αὐτὴ δὲ ἐπὶ γόνατα πε</text:span></text:span></text:p>
      <text:p text:style-name="P1"><text:span text:style-name="AncientGreek_3a__20_Ἀρχαία_20_ἑλληνικά"><text:span text:style-name="T1">σοῦσα τοῦ͵ ἀγαπητοῦ ἀδελφοῦ πολλὰ δεομένη , τοὺς</text:span></text:span></text:p>
      <text:p text:style-name="P1"><text:span text:style-name="AncientGreek_3a__20_Ἀρχαία_20_ἑλληνικά"><text:span text:style-name="T1">χρυσοχαλίνους ἵππους ἐζήτει λέγουσα · ὦ ἀγαπητὲ</text:span></text:span></text:p>
      <text:p text:style-name="P1"><text:span text:style-name="AncientGreek_3a__20_Ἀρχαία_20_ἑλληνικά"><text:span text:style-name="T1">ἀδελφὲ , ἐπιμελήθητί μου , καὶ δός μοι τοὺς ἵππους ,</text:span></text:span></text:p>
      <text:p text:style-name="P1"><text:span text:style-name="AncientGreek_3a__20_Ἀρχαία_20_ἑλληνικά"><text:span text:style-name="T1">ὅπως ἀφίκωμαι εἰς τὸν οὐρανὸν , ὅπου τὸ ἔδαφος</text:span></text:span></text:p>
      <text:p text:style-name="P1"><text:span text:style-name="AncientGreek_3a__20_Ἀρχαία_20_ἑλληνικά"><text:span text:style-name="T1">τῶν ἀθανάτων θεῶν ὑπάρχει · πάνυ πιέζομαι ὑπὸ</text:span></text:span></text:p>
      <text:p text:style-name="P1"><text:span text:style-name="AncientGreek_3a__20_Ἀρχαία_20_ἑλληνικά"><text:span text:style-name="T1">τοῦ τραύματος , ὅ με ἔτρωσεν ἀνὴρ θνητὸς ὁ υἱὸς</text:span></text:span></text:p>
      <text:p text:style-name="P1"><text:span text:style-name="AncientGreek_3a__20_Ἀρχαία_20_ἑλληνικά"><text:span text:style-name="T1">τοῦ Τυδέως , ὃς νῦν καὶ τῷ Διὶ τῷ πατρὶ πολεμοίη</text:span></text:span></text:p>
      <text:p text:style-name="P1"><text:span text:style-name="AncientGreek_3a__20_Ἀρχαία_20_ἑλληνικά"><text:span text:style-name="T1">ἄν . Οὕτως εἶπεν . ῎Αρης δὲ ἔδωκεν αὐτῇ τοὺς χρυ ·</text:span></text:span></text:p>
      <text:p text:style-name="P1"><text:span text:style-name="AncientGreek_3a__20_Ἀρχαία_20_ἑλληνικά"><text:span text:style-name="T1">σοχαλίνους ἵππους · ἡ δὲ ἀνέβαινεν εἰς τὸν δίφρον</text:span></text:span></text:p>
      <text:p text:style-name="P1"><text:span text:style-name="AncientGreek_3a__20_Ἀρχαία_20_ἑλληνικά"><text:span text:style-name="T1">τεθλιμμένη τὴν προσφιλῆ ψυχὴν · παρ᾽ αὐτῇ δὲ καὶ</text:span></text:span></text:p>
      <text:p text:style-name="P1"><text:span text:style-name="AncientGreek_3a__20_Ἀρχαία_20_ἑλληνικά"><text:span text:style-name="T1">ἡ Ἶρις ανέβη ,καὶ ἔλαβε ταῖς χερσὶ τὰς ἡνίας·</text:span></text:span></text:p>
      <text:p text:style-name="P1"><text:span text:style-name="AncientGreek_3a__20_Ἀρχαία_20_ἑλληνικά"><text:span text:style-name="T1">ἐμάστιξε δὲ ἐλαύνειν , οἱ δὲ οὐκ ἄκοντες ἐπέτοντο .</text:span></text:span></text:p>
      <text:p text:style-name="P1"><text:span text:style-name="AncientGreek_3a__20_Ἀρχαία_20_ἑλληνικά"><text:span text:style-name="T1">ταχέως δὲ μετὰ ταῦτα αφίκοντο εἰς τὸ ἔδαφος τῶν</text:span></text:span></text:p>
      <text:p text:style-name="P1"><text:span text:style-name="AncientGreek_3a__20_Ἀρχαία_20_ἑλληνικά"><text:span text:style-name="T1">θεῶν τὸν ὑψηλὸν οὐρανὸν ·ἐκεῖ τοὺς ἵππους ἕστησεν</text:span></text:span></text:p>
      <text:p text:style-name="P1"><text:soft-page-break/><text:span text:style-name="AncientGreek_3a__20_Ἀρχαία_20_ἑλληνικά"><text:span text:style-name="T1">ἡ ὠκύπους ταχεῖα Ἶρις , λύσασα ἐκ τοῦ δίφρους παρέβαλε δὲ αὐτοῖς θείαν ἐδωδήν . ἡ δὲ ἔνδοξος Αφροδίτη ἔπιπτεν ἐν τοῖς γόνασι Διώνης τῆς ἑαυτῆς μητρὸς · αὐτὴ δὲ εἰς τὰς ἀγκάλας ἐλάμβανε τὴν ἑαυτῆς</text:span></text:span></text:p>
      <text:p text:style-name="P1"><text:span text:style-name="AncientGreek_3a__20_Ἀρχαία_20_ἑλληνικά"><text:span text:style-name="T1">θυγατέρα , καὶ τῇ χειρὶκατέψησε αὐτὴν, καὶ λόγον</text:span></text:span></text:p>
      <text:p text:style-name="P1"><text:span text:style-name="AncientGreek_3a__20_Ἀρχαία_20_ἑλληνικά"><text:span text:style-name="T1">εἶπεν , καὶ ἐξ ονόματος ἐκάλει· ὦ τέκνον ἀγαπητὸν , τίς</text:span></text:span></text:p>
      <text:p text:style-name="P1"><text:span text:style-name="AncientGreek_3a__20_Ἀρχαία_20_ἑλληνικά"><text:span text:style-name="T1">δή σε τοιαῦτα εἰργάσατο ἀπὸ τῶν οὐρανίων θεῶν ματαίως, ὥσπερ κακόν τι ποιοῦσαν ἀνέδην τε καὶ ἐν ὄψει;</text:span></text:span></text:p>
      <text:p text:style-name="P1"><text:span text:style-name="AncientGreek_3a__20_Ἀρχαία_20_ἑλληνικά"><text:span text:style-name="T1">Ταύτῃ δὲ μετὰ ταῦτ᾽ ἀπεκρίνατο ἡ φιλόγελως Αφροδίτη · ἔτρωσέ με ὁ υἱὸς τοῦ Τιδέως ὁ ἰσχυρότατος</text:span></text:span></text:p>
      <text:p text:style-name="P1"><text:span text:style-name="AncientGreek_3a__20_Ἀρχαία_20_ἑλληνικά"><text:span text:style-name="T1">Διομήδης , διότι ἐγὼ τὸν ἀγαπητὸν υἱὸν ὑπεξῆγον</text:span></text:span></text:p>
      <text:p text:style-name="P1"><text:span text:style-name="AncientGreek_3a__20_Ἀρχαία_20_ἑλληνικά"><text:span text:style-name="T1">ἀπὸ τοῦ πολεμου , τὸν Αἰνείαν , ὃς φίλτατος πάν</text:span></text:span></text:p>
      <text:p text:style-name="P1"><text:span text:style-name="AncientGreek_3a__20_Ἀρχαία_20_ἑλληνικά"><text:span text:style-name="T1"/></text:span></text:p>
      <text:p text:style-name="P1"><text:span text:style-name="AncientGreek_3a__20_Ἀρχαία_20_ἑλληνικά"><text:span text:style-name="T1">ΠΑΡΑΦΡΑΣΙΣ . 215</text:span></text:span></text:p>
      <text:p text:style-name="P1"><text:span text:style-name="AncientGreek_3a__20_Ἀρχαία_20_ἑλληνικά"><text:span text:style-name="T1">1</text:span></text:span></text:p>
      <text:p text:style-name="P1"><text:span text:style-name="AncientGreek_3a__20_Ἀρχαία_20_ἑλληνικά"><text:span text:style-name="T1">1</text:span></text:span></text:p>
      <text:p text:style-name="P1"><text:span text:style-name="AncientGreek_3a__20_Ἀρχαία_20_ἑλληνικά"><text:span text:style-name="T1">~</text:span></text:span></text:p>
      <text:p text:style-name="P1"><text:span text:style-name="AncientGreek_3a__20_Ἀρχαία_20_ἑλληνικά"><text:span text:style-name="T1">~</text:span></text:span></text:p>
      <text:p text:style-name="P1"><text:span text:style-name="AncientGreek_3a__20_Ἀρχαία_20_ἑλληνικά"><text:span text:style-name="T1">των ἐμοὶ ὑπάρχει· οὐκέτι γάρ ἐστι μάχη χαλεπὴ</text:span></text:span></text:p>
      <text:p text:style-name="P1"><text:span text:style-name="AncientGreek_3a__20_Ἀρχαία_20_ἑλληνικά"><text:span text:style-name="T1">Τρῴων καὶ Ἑλλήνων , ἀλλ᾽ ἤδη οἱ Ἕλληνες καὶ τοῖς</text:span></text:span></text:p>
      <text:p text:style-name="P1"><text:span text:style-name="AncientGreek_3a__20_Ἀρχαία_20_ἑλληνικά"><text:span text:style-name="T1">ἀθανάτοις θεοῖς͵ πολεμοῦσιν . Ταύτῃ δὲ μετὰ ταῦτ᾽</text:span></text:span></text:p>
      <text:p text:style-name="P1"><text:span text:style-name="AncientGreek_3a__20_Ἀρχαία_20_ἑλληνικά"><text:span text:style-name="T1">ἀπεκρίνατο Διώνη ἡ ἐνδοξοτάτη τῶν θεῶν · ὑπόμει</text:span></text:span></text:p>
      <text:p text:style-name="P1"><text:span text:style-name="AncientGreek_3a__20_Ἀρχαία_20_ἑλληνικά"><text:span text:style-name="T1">νον, ὦ τέκνον ἐμὸν , καὶ καρτέρησον καίπερ λυπου</text:span></text:span></text:p>
      <text:p text:style-name="P1"><text:span text:style-name="AncientGreek_3a__20_Ἀρχαία_20_ἑλληνικά"><text:span text:style-name="T1">μένη · πολλοὶ γὰρ κατοικοῦντες τὰ οὐράνια οἰκήματα ὑπεμείναμεν ἐξ ἀνδρῶν δεινὰς συμφορὰς κατ</text:span></text:span></text:p>
      <text:p text:style-name="P1"><text:span text:style-name="AncientGreek_3a__20_Ἀρχαία_20_ἑλληνικά"><text:span text:style-name="T1">ἀλλήλων ποιοῦντες · ὑπέμεινε μὲν ὁ ῎Αρης , ὅτε αὐτ</text:span></text:span></text:p>
      <text:p text:style-name="P1"><text:span text:style-name="AncientGreek_3a__20_Ἀρχαία_20_ἑλληνικά"><text:span text:style-name="T1">τὸν ὁ Ωτος, καὶ ὁ ἰσχυρὸς Ἐφιάλτης οἱ ὑιοὶ τοῦ</text:span></text:span></text:p>
      <text:p text:style-name="P1"><text:span text:style-name="AncientGreek_3a__20_Ἀρχαία_20_ἑλληνικά"><text:span text:style-name="T1">Αλωέως ἐδέσμευσαν ἐν δεσμῷ ἰσχυρῷ · ἐν χαλκῷ</text:span></text:span></text:p>
      <text:p text:style-name="P1"><text:span text:style-name="AncientGreek_3a__20_Ἀρχαία_20_ἑλληνικά"><text:span text:style-name="T1">δὲ πίθω ἦν δεδεμένος ἐπὶ μῆνας τρισκαίδεκα · καὶ</text:span></text:span></text:p>
      <text:p text:style-name="P1"><text:span text:style-name="AncientGreek_3a__20_Ἀρχαία_20_ἑλληνικά"><text:span text:style-name="T1">δὴ τότ᾽ ἂν ἀπώλετο ῎Αρης ὁ ἀκόρεστος τοῦ πολέμου , εἰ μὴ ἡ μητρυια , ή ωραία περίβοια ἐδήλωσε τῷ Ἑρμῇ · οὗτος δὲ ἔκλεψε τὸν ῎Αρην καταπονούμενον ἤδη · δεινὸς δὲ αὐτὸν δεσμὸς ἐδάμαζε . ὑπέ</text:span></text:span></text:p>
      <text:p text:style-name="P1"><text:span text:style-name="AncientGreek_3a__20_Ἀρχαία_20_ἑλληνικά"><text:span text:style-name="T1">μεινε δὲ ἡ Ἥρα , ὅτε αὐτὴν ὁ ἰσχυρὸς παῖς τοῦ</text:span></text:span></text:p>
      <text:p text:style-name="P1"><text:span text:style-name="AncientGreek_3a__20_Ἀρχαία_20_ἑλληνικά"><text:span text:style-name="T1">Αμφιτρύωνος κατὰ τὸν δεξιὸν μαζὸν βέλει τριγώνῳ</text:span></text:span></text:p>
      <text:p text:style-name="P1"><text:span text:style-name="AncientGreek_3a__20_Ἀρχαία_20_ἑλληνικά"><text:span text:style-name="T1">κι ἔτρωσε · καίτοι τότε ανίατος ὀδύνη κατέσχεν αυτήν .</text:span></text:span></text:p>
      <text:p text:style-name="P1"><text:span text:style-name="AncientGreek_3a__20_Ἀρχαία_20_ἑλληνικά"><text:span text:style-name="T1">ὑπέμεινε δὲ ὁ ῞Αιδης πρὸς τούτοις ὁ μέγας τὸ ταχὺ</text:span></text:span></text:p>
      <text:p text:style-name="P1"><text:span text:style-name="AncientGreek_3a__20_Ἀρχαία_20_ἑλληνικά"><text:span text:style-name="T1">βέλος , ὑπηνίκα αὐτὸν ὁ αὐτὸς ἀνὴρ ὁ υἱὸς τοῦ Διὸς</text:span></text:span></text:p>
      <text:p text:style-name="P1"><text:span text:style-name="AncientGreek_3a__20_Ἀρχαία_20_ἑλληνικά"><text:span text:style-name="T1">τοῦ τὴν αἰγίδα φοροῦντος κατὰ τὴν Πύλον ἐν τοῖς</text:span></text:span></text:p>
      <text:p text:style-name="P1"><text:span text:style-name="AncientGreek_3a__20_Ἀρχαία_20_ἑλληνικά"><text:span text:style-name="T1">νεκροῖς τρώσας , ὀδύνας αὐτῷ ἔδωκε . οὗτος δὲ ἐπορεύθη εἰς τὸ οἴκημα τοῦ Διὸς , τὸν μέγαν οὐρανὸν ,</text:span></text:span></text:p>
      <text:p text:style-name="P1"><text:soft-page-break/><text:span text:style-name="AncientGreek_3a__20_Ἀρχαία_20_ἑλληνικά"><text:span text:style-name="T1">α λυπούμενος κατὰ ψυχὴν ὀδύναις πεπερονημένος· τὸ</text:span></text:span></text:p>
      <text:p text:style-name="P1"><text:span text:style-name="AncientGreek_3a__20_Ἀρχαία_20_ἑλληνικά"><text:span text:style-name="T1">βέλος δὲ ἐνεπάγη ἐντῷ ἰσχυρῷ ὤμῳ , ἐλύπει δὲ</text:span></text:span></text:p>
      <text:p text:style-name="P1"><text:span text:style-name="AncientGreek_3a__20_Ἀρχαία_20_ἑλληνικά"><text:span text:style-name="T1">τὴν ψυχὴν · ἐπ 'αὐτῷ δὲ Παιδων φάρμακα αφανίζαν</text:span></text:span></text:p>
      <text:p text:style-name="P1"><text:span text:style-name="AncientGreek_3a__20_Ἀρχαία_20_ἑλληνικά"><text:span text:style-name="T1">τα τὰς ὀδύνας τιθεὶς ἐθεράπευσεν · οὐδαμῶς γὰρ</text:span></text:span></text:p>
      <text:p text:style-name="P1"><text:span text:style-name="AncientGreek_3a__20_Ἀρχαία_20_ἑλληνικά"><text:span text:style-name="T1">θνητὸς ἦν , ὁ ἄδικος καὶ μεγαλοπράγμων , ὃς οὐκ</text:span></text:span></text:p>
      <text:p text:style-name="P1"><text:span text:style-name="AncientGreek_3a__20_Ἀρχαία_20_ἑλληνικά"><text:span text:style-name="T1">ἐπιστρέφεται πράττων τὰ ἄδικα , ὃς τόξῳ ἐλύπει</text:span></text:span></text:p>
      <text:p text:style-name="P1"><text:span text:style-name="AncientGreek_3a__20_Ἀρχαία_20_ἑλληνικά"><text:span text:style-name="T1">τοὺς θεοὺς , οἳ τὸν οὐρανὸν κατοικοῦσι, ἐπὶ σοὶ δὲ</text:span></text:span></text:p>
      <text:p text:style-name="P1"><text:span text:style-name="AncientGreek_3a__20_Ἀρχαία_20_ἑλληνικά"><text:span text:style-name="T1">τοῦτον ἐφῆκεν ἡ θεὰ ἡ εὐόφθαλμος ᾿Αθηνᾶ · ὁ ἀνόη‐</text:span></text:span></text:p>
      <text:p text:style-name="P1"><text:span text:style-name="AncientGreek_3a__20_Ἀρχαία_20_ἑλληνικά"><text:span text:style-name="T1">οὐδὲ τοῦτο ἐπίσταται εἰς τὴν ἑαυτοῦ διάνοιαν</text:span></text:span></text:p>
      <text:p text:style-name="P1"><text:span text:style-name="AncientGreek_3a__20_Ἀρχαία_20_ἑλληνικά"><text:span text:style-name="T1">ὁ υἱὸς τοῦ Τυδέως , ὅτι οὐ πάνυ πολυχρόνιός ἐστιν ,</text:span></text:span></text:p>
      <text:p text:style-name="P1"><text:span text:style-name="AncientGreek_3a__20_Ἀρχαία_20_ἑλληνικά"><text:span text:style-name="T1"/></text:span></text:p>
      <text:p text:style-name="P1"><text:span text:style-name="AncientGreek_3a__20_Ἀρχαία_20_ἑλληνικά"><text:span text:style-name="T1">ΠΑΡΑΦΡΑΣΙΣ. 217</text:span></text:span></text:p>
      <text:p text:style-name="P1"><text:span text:style-name="AncientGreek_3a__20_Ἀρχαία_20_ἑλληνικά"><text:span text:style-name="T1">ὃς ἂν τοῖς ἀθανάτοις θεοῖς πολεμῇ · οὐδὲ τὰ τέκνα</text:span></text:span></text:p>
      <text:p text:style-name="P1"><text:span text:style-name="AncientGreek_3a__20_Ἀρχαία_20_ἑλληνικά"><text:span text:style-name="T1">πρὸς τοῖς γόνασιν αὐτοῦ ἑστῶτα πάππαλέγουσιν</text:span></text:span></text:p>
      <text:p text:style-name="P1"><text:span text:style-name="AncientGreek_3a__20_Ἀρχαία_20_ἑλληνικά"><text:span text:style-name="T1">αὐτὸν , αφικόμενον ἐκ τοῦ πολέμου καὶ τῆς χαλεπῂς μάχης · διὰ τοῦτο νῦν καὶ ὁ υἱὸς τοῦ Τυδέως</text:span></text:span></text:p>
      <text:p text:style-name="P1"><text:span text:style-name="AncientGreek_3a__20_Ἀρχαία_20_ἑλληνικά"><text:span text:style-name="T1">εἰ καὶ λίαν ἰσχυρός ἐστιν , λογιζέσθω , μή τις αὐτῷ πολεμῇ βελτίων σοῦ · μήπως ἐπὶ πολὺ ἡ συ</text:span></text:span></text:p>
      <text:p text:style-name="P1"><text:span text:style-name="AncientGreek_3a__20_Ἀρχαία_20_ἑλληνικά"><text:span text:style-name="T1">νετὴ Αιγιάλεια ἡ τοῦ ᾿Αδράστου θυγάτηρ ὀλολύζουσα ἐκ τοῦ ὕπνου ἐγείρῃ τοὺς ἀγαπητοὺς οἰκείς</text:span></text:span></text:p>
      <text:p text:style-name="P1"><text:span text:style-name="AncientGreek_3a__20_Ἀρχαία_20_ἑλληνικά"><text:span text:style-name="T1">ους , ποθοῦσα τὸν ἐκ παρθενίας αὐτῆς ἄνδρα τὸν</text:span></text:span></text:p>
      <text:p text:style-name="P1"><text:span text:style-name="AncientGreek_3a__20_Ἀρχαία_20_ἑλληνικά"><text:span text:style-name="T1">βέλτιστον τῶν Ἑλλήνων , ἡ ἀγαθὴ σύζυγος τοῦ</text:span></text:span></text:p>
      <text:p text:style-name="P1"><text:span text:style-name="AncientGreek_3a__20_Ἀρχαία_20_ἑλληνικά"><text:span text:style-name="T1">ἱππικοῦ Διομήδους . Εἶπε δὴ , καὶ ἀμφοτέραις ταῖς</text:span></text:span></text:p>
      <text:p text:style-name="P1"><text:span text:style-name="AncientGreek_3a__20_Ἀρχαία_20_ἑλληνικά"><text:span text:style-name="T1">χερσὶν ἀπέψα ἀπὸ τῆς χειρὸς τὸν χῶρα · ὑγιάζετο δὲ ἡ χεὶρ , αἱ βαρεῖαι δὲ ὀδύναι κατεπραΰνοντο . Η δε Αθηνᾶ καὶ ἡ Ἥρα ἀποβλέπουσαι</text:span></text:span></text:p>
      <text:p text:style-name="P1"><text:span text:style-name="AncientGreek_3a__20_Ἀρχαία_20_ἑλληνικά"><text:span text:style-name="T1">χλευαστικοῖς λόγοις παρώξυνον τὸν Δία τὸν υἱὸν</text:span></text:span></text:p>
      <text:p text:style-name="P1"><text:span text:style-name="AncientGreek_3a__20_Ἀρχαία_20_ἑλληνικά"><text:span text:style-name="T1">τοῦ Κρόνου . τούτοις τῶν λόγων ἡγεῖτο ἡ θεὰ ἡ</text:span></text:span></text:p>
      <text:p text:style-name="P1"><text:span text:style-name="AncientGreek_3a__20_Ἀρχαία_20_ἑλληνικά"><text:span text:style-name="T1">ἐνόφθαλμος ᾿Αθηνᾶ λέγουσα · ὦ Ζεῦ πᾶτερ , ἆρα τί μοι ὀργισθήσῃ δι᾿ ὅπερ ἂν εἴπω; ὄντως δή τις</text:span></text:span></text:p>
      <text:p text:style-name="P1"><text:span text:style-name="AncientGreek_3a__20_Ἀρχαία_20_ἑλληνικά"><text:span text:style-name="T1">να ἀπὸ τῶν Ἑλληνίδων γυναικῶν ἀναπείθουσα ἡ</text:span></text:span></text:p>
      <text:p text:style-name="P1"><text:span text:style-name="AncientGreek_3a__20_Ἀρχαία_20_ἑλληνικά"><text:span text:style-name="T1">᾿Αφροδίτη ἀκολουθεῖν ἅμα τοῖς Τρωσίν , οὓς νῦν</text:span></text:span></text:p>
      <text:p text:style-name="P1"><text:span text:style-name="AncientGreek_3a__20_Ἀρχαία_20_ἑλληνικά"><text:span text:style-name="T1">ἐξόχως ἠγάπησεν · ἀπὸ τούτων δὴ τῶν ἐνειματούσῶν Ἑλληνίδων τινὰ καταλῶσα , παρὰ τὴν χρυσῆν βελόνην ὑπέξεσε τὴν ἀσθενῆ αὐτῆς χεῖρα . Οὔ</text:span></text:span></text:p>
      <text:p text:style-name="P1"><text:span text:style-name="AncientGreek_3a__20_Ἀρχαία_20_ἑλληνικά"><text:span text:style-name="T1">τως εἶπεν . ἐμειδίασε δὲ ὁ πατὴρ τῶν ἀνδρῶν καὶ</text:span></text:span></text:p>
      <text:p text:style-name="P1"><text:span text:style-name="AncientGreek_3a__20_Ἀρχαία_20_ἑλληνικά"><text:span text:style-name="T1">τῶν θεῶν · καὶ δὴ καλέσας εἶπε πρὸς τὴν χρυσῆν</text:span></text:span></text:p>
      <text:p text:style-name="P1"><text:span text:style-name="AncientGreek_3a__20_Ἀρχαία_20_ἑλληνικά"><text:span text:style-name="T1">᾿Αφροδίτην : ὦ τέκνον ἐμὸν , οὐ σοὶ ἐδόθησαν τα</text:span></text:span></text:p>
      <text:p text:style-name="P1"><text:span text:style-name="AncientGreek_3a__20_Ἀρχαία_20_ἑλληνικά"><text:span text:style-name="T1">πολεμικὰ ἔργα · ἀλλὰ σὺ μὲν μετέρχου τὰ ἐπέραστα ἔργα τοῦ γάμου · ταῦτα δὲ πάντα διὰ φροντίδος ἔσονται ῎Αρει τῷ ταχεῖ , καὶ τῇ ᾿Αθηνᾷ . Οὔτως οὗτοι μὲν τοιαῦτα πρὸς ἀλλήλους ἔλεγον . Διομήδης δὲ ὁ κατὰ πόλεμον ἀγαθὸς ὥρμησε κατ' Αινείου , εἰδὼς ὅτι αὐτὸς ὁ ᾿Απόλλων ὑπερεῖχεν αὐ</text:span></text:span></text:p>
      <text:p text:style-name="P1"><text:span text:style-name="AncientGreek_3a__20_Ἀρχαία_20_ἑλληνικά"><text:span text:style-name="T1">τῷ τὰς χεῖρας ( ἐβοήθει ) · ἀλλ᾽ οὗτος οὐδὲ τὸν μέγαν θεὸν εὐλαβεῖτο , ἐφίετο δὲ ἀεὶ ἀνελεῖν τὸν</text:span></text:span></text:p>
      <text:p text:style-name="P1"><text:span text:style-name="AncientGreek_3a__20_Ἀρχαία_20_ἑλληνικά"><text:span text:style-name="T1"/></text:span></text:p>
      <text:p text:style-name="P1"><text:soft-page-break/><text:span text:style-name="AncientGreek_3a__20_Ἀρχαία_20_ἑλληνικά"><text:span text:style-name="T1">ΠΑΡΑΦΡΑΣΙΣ . 219</text:span></text:span></text:p>
      <text:p text:style-name="P1"><text:span text:style-name="AncientGreek_3a__20_Ἀρχαία_20_ἑλληνικά"><text:span text:style-name="T1">€</text:span></text:span></text:p>
      <text:p text:style-name="P1"><text:span text:style-name="AncientGreek_3a__20_Ἀρχαία_20_ἑλληνικά"><text:span text:style-name="T1">Αἰνείαν , καὶ ἀποδῦσαι τὰ τίμια ὅπλα. τρὶς μὲν</text:span></text:span></text:p>
      <text:p text:style-name="P1"><text:span text:style-name="AncientGreek_3a__20_Ἀρχαία_20_ἑλληνικά"><text:span text:style-name="T1">οὖν μετὰ ταῦτα ἐφώρμησεν ἀνελεῖν προθυμούμενος ,</text:span></text:span></text:p>
      <text:p text:style-name="P1"><text:span text:style-name="AncientGreek_3a__20_Ἀρχαία_20_ἑλληνικά"><text:span text:style-name="T1">τρὶς δὲ αὐτῷ τὴν λαμπρὰν ἀσπίδα παρέσεισεν ὁ</text:span></text:span></text:p>
      <text:p text:style-name="P1"><text:span text:style-name="AncientGreek_3a__20_Ἀρχαία_20_ἑλληνικά"><text:span text:style-name="T1">Ἀπόλλων · ἀλλ᾽ ὅτε δὴ τὸ τέταρτον ἐφώρμησε θεῷ</text:span></text:span></text:p>
      <text:p text:style-name="P1"><text:span text:style-name="AncientGreek_3a__20_Ἀρχαία_20_ἑλληνικά"><text:span text:style-name="T1">παραπλήσιος , δεινῶς δὲ ἀπειλήσας εἶπε πρὸς αὐ</text:span></text:span></text:p>
      <text:p text:style-name="P1"><text:span text:style-name="AncientGreek_3a__20_Ἀρχαία_20_ἑλληνικά"><text:span text:style-name="T1">τὸν᾿Απόλλων ὁ πόῤῥωθεν ἐργαζόμενος · λοχίζου , ὦ</text:span></text:span></text:p>
      <text:p text:style-name="P1"><text:span text:style-name="AncientGreek_3a__20_Ἀρχαία_20_ἑλληνικά"><text:span text:style-name="T1">ὑπὲ τοῦ Τυδέως , καὶ ὑποχώρει , μηδὲ ἐπίσης τοῖς</text:span></text:span></text:p>
      <text:p text:style-name="P1"><text:span text:style-name="AncientGreek_3a__20_Ἀρχαία_20_ἑλληνικά"><text:span text:style-name="T1">θεοῖς θέλε φρονεῖν · οὐδέποτε γάρ ἐστιν ὅμοιον τὸ</text:span></text:span></text:p>
      <text:p text:style-name="P1"><text:span text:style-name="AncientGreek_3a__20_Ἀρχαία_20_ἑλληνικά"><text:span text:style-name="T1">γένος τῶν ἀεὶ ζώντων θεῶν , καὶ τῶν ἐπὶ γῆς βαδιζόντων ἀνθρώπων . Οὕτως εἶπεν. ὁ υἱὸς δὲ τοῦ</text:span></text:span></text:p>
      <text:p text:style-name="P1"><text:span text:style-name="AncientGreek_3a__20_Ἀρχαία_20_ἑλληνικά"><text:span text:style-name="T1">Τυδέως ὑπεχώρησεν ὀλίγον ὀπίσω ἐκκλίνων καὶ φυλαττόμενος τὴν ὀργὴν τοῦ πόῤῥωθεν βάλλοντος</text:span></text:span></text:p>
      <text:p text:style-name="P1"><text:span text:style-name="AncientGreek_3a__20_Ἀρχαία_20_ἑλληνικά"><text:span text:style-name="T1">᾿Απόλλωνος · τὸν Αἰνείαν δὲ πόῤῥωθι τοῦ στρατοῦ</text:span></text:span></text:p>
      <text:p text:style-name="P1"><text:span text:style-name="AncientGreek_3a__20_Ἀρχαία_20_ἑλληνικά"><text:span text:style-name="T1">κατέθηκεν ὁ ᾿Απόλλων ἐν τῇ ἱερᾷ ἀκροπόλει , ὅπου</text:span></text:span></text:p>
      <text:p text:style-name="P1"><text:span text:style-name="AncientGreek_3a__20_Ἀρχαία_20_ἑλληνικά"><text:span text:style-name="T1">αυτῷ ναὸς κατεσκεύαστο · καὶ τοῦτον μὲν ἡ Λητώ</text:span></text:span></text:p>
      <text:p text:style-name="P1"><text:span text:style-name="AncientGreek_3a__20_Ἀρχαία_20_ἑλληνικά"><text:span text:style-name="T1">καὶ ἡ῎Αρτεμις ἡ χαίρουσα τοῖς ἰοῖς, ἤτοι ἡ το</text:span></text:span></text:p>
      <text:p text:style-name="P1"><text:span text:style-name="AncientGreek_3a__20_Ἀρχαία_20_ἑλληνικά"><text:span text:style-name="T1">ξότις , ἐν τῷ μεγάλῳ ἀβάτῳ τοῦ ναοῦ ἐθεράπευον ,</text:span></text:span></text:p>
      <text:p text:style-name="P1"><text:span text:style-name="AncientGreek_3a__20_Ἀρχαία_20_ἑλληνικά"><text:span text:style-name="T1">καὶ ἐδόξαζον . ὁ δὲ ἀργυρότοξος Απόλλων εἴδωλον</text:span></text:span></text:p>
      <text:p text:style-name="P1"><text:span text:style-name="AncientGreek_3a__20_Ἀρχαία_20_ἑλληνικά"><text:span text:style-name="T1">κατεσκεύασεν ὅμοιον αὐτῷ τῷ Αἰνείᾳ , καὶ τοῖς</text:span></text:span></text:p>
      <text:p text:style-name="P1"><text:span text:style-name="AncientGreek_3a__20_Ἀρχαία_20_ἑλληνικά"><text:span text:style-name="T1">ὅπλοις τοιοῦτον · περὶ τὸ εἴδωλον δὲ οἱ Τρῶες καὶ</text:span></text:span></text:p>
      <text:p text:style-name="P1"><text:span text:style-name="AncientGreek_3a__20_Ἀρχαία_20_ἑλληνικά"><text:span text:style-name="T1">οἱ ἔνδοξοι Ἕλληνες ὀλέων καὶ κατέκοπτον περὶ τὰ</text:span></text:span></text:p>
      <text:p text:style-name="P1"><text:span text:style-name="AncientGreek_3a__20_Ἀρχαία_20_ἑλληνικά"><text:span text:style-name="T1">στήθη ἀλλήλων τὰς ἐκ βύρσων εὐκύκλους ασπίδας , καὶ τὰ μικρὰ καὶ κοῦφα σάκη . τότε δὴ πρὸς</text:span></text:span></text:p>
      <text:p text:style-name="P1"><text:span text:style-name="AncientGreek_3a__20_Ἀρχαία_20_ἑλληνικά"><text:span text:style-name="T1">τὸν ὁρμητικὸν ῎Αρην ἔλεγεν ᾿Απόλλων ὁ Φοῖβος · ὦ</text:span></text:span></text:p>
      <text:p text:style-name="P1"><text:span text:style-name="AncientGreek_3a__20_Ἀρχαία_20_ἑλληνικά"><text:span text:style-name="T1">῎Αρη , ὦ ῎Αρη βλαπτικέ ,ανδροκτόνε , φόνοις μεμιασμένε , τείχη βάλλων καὶ καθαιρῶν , οὐκ ἂν δὴ ἐπελθὼν</text:span></text:span></text:p>
      <text:p text:style-name="P1"><text:span text:style-name="AncientGreek_3a__20_Ἀρχαία_20_ἑλληνικά"><text:span text:style-name="T1">ἐλκύσειας ἀπὸ τοῦ πολέμου τοῦτον τὸν ἄνδρα τὸν υἱὸν</text:span></text:span></text:p>
      <text:p text:style-name="P1"><text:span text:style-name="AncientGreek_3a__20_Ἀρχαία_20_ἑλληνικά"><text:span text:style-name="T1">τοῦ Τυδέως , ὃς νῦν καὶ τῷ Διὶτῷ πατρὶ μάχοιτο ἂν ·</text:span></text:span></text:p>
      <text:p text:style-name="P1"><text:span text:style-name="AncientGreek_3a__20_Ἀρχαία_20_ἑλληνικά"><text:span text:style-name="T1">πρῶτον μὲν τὴν ᾿Αφροδίτην ἐκ τοῦ σύνεγγυς ἔτρωσε</text:span></text:span></text:p>
      <text:p text:style-name="P1"><text:span text:style-name="AncientGreek_3a__20_Ἀρχαία_20_ἑλληνικά"><text:span text:style-name="T1">κατὰ τὴν χεῖρα πρὸς τῷ καρπῷ · μετὰ ταῦτα δὲ</text:span></text:span></text:p>
      <text:p text:style-name="P1"><text:span text:style-name="AncientGreek_3a__20_Ἀρχαία_20_ἑλληνικά"><text:span text:style-name="T1">ἐμοὶ αὐτῷ ἐφώρμησε θεῷ παραπλήσιος . Οὕτως εἰς</text:span></text:span></text:p>
      <text:p text:style-name="P1"><text:span text:style-name="AncientGreek_3a__20_Ἀρχαία_20_ἑλληνικά"><text:span text:style-name="T1">πων , αὐτὸς μὲν ἐκάθητο ἐν τῇ ἀκροπόλει . ῎Αρης δὲ</text:span></text:span></text:p>
      <text:p text:style-name="P1"><text:span text:style-name="AncientGreek_3a__20_Ἀρχαία_20_ἑλληνικά"><text:span text:style-name="T1">ὁ ὀλέθριος ἐπελθὼν παρώξυνε τὰς τάξεις τῶν Τρῴων , ὁμοιωθεὶς τῷ ταχεῖ Ακάμαντι τῷ ἡγεμόνι τῶν</text:span></text:span></text:p>
      <text:p text:style-name="P1"><text:span text:style-name="AncientGreek_3a__20_Ἀρχαία_20_ἑλληνικά"><text:span text:style-name="T1"/></text:span></text:p>
      <text:p text:style-name="P1"><text:span text:style-name="AncientGreek_3a__20_Ἀρχαία_20_ἑλληνικά"><text:span text:style-name="T1">ΠΑΡΑΦΡΑΣΙΣ . 221</text:span></text:span></text:p>
      <text:p text:style-name="P1"><text:span text:style-name="AncientGreek_3a__20_Ἀρχαία_20_ἑλληνικά"><text:span text:style-name="T1">او</text:span></text:span></text:p>
      <text:p text:style-name="P1"><text:soft-page-break/><text:span text:style-name="AncientGreek_3a__20_Ἀρχαία_20_ἑλληνικά"><text:span text:style-name="T1">~</text:span></text:span></text:p>
      <text:p text:style-name="P1"><text:span text:style-name="AncientGreek_3a__20_Ἀρχαία_20_ἑλληνικά"><text:span text:style-name="T1">ད་</text:span></text:span></text:p>
      <text:p text:style-name="P1"><text:span text:style-name="AncientGreek_3a__20_Ἀρχαία_20_ἑλληνικά"><text:span text:style-name="T1">e</text:span></text:span></text:p>
      <text:p text:style-name="P1"><text:span text:style-name="AncientGreek_3a__20_Ἀρχαία_20_ἑλληνικά"><text:span text:style-name="T1">el</text:span></text:span></text:p>
      <text:p text:style-name="P1"><text:span text:style-name="AncientGreek_3a__20_Ἀρχαία_20_ἑλληνικά"><text:span text:style-name="T1">Θρᾳκῶν · τοῖς υἱοῖς δὲ τοῦ Πριάμου τοῖς ἐν βα</text:span></text:span></text:p>
      <text:p text:style-name="P1"><text:span text:style-name="AncientGreek_3a__20_Ἀρχαία_20_ἑλληνικά"><text:span text:style-name="T1">σιλίᾳ τεθραμμένοις εἶπεν· ὦ ὑἱοὶ τοῦ Πριάμου τοῦ</text:span></text:span></text:p>
      <text:p text:style-name="P1"><text:span text:style-name="AncientGreek_3a__20_Ἀρχαία_20_ἑλληνικά"><text:span text:style-name="T1">ἐκ Διὸς πεπαιδευμένου βασιλέως , ἕως τίνος ἔτι</text:span></text:span></text:p>
      <text:p text:style-name="P1"><text:span text:style-name="AncientGreek_3a__20_Ἀρχαία_20_ἑλληνικά"><text:span text:style-name="T1">καταλείψετε τοῖς Ἕλλησιν αναιρεῖσθαι τὸν λαὸν</text:span></text:span></text:p>
      <text:p text:style-name="P1"><text:span text:style-name="AncientGreek_3a__20_Ἀρχαία_20_ἑλληνικά"><text:span text:style-name="T1">· ὑμῶν ; ἢ μέχρι ἂν μάχωνται περὶ τὰς καλῶς πεποιημένας πύλας τῆς πόλεως; πέπτωκεν ἀνὴρ , ὃν</text:span></text:span></text:p>
      <text:p text:style-name="P1"><text:span text:style-name="AncientGreek_3a__20_Ἀρχαία_20_ἑλληνικά"><text:span text:style-name="T1">ἐτιμῶμεν ἐξίσου τῷ ἐνδόξῳ ῞Εκτορι , Αἰνείας ὁ υἱὸς</text:span></text:span></text:p>
      <text:p text:style-name="P1"><text:span text:style-name="AncientGreek_3a__20_Ἀρχαία_20_ἑλληνικά"><text:span text:style-name="T1">του μεγαλοψύχου Αγχίσου · ἀλλ᾿ ἄγετε σώσωμεν</text:span></text:span></text:p>
      <text:p text:style-name="P1"><text:span text:style-name="AncientGreek_3a__20_Ἀρχαία_20_ἑλληνικά"><text:span text:style-name="T1">ἐκ τῆς ταραχῆς τε καὶ μάχης τὸν ἀγαθὸν φίλον .</text:span></text:span></text:p>
      <text:p text:style-name="P1"><text:span text:style-name="AncientGreek_3a__20_Ἀρχαία_20_ἑλληνικά"><text:span text:style-name="T1">Οὕτως εἰπὼν παρώξυνεν προθυμίαν τε καὶ ψυχὴν</text:span></text:span></text:p>
      <text:p text:style-name="P1"><text:span text:style-name="AncientGreek_3a__20_Ἀρχαία_20_ἑλληνικά"><text:span text:style-name="T1">ἑκάστου τῶν Τρώων. τότε δὴ Σαρπηδὼν λίαν ὠνείδισε τὸν ἔνδοξον Εκτορα , λέγων : ὦ Ἕκτορ , ποῦ</text:span></text:span></text:p>
      <text:p text:style-name="P1"><text:span text:style-name="AncientGreek_3a__20_Ἀρχαία_20_ἑλληνικά"><text:span text:style-name="T1">νῦν σοὶ ἡ ἰσχὺς ἀπῆλθεν , ἣν πρῶτον εἶχες; ἔλεγές</text:span></text:span></text:p>
      <text:p text:style-name="P1"><text:span text:style-name="AncientGreek_3a__20_Ἀρχαία_20_ἑλληνικά"><text:span text:style-name="T1">που χωρὶς τοῦ τῆς πόλεως λαοῦ καὶ τῶν συμμάχων φυλάξειν τὴν πόλιν μόνος͵ σὺν τοῖς γαμβροῖς</text:span></text:span></text:p>
      <text:p text:style-name="P1"><text:span text:style-name="AncientGreek_3a__20_Ἀρχαία_20_ἑλληνικά"><text:span text:style-name="T1">καὶ τοῖς σοῖς ἀδελφοῖς · ἀπὸ τούτων οὐδένα νῦν ἐγω</text:span></text:span></text:p>
      <text:p text:style-name="P1"><text:span text:style-name="AncientGreek_3a__20_Ἀρχαία_20_ἑλληνικά"><text:span text:style-name="T1">δύναμαι εἰδεῖν ἐν τῷ πολέμῳ , οὐδὲ τεκμήρασθαι·</text:span></text:span></text:p>
      <text:p text:style-name="P1"><text:span text:style-name="AncientGreek_3a__20_Ἀρχαία_20_ἑλληνικά"><text:span text:style-name="T1">ἀλλὰ δεδοίκασιν ὥσπερ κύνες περὶ λέοντα · ἡμεῖς</text:span></text:span></text:p>
      <text:p text:style-name="P1"><text:span text:style-name="AncientGreek_3a__20_Ἀρχαία_20_ἑλληνικά"><text:span text:style-name="T1">δὲ πολεμοῦμεν οἵτινες σύμμαχοι πάρεσμεν · καὶ</text:span></text:span></text:p>
      <text:p text:style-name="P1"><text:span text:style-name="AncientGreek_3a__20_Ἀρχαία_20_ἑλληνικά"><text:span text:style-name="T1">το γὰρ ἐγὼ σύμμαχος ὢν πάνυ πόῤῥωθεν ἦλθον · μα</text:span></text:span></text:p>
      <text:p text:style-name="P1"><text:span text:style-name="AncientGreek_3a__20_Ἀρχαία_20_ἑλληνικά"><text:span text:style-name="T1">κρὰν γάρ ἐστιν ἡ Λυκία ἐπὶ Ξάνθῳ τῷ ποταμῷ</text:span></text:span></text:p>
      <text:p text:style-name="P1"><text:span text:style-name="AncientGreek_3a__20_Ἀρχαία_20_ἑλληνικά"><text:span text:style-name="T1">τῷ σύστροφας ρευμάτων ἔχοιτι· ἐκεῖ τὴν προσφιλῆ</text:span></text:span></text:p>
      <text:p text:style-name="P1"><text:span text:style-name="AncientGreek_3a__20_Ἀρχαία_20_ἑλληνικά"><text:span text:style-name="T1">γαμετὴν κατέλιπον καὶ τὸν ἐν βρεφικῇ ἡλικίᾳ</text:span></text:span></text:p>
      <text:p text:style-name="P1"><text:span text:style-name="AncientGreek_3a__20_Ἀρχαία_20_ἑλληνικά"><text:span text:style-name="T1">ὑἱὸν · κατέλιπον δὲ καὶ κτήματα πολλὰ , ὧν ἐπιθύ‐</text:span></text:span></text:p>
      <text:p text:style-name="P1"><text:span text:style-name="AncientGreek_3a__20_Ἀρχαία_20_ἑλληνικά"><text:span text:style-name="T1">μεῖ , ὅς ἐστιν ἐνδεὴς · ἀλλὰ καὶ οὕτω τοὺς ὑπ᾿ ἐμὲ</text:span></text:span></text:p>
      <text:p text:style-name="P1"><text:span text:style-name="AncientGreek_3a__20_Ἀρχαία_20_ἑλληνικά"><text:span text:style-name="T1">Λυκίους διεγείρω , καὶ αὐτὸς προθυμοῦμαι πολεμῆσαί τιι ἀνδρὶ, οὐδέ μοι ἐνταῦθα τοιοῦτόν τι ἐστιν ,</text:span></text:span></text:p>
      <text:p text:style-name="P1"><text:span text:style-name="AncientGreek_3a__20_Ἀρχαία_20_ἑλληνικά"><text:span text:style-name="T1">οἷον ἂν ἢ φέροιεν , ἢ ἄγοιεν Ἕλληνες . σὺ δὲ ἕςηκας ,</text:span></text:span></text:p>
      <text:p text:style-name="P1"><text:span text:style-name="AncientGreek_3a__20_Ἀρχαία_20_ἑλληνικά"><text:span text:style-name="T1">οὐδὲ τοῖς ἄλλοις ἐπιτάττεις λαοῖς καρτερεῖν καὶ ὑπομένειν , καὶ βοηθεῖν ταῖς ἑαυτῶν γυναιξί, μήπως , ὡς</text:span></text:span></text:p>
      <text:p text:style-name="P1"><text:span text:style-name="AncientGreek_3a__20_Ἀρχαία_20_ἑλληνικά"><text:span text:style-name="T1">συναφῶν δικτύου πάντα ἀγρεύοντος , περιληφθέν</text:span></text:span></text:p>
      <text:p text:style-name="P1"><text:span text:style-name="AncientGreek_3a__20_Ἀρχαία_20_ἑλληνικά"><text:span text:style-name="T1">τες ἀνδράσιν ἐχθροῖς γένησθε ἐπίτευγμά τε καὶ σπάραγμα . οὗτοι δὲ ταχέως ἐκπορθήσουσι τὴν καλῶς οἱ ·</text:span></text:span></text:p>
      <text:p text:style-name="P1"><text:span text:style-name="AncientGreek_3a__20_Ἀρχαία_20_ἑλληνικά"><text:span text:style-name="T1">κουμένην ὑμετέραν πολιν . σοὶ δὲ ταῦτα πάντα δια</text:span></text:span></text:p>
      <text:p text:style-name="P1"><text:soft-page-break/><text:span text:style-name="AncientGreek_3a__20_Ἀρχαία_20_ἑλληνικά"><text:span text:style-name="T1">φροντίδος εἶναι προσήκει, νύκτωρ καὶ μεθημέρας πα</text:span></text:span></text:p>
      <text:p text:style-name="P1"><text:span text:style-name="AncientGreek_3a__20_Ἀρχαία_20_ἑλληνικά"><text:span text:style-name="T1"/></text:span></text:p>
      <text:p text:style-name="P1"><text:span text:style-name="AncientGreek_3a__20_Ἀρχαία_20_ἑλληνικά"><text:span text:style-name="T1">ΠΑΡΑΦΡΑΣΙΣ . 223</text:span></text:span></text:p>
      <text:p text:style-name="P1"><text:span text:style-name="AncientGreek_3a__20_Ἀρχαία_20_ἑλληνικά"><text:span text:style-name="T1">ρακαλοῦντι τοὺς ἀρχηγοὺς τῶν πόῤῥωθεν κεκλημένων</text:span></text:span></text:p>
      <text:p text:style-name="P1"><text:span text:style-name="AncientGreek_3a__20_Ἀρχαία_20_ἑλληνικά"><text:span text:style-name="T1">συμμάχων ἀδιαλείπτως ἀντέχειν , τὴν δεινὴν δὲ ἐπίπληξιν ἀποβαλέσθαι προσήκει. Οὕτως εἶπεν ὁ Σαρπηδῶν· ἔδακε δὲ ὁ λόγος τὸν τοῦ ῞Εκτορος λογι</text:span></text:span></text:p>
      <text:p text:style-name="P1"><text:span text:style-name="AncientGreek_3a__20_Ἀρχαία_20_ἑλληνικά"><text:span text:style-name="T1">σμόν , εὐθέως δὲ ἐκ τοῦ ἅρματος σὺν τοῖςὅπλοις εἰς</text:span></text:span></text:p>
      <text:p text:style-name="P1"><text:span text:style-name="AncientGreek_3a__20_Ἀρχαία_20_ἑλληνικά"><text:span text:style-name="T1">γῆν κατεπήδησε, σείων δὲ δόρατα οξέα , ἐπορεύετο</text:span></text:span></text:p>
      <text:p text:style-name="P1"><text:span text:style-name="AncientGreek_3a__20_Ἀρχαία_20_ἑλληνικά"><text:span text:style-name="T1">πανταχόσε κατὰ τὸν στρατὸν διεγείρων αυτοὺς πρὸς</text:span></text:span></text:p>
      <text:p text:style-name="P1"><text:span text:style-name="AncientGreek_3a__20_Ἀρχαία_20_ἑλληνικά"><text:span text:style-name="T1">τὸν πόλεμον · παρώξυνε δὲ μάχην χαλεπήν. οὗτοι δὲ συνεστράφησαν , καὶ ἐναντίον ἕστησαν τῶν Ἑλλήνων . οἱ</text:span></text:span></text:p>
      <text:p text:style-name="P1"><text:span text:style-name="AncientGreek_3a__20_Ἀρχαία_20_ἑλληνικά"><text:span text:style-name="T1">Ἕλληνες δὲ ἔμενον καρτερῶς συνηθροισμένοι , οὐδέτι</text:span></text:span></text:p>
      <text:p text:style-name="P1"><text:span text:style-name="AncientGreek_3a__20_Ἀρχαία_20_ἑλληνικά"><text:span text:style-name="T1">πεφόβηνται . ὥσπερ δὲ ἄνεμος φέρει τὰ ἄχυρα κατὰ</text:span></text:span></text:p>
      <text:p text:style-name="P1"><text:span text:style-name="AncientGreek_3a__20_Ἀρχαία_20_ἑλληνικά"><text:span text:style-name="T1">τὰς ἱερᾶς ἅλως τῶν ἀνδρῶν χωριζόντων ἀπὸ τοῦ σίτου τὰ ἄχυρα , ὅτε ἡ πυῤῥα Δημήτηρ διαχωρίζει τὸν</text:span></text:span></text:p>
      <text:p text:style-name="P1"><text:span text:style-name="AncientGreek_3a__20_Ἀρχαία_20_ἑλληνικά"><text:span text:style-name="T1">καρπὸν , καὶ τὰ ἄχυρα , σφοδρῶς τῶν ἀνέμων πνεόντων , οἱ δὲ τόποι ἔνθα τὰ ἄχυρα ἐκτινάσσεται κατ᾽ὀλίχον λευκαίνονται· οὕτω τότε οἱ῞Ελληνες λευκοὶ ἄνω</text:span></text:span></text:p>
      <text:p text:style-name="P1"><text:span text:style-name="AncientGreek_3a__20_Ἀρχαία_20_ἑλληνικά"><text:span text:style-name="T1">θεν ἐγένοντο ὑπὸ τοῦ κονιορτοῦ, ὃν δὴ δὲ αὐτῶν εἰς</text:span></text:span></text:p>
      <text:p text:style-name="P1"><text:span text:style-name="AncientGreek_3a__20_Ἀρχαία_20_ἑλληνικά"><text:span text:style-name="T1">τὸν στερεὸν οὐρανὸν ἤγειρον πλήττοντες οἱ πόδες τῶν</text:span></text:span></text:p>
      <text:p text:style-name="P1"><text:span text:style-name="AncientGreek_3a__20_Ἀρχαία_20_ἑλληνικά"><text:span text:style-name="T1">ἵππων , ἐκ δευτέρου τοῖς Τρῳσὶ προσμιγνύντων · ὑπέτρεφον δὲ τοὺς ἵππους οἱ ἡνίοχες· οἱ δὲ ἀναβάται τὴν</text:span></text:span></text:p>
      <text:p text:style-name="P1"><text:span text:style-name="AncientGreek_3a__20_Ἀρχαία_20_ἑλληνικά"><text:span text:style-name="T1">τῶν χειρῶν ἰσχὺν εὐθὺ τῶν ἐναντίων ἔφερον · νύκτα δὲ</text:span></text:span></text:p>
      <text:p text:style-name="P1"><text:span text:style-name="AncientGreek_3a__20_Ἀρχαία_20_ἑλληνικά"><text:span text:style-name="T1">ἤτοι αέρα σκοτεινὸν περιεκάλυψεν ὁ ὁρμητικὸς ῎Αρης</text:span></text:span></text:p>
      <text:p text:style-name="P1"><text:span text:style-name="AncientGreek_3a__20_Ἀρχαία_20_ἑλληνικά"><text:span text:style-name="T1">· τὴν μάχην , βοηθῶν τοῖς Τρωσὶν , ἐπὶ πᾶν μέρος που</text:span></text:span></text:p>
      <text:p text:style-name="P1"><text:span text:style-name="AncientGreek_3a__20_Ἀρχαία_20_ἑλληνικά"><text:span text:style-name="T1">ρευόμενος · ἐπετέλει δὲ τὰς ἐντολὰς τε καθαρῶ Απόλλωνὸς τοῦ χρυσοφασγάνου ,ὅτις αὐτῷἐκέλευσε πάροξύναι τοῖς Τρῳαὶ τὸν θυμόν , ἐπειδὴ ἐθεάσατο τὴν πολεμικὴν ᾿Αθηνᾷν ἀναχωρήσασαν· αὕτη γὰρ δὴ ὑπῆρχε</text:span></text:span></text:p>
      <text:p text:style-name="P1"><text:span text:style-name="AncientGreek_3a__20_Ἀρχαία_20_ἑλληνικά"><text:span text:style-name="T1">βοηθὸς τοῖς Ἕλλησιν . αὐτὸς δὲ τὸν Αινείαν ἐκ τοῦ λα</text:span></text:span></text:p>
      <text:p text:style-name="P1"><text:span text:style-name="AncientGreek_3a__20_Ἀρχαία_20_ἑλληνικά"><text:span text:style-name="T1">αν κεκνισσωμένου καὶ λελιπασμένου ἀδύτου ἔπεμψε,</text:span></text:span></text:p>
      <text:p text:style-name="P1"><text:span text:style-name="AncientGreek_3a__20_Ἀρχαία_20_ἑλληνικά"><text:span text:style-name="T1">καὶ ἰσχὺν εὔτολμον εἰς τὸ τῆθος ἐνέβαλε τῷ βασιλεῖ</text:span></text:span></text:p>
      <text:p text:style-name="P1"><text:span text:style-name="AncientGreek_3a__20_Ἀρχαία_20_ἑλληνικά"><text:span text:style-name="T1">τῶν λαῶν. Αἰνείας δὲ ἔση μετὰ τῶν ἑαυτῶ φίλων· οἱ δὲ</text:span></text:span></text:p>
      <text:p text:style-name="P1"><text:span text:style-name="AncientGreek_3a__20_Ἀρχαία_20_ἑλληνικά"><text:span text:style-name="T1">ἐχάρησαν, ἐπεὶ ἴδον αὐτὸν προσερχόμενον ζῶντα καὶ</text:span></text:span></text:p>
      <text:p text:style-name="P1"><text:span text:style-name="AncientGreek_3a__20_Ἀρχαία_20_ἑλληνικά"><text:span text:style-name="T1">ὑγιῆ , καὶ προθυμίαν ἀγαθὴν ἔχοντα · καὶ μήν γε αὐτὸν</text:span></text:span></text:p>
      <text:p text:style-name="P1"><text:span text:style-name="AncientGreek_3a__20_Ἀρχαία_20_ἑλληνικά"><text:span text:style-name="T1">· ἐζήτησαν· καὶ γὰρ παρεχώρει ὁ ἄλλος πόνος καὶ κάμα</text:span></text:span></text:p>
      <text:p text:style-name="P1"><text:span text:style-name="AncientGreek_3a__20_Ἀρχαία_20_ἑλληνικά"><text:span text:style-name="T1">τος , ὃν ἤγειρεν ᾿Απόλλων ὁ τόξον ἀργυρᾶν ἔχων , καὶ</text:span></text:span></text:p>
      <text:p text:style-name="P1"><text:span text:style-name="AncientGreek_3a__20_Ἀρχαία_20_ἑλληνικά"><text:span text:style-name="T1"/></text:span></text:p>
      <text:p text:style-name="P1"><text:span text:style-name="AncientGreek_3a__20_Ἀρχαία_20_ἑλληνικά"><text:span text:style-name="T1">ΠΑΡΑΦΡΑΣΙΣ . 225</text:span></text:span></text:p>
      <text:p text:style-name="P1"><text:span text:style-name="AncientGreek_3a__20_Ἀρχαία_20_ἑλληνικά"><text:span text:style-name="T1">και ὁ ἀνθρωποκτόνος῎Αρης , καὶ ἡ ῎Εριςἡ ἀπαύστως προ</text:span></text:span></text:p>
      <text:p text:style-name="P1"><text:soft-page-break/><text:span text:style-name="AncientGreek_3a__20_Ἀρχαία_20_ἑλληνικά"><text:span text:style-name="T1">θυμουμένη . τοὺς Ἕλληνας δὲ οἱ δύο Αἴαντες καὶ ὁ</text:span></text:span></text:p>
      <text:p text:style-name="P1"><text:span text:style-name="AncientGreek_3a__20_Ἀρχαία_20_ἑλληνικά"><text:span text:style-name="T1">Ὀδυσσεύς καὶ ὁ Διομήδης παρώξυνον μάχεσθαι· ἔτι</text:span></text:span></text:p>
      <text:p text:style-name="P1"><text:span text:style-name="AncientGreek_3a__20_Ἀρχαία_20_ἑλληνικά"><text:span text:style-name="T1">δὲ καὶ αὐτοὶ οὔτε τὰς δυνάμεις τῶν Τρώων περέβην</text:span></text:span></text:p>
      <text:p text:style-name="P1"><text:span text:style-name="AncientGreek_3a__20_Ἀρχαία_20_ἑλληνικά"><text:span text:style-name="T1">ται , οὔτε τὰς κραυγάς τε καὶ ἀπειλὰς ἀλλ᾽ ἔμενον</text:span></text:span></text:p>
      <text:p text:style-name="P1"><text:span text:style-name="AncientGreek_3a__20_Ἀρχαία_20_ἑλληνικά"><text:span text:style-name="T1">ὅμοιοι ταῖς νεφέλαις , ὡς ὁ υἱὸς τοῦ Κρόνου , ἡσυχίας</text:span></text:span></text:p>
      <text:p text:style-name="P1"><text:span text:style-name="AncientGreek_3a__20_Ἀρχαία_20_ἑλληνικά"><text:span text:style-name="T1">ἀνέμου οὔσης , ἔστησεν ἐπὶ ὄρεσιν ὑψηλοῖς κρέμα τε</text:span></text:span></text:p>
      <text:p text:style-name="P1"><text:span text:style-name="AncientGreek_3a__20_Ἀρχαία_20_ἑλληνικά"><text:span text:style-name="T1">καὶ ἡσύχως , ἐν ὅσῳ ηρεμεῖ ἡ τοῦ βορέου ορμή και</text:span></text:span></text:p>
      <text:p text:style-name="P1"><text:span text:style-name="AncientGreek_3a__20_Ἀρχαία_20_ἑλληνικά"><text:span text:style-name="T1">τῶν ἄλλων τῶν ἄγαν χρειαδῶν ἀνέμων , οἵτινες τα</text:span></text:span></text:p>
      <text:p text:style-name="P1"><text:span text:style-name="AncientGreek_3a__20_Ἀρχαία_20_ἑλληνικά"><text:span text:style-name="T1">σκιώδη νέφη πνοαῖς ὀξείαις διασκεδάζουσι πνέοντες .</text:span></text:span></text:p>
      <text:p text:style-name="P1"><text:span text:style-name="AncientGreek_3a__20_Ἀρχαία_20_ἑλληνικά"><text:span text:style-name="T1">οὕτως οἱ Ἕλληνες ἀνέμενον τοὺς Τρῷαςκαρτερῶς , οὐ</text:span></text:span></text:p>
      <text:p text:style-name="P1"><text:span text:style-name="AncientGreek_3a__20_Ἀρχαία_20_ἑλληνικά"><text:span text:style-name="T1">δὲ ἔφευγον . ὁ υἱὸς δὲ τοῦ ᾿Ατρέως περιῄει ἀνὰ τὸν τρατὸνπολλὰ παρακαλῶν τε καὶ ἐπιτάσσων . ὦ φίλοι, ἀνδρες ἐςε , καὶ ἀνδρείαν ψυχὴν λάβετε, καὶ αιδεῖσθε</text:span></text:span></text:p>
      <text:p text:style-name="P1"><text:span text:style-name="AncientGreek_3a__20_Ἀρχαία_20_ἑλληνικά"><text:span text:style-name="T1">ἀλλήλους κατὰ τὰς ἰσχυρὰς μάχας · καὶ γὰρ τῶναἰ</text:span></text:span></text:p>
      <text:p text:style-name="P1"><text:span text:style-name="AncientGreek_3a__20_Ἀρχαία_20_ἑλληνικά"><text:span text:style-name="T1">δουμένωνἀνδρῶνπλείους εἰσὶ σῷοι , ἢ φονεύονται τῶν</text:span></text:span></text:p>
      <text:p text:style-name="P1"><text:span text:style-name="AncientGreek_3a__20_Ἀρχαία_20_ἑλληνικά"><text:span text:style-name="T1">φευγόντων δὲ η οὔτε τις ἰσχὺς ἐγείρεται, οὔτε δόξα .</text:span></text:span></text:p>
      <text:p text:style-name="P1"><text:span text:style-name="AncientGreek_3a__20_Ἀρχαία_20_ἑλληνικά"><text:span text:style-name="T1">Ἔφη , καὶ ἠκόντισε διὰτοῦ δόρατος εὐθέως· ἔτρωσε δὲ</text:span></text:span></text:p>
      <text:p text:style-name="P1"><text:span text:style-name="AncientGreek_3a__20_Ἀρχαία_20_ἑλληνικά"><text:span text:style-name="T1">ἄνδρα πρόμαχον Δηκόωντα τὸν υἱὸν τοῦ Περγάσου τὸν</text:span></text:span></text:p>
      <text:p text:style-name="P1"><text:span text:style-name="AncientGreek_3a__20_Ἀρχαία_20_ἑλληνικά"><text:span text:style-name="T1">φίλον τοῦ μεγαλοψύχου Αἰνείου , ὃν οἱ Τρῶες ὁμοίως</text:span></text:span></text:p>
      <text:p text:style-name="P1"><text:span text:style-name="AncientGreek_3a__20_Ἀρχαία_20_ἑλληνικά"><text:span text:style-name="T1">τοῖς τέκνοις τοῦ Πριάμου ἐτίμων , ἐπειδὴ ταχύς, ανἦν</text:span></text:span></text:p>
      <text:p text:style-name="P1"><text:span text:style-name="AncientGreek_3a__20_Ἀρχαία_20_ἑλληνικά"><text:span text:style-name="T1">μετὰ τῶν πρώτων πολεμεῖν · τοῦτον δὴ δόρατι ἔπλη</text:span></text:span></text:p>
      <text:p text:style-name="P1"><text:span text:style-name="AncientGreek_3a__20_Ἀρχαία_20_ἑλληνικά"><text:span text:style-name="T1">ξε κατὰ τὴν ἀσπίδα ὁ βασιλεὺς ᾿Αγαμέμνων · αὔ</text:span></text:span></text:p>
      <text:p text:style-name="P1"><text:span text:style-name="AncientGreek_3a__20_Ἀρχαία_20_ἑλληνικά"><text:span text:style-name="T1">τη δὲ οὐκ ἐκώλυσε τὸ δόρυ , διῆλθε δὲ εἰς τὸ πρόσῳ καὶ δι᾽ αὐτῆς , ἐπέρασε δὲ διὰ τῆς θωρακίτιδας</text:span></text:span></text:p>
      <text:p text:style-name="P1"><text:span text:style-name="AncientGreek_3a__20_Ἀρχαία_20_ἑλληνικά"><text:span text:style-name="T1">ζώνης εἰς τὴν ἐσχάτην γαστέρα , ἤτοι τὴν κύστιν ,</text:span></text:span></text:p>
      <text:p text:style-name="P1"><text:span text:style-name="AncientGreek_3a__20_Ἀρχαία_20_ἑλληνικά"><text:span text:style-name="T1">τὸ παχὺ ἔντερον , πεσὼν δὲ ἐκτύπησεν , ἤχησαν δὲ τὰ</text:span></text:span></text:p>
      <text:p text:style-name="P1"><text:span text:style-name="AncientGreek_3a__20_Ἀρχαία_20_ἑλληνικά"><text:span text:style-name="T1">ὅπλα ἐπ᾿αὐτῷ . τότε δὴ καὶ Αἰνείας ἀπέκτεινεν αν</text:span></text:span></text:p>
      <text:p text:style-name="P1"><text:span text:style-name="AncientGreek_3a__20_Ἀρχαία_20_ἑλληνικά"><text:span text:style-name="T1">δρας τῶν Ἑλλήνων αρίστους, τὸν Κρήθωνα καὶ τὸ</text:span></text:span></text:p>
      <text:p text:style-name="P1"><text:span text:style-name="AncientGreek_3a__20_Ἀρχαία_20_ἑλληνικά"><text:span text:style-name="T1">Ορσίλοχον τοὺς ὑιοὺς τοῦ Διοκλέως· τούτων δὴ ὁ μὲν</text:span></text:span></text:p>
      <text:p text:style-name="P1"><text:span text:style-name="AncientGreek_3a__20_Ἀρχαία_20_ἑλληνικά"><text:span text:style-name="T1">πατὴρ κατῴκει ἐν τῇ καλῶς ἐκτισμένῃΦηρῇ πλούσιος</text:span></text:span></text:p>
      <text:p text:style-name="P1"><text:span text:style-name="AncientGreek_3a__20_Ἀρχαία_20_ἑλληνικά"><text:span text:style-name="T1">τῇ περιουσίᾳ , τὸ γένος δὲ ἦν ἐκ τοῦ ποταμοῦ τοῦ</text:span></text:span></text:p>
      <text:p text:style-name="P1"><text:span text:style-name="AncientGreek_3a__20_Ἀρχαία_20_ἑλληνικά"><text:span text:style-name="T1">᾿Αλφείου , ὃς ευρέως ῥεῖ διὰ τῆς γῆς τῶν Πυλίων ·</text:span></text:span></text:p>
      <text:p text:style-name="P1"><text:span text:style-name="AncientGreek_3a__20_Ἀρχαία_20_ἑλληνικά"><text:span text:style-name="T1">ὃς ἐγέννησε τὸν Ὀρσίλοχον βασιλέα πολλῶν ἀνδρῶν ·</text:span></text:span></text:p>
      <text:p text:style-name="P1"><text:span text:style-name="AncientGreek_3a__20_Ἀρχαία_20_ἑλληνικά"><text:span text:style-name="T1"/></text:span></text:p>
      <text:p text:style-name="P1"><text:span text:style-name="AncientGreek_3a__20_Ἀρχαία_20_ἑλληνικά"><text:span text:style-name="T1">ΠΑΡΑΦΡΑΣΙΣ . 227</text:span></text:span></text:p>
      <text:p text:style-name="P1"><text:span text:style-name="AncientGreek_3a__20_Ἀρχαία_20_ἑλληνικά"><text:span text:style-name="T1">Ορσίλοχος δὲ ἐγέννησε τὸν μεγαλόψυχον Διοκλέα · ἐκ</text:span></text:span></text:p>
      <text:p text:style-name="P1"><text:span text:style-name="AncientGreek_3a__20_Ἀρχαία_20_ἑλληνικά"><text:span text:style-name="T1">δὲ τοῦ Διοκλέως δίδυμοι παῖδες ἐγένοντο , ὁ Κρήθων</text:span></text:span></text:p>
      <text:p text:style-name="P1"><text:span text:style-name="AncientGreek_3a__20_Ἀρχαία_20_ἑλληνικά"><text:span text:style-name="T1">καὶ ὁ Ορσίλοχοςἔμπειροι καλῶς πολέμουπαντὸς οὗ</text:span></text:span></text:p>
      <text:p text:style-name="P1"><text:span text:style-name="AncientGreek_3a__20_Ἀρχαία_20_ἑλληνικά"><text:span text:style-name="T1">τοι μὲν δὴ εἰς ἡλικίαν ἐλθόντες , ἐπὶ τῶν μελαίνων</text:span></text:span></text:p>
      <text:p text:style-name="P1"><text:soft-page-break/><text:span text:style-name="AncientGreek_3a__20_Ἀρχαία_20_ἑλληνικά"><text:span text:style-name="T1">νεῶν ἅμα τοῖς Ἕλλησιν εἵποντο εἰς τὴν Ἴλιον τὴν</text:span></text:span></text:p>
      <text:p text:style-name="P1"><text:span text:style-name="AncientGreek_3a__20_Ἀρχαία_20_ἑλληνικά"><text:span text:style-name="T1">καλοὺς ἵππους ἔχουσαν , δίκην τοῖς υἱοῖς τοῦ ᾽Ατρέως τῷ ᾿Αγαμέμνονι,καὶ τῷ Μενελάω λαμβάνοντες· τούτους δὲ αὐτοῦ τὸ τοῦ θανάτου τέλος ἐκάλυψεν · ὁποῖοι οἱ δύο λέοντες ἐν ταῖς κορυφαῖς τοῦ</text:span></text:span></text:p>
      <text:p text:style-name="P1"><text:span text:style-name="AncientGreek_3a__20_Ἀρχαία_20_ἑλληνικά"><text:span text:style-name="T1">ὄρους ἀνετράφησαν ὑπὸ τῇ μητρὶ ἐν τοῖς πυκνώμασι</text:span></text:span></text:p>
      <text:p text:style-name="P1"><text:span text:style-name="AncientGreek_3a__20_Ἀρχαία_20_ἑλληνικά"><text:span text:style-name="T1">τοῦ βαθέος δρυμοῦ · οὗτοι μὲν δὴ ἁρπάζοντες βοῦς</text:span></text:span></text:p>
      <text:p text:style-name="P1"><text:span text:style-name="AncientGreek_3a__20_Ἀρχαία_20_ἑλληνικά"><text:span text:style-name="T1">καὶ πρόβατα εὐτραφῆ φθείρουσι τὰς ἐπαύλεις τῶν</text:span></text:span></text:p>
      <text:p text:style-name="P1"><text:span text:style-name="AncientGreek_3a__20_Ἀρχαία_20_ἑλληνικά"><text:span text:style-name="T1">ἀνθρώπων , ἕως οὗ καὶ αὐτοὶ ἀνῃρέθησαν ἐν χερσὶν</text:span></text:span></text:p>
      <text:p text:style-name="P1"><text:span text:style-name="AncientGreek_3a__20_Ἀρχαία_20_ἑλληνικά"><text:span text:style-name="T1">ἀνδρῶν δι᾽ ὀξέος σιδήρου · τοιοῦτοι καὶ οὗτοι ὑπὸ τῶν</text:span></text:span></text:p>
      <text:p text:style-name="P1"><text:span text:style-name="AncientGreek_3a__20_Ἀρχαία_20_ἑλληνικά"><text:span text:style-name="T1">χειρῶν τοῦ Αἰνείου αναιρεθέντες κατέπεσον , ὅμοιοι</text:span></text:span></text:p>
      <text:p text:style-name="P1"><text:span text:style-name="AncientGreek_3a__20_Ἀρχαία_20_ἑλληνικά"><text:span text:style-name="T1">ὄντες ταῖς ὑψηλαῖς ἐλάταις . τούτους δὲ πεσόντας</text:span></text:span></text:p>
      <text:p text:style-name="P1"><text:span text:style-name="AncientGreek_3a__20_Ἀρχαία_20_ἑλληνικά"><text:span text:style-name="T1">ἠλέησεν ὁ πολεμικὸς Μενέλαος· ἐπορεύθη δὲ διὰ τῶν</text:span></text:span></text:p>
      <text:p text:style-name="P1"><text:span text:style-name="AncientGreek_3a__20_Ἀρχαία_20_ἑλληνικά"><text:span text:style-name="T1">πρωταγωνιστῶν καθωπλισμένος σιδήρῳ λαμπρῷ , κραδαίνων τὸ δόρυ · τούτου δὲ τὴν εὔτολμον ἰσχὺν ὁ ῎Αρης παρώξυνεν, ἐκεῖνα βουλόμενος , ὅπως ὑπὸ τῶν</text:span></text:span></text:p>
      <text:p text:style-name="P1"><text:span text:style-name="AncientGreek_3a__20_Ἀρχαία_20_ἑλληνικά"><text:span text:style-name="T1">χειρῶν τοῦ Αἰνείου φονευθείη . τοῦτον δὲ ἐθεάσατο</text:span></text:span></text:p>
      <text:p text:style-name="P1"><text:span text:style-name="AncientGreek_3a__20_Ἀρχαία_20_ἑλληνικά"><text:span text:style-name="T1">Αντίλοχος ὁ υἱὸς τοῦ μεγαλοψύχου Νέστορος - ἐπορεύθη δὲ διὰ τῶν πρωταγωνιστῶν · ἐδεδοίκει γὰρ</text:span></text:span></text:p>
      <text:p text:style-name="P1"><text:span text:style-name="AncientGreek_3a__20_Ἀρχαία_20_ἑλληνικά"><text:span text:style-name="T1">περὶ τῷ βασιλεῖ τῶν λαῶν , μὴ πάθῃ τι , μεγάλως δὲ αὐτοὺς ἀποτυχεῖν καὶ διαμαρτεῖν τοῦ καὶ</text:span></text:span></text:p>
      <text:p text:style-name="P1"><text:span text:style-name="AncientGreek_3a__20_Ἀρχαία_20_ἑλληνικά"><text:span text:style-name="T1">μάτου ποιήσειεν . οὗτοι μὲν οὖν τάς τε χεῖρας καὶ</text:span></text:span></text:p>
      <text:p text:style-name="P1"><text:span text:style-name="AncientGreek_3a__20_Ἀρχαία_20_ἑλληνικά"><text:span text:style-name="T1">τὰ ὀξέα δόρατα ἐναντίον ἀλλήλων εἶχον προθυμούμενοι πολεμεῖν · ὁ ᾿Αντίλοχος δὲ πάνυ πλησίον</text:span></text:span></text:p>
      <text:p text:style-name="P1"><text:span text:style-name="AncientGreek_3a__20_Ἀρχαία_20_ἑλληνικά"><text:span text:style-name="T1">ἔστη τοῦ βασιλέως τῶν λαῶν · ὁ Αἰνείας δὲ οὐχ</text:span></text:span></text:p>
      <text:p text:style-name="P1"><text:span text:style-name="AncientGreek_3a__20_Ἀρχαία_20_ἑλληνικά"><text:span text:style-name="T1">ὑπέμεινε καί περ ὢν ταχὺς πολεμιστὴς · ἐπειδὴ</text:span></text:span></text:p>
      <text:p text:style-name="P1"><text:span text:style-name="AncientGreek_3a__20_Ἀρχαία_20_ἑλληνικά"><text:span text:style-name="T1">ἴδε δύο ἄνδρας παρ᾽ ἀλλήλοις μένοντας · οὗτοι δὲ</text:span></text:span></text:p>
      <text:p text:style-name="P1"><text:span text:style-name="AncientGreek_3a__20_Ἀρχαία_20_ἑλληνικά"><text:span text:style-name="T1">ἐπειδὴ εἵλκυσαν τοὺς νεκροὺς ἐπὶ τὸ πλῆθος τῶν</text:span></text:span></text:p>
      <text:p text:style-name="P1"><text:span text:style-name="AncientGreek_3a__20_Ἀρχαία_20_ἑλληνικά"><text:span text:style-name="T1">Ἑλλήνων , τούτους μὲν δὴ τοὺς ἀθλίους ἐν ταῖς</text:span></text:span></text:p>
      <text:p text:style-name="P1"><text:span text:style-name="AncientGreek_3a__20_Ἀρχαία_20_ἑλληνικά"><text:span text:style-name="T1">τῶν φίλων χερσὶν ἔβαλον · αὐτοὶ δὲ ὑποστρέψαντες</text:span></text:span></text:p>
      <text:p text:style-name="P1"><text:span text:style-name="AncientGreek_3a__20_Ἀρχαία_20_ἑλληνικά"><text:span text:style-name="T1"/></text:span></text:p>
      <text:p text:style-name="P1"><text:span text:style-name="AncientGreek_3a__20_Ἀρχαία_20_ἑλληνικά"><text:span text:style-name="T1">ΠΑΡΑΦΡΑΣΙΣ . 229</text:span></text:span></text:p>
      <text:p text:style-name="P1"><text:span text:style-name="AncientGreek_3a__20_Ἀρχαία_20_ἑλληνικά"><text:span text:style-name="T1">μετὰ τῶν πρώτων ἐμάχοντο . τότε δὴ Πυλαιμένην</text:span></text:span></text:p>
      <text:p text:style-name="P1"><text:span text:style-name="AncientGreek_3a__20_Ἀρχαία_20_ἑλληνικά"><text:span text:style-name="T1">κατέλαβον παραπλήσιον τῷ ῎Αρει , τὸν ἡγεμόνα τῶν</text:span></text:span></text:p>
      <text:p text:style-name="P1"><text:span text:style-name="AncientGreek_3a__20_Ἀρχαία_20_ἑλληνικά"><text:span text:style-name="T1">μεγαλοψύχων πολεμιστῶν Παφλαγόνων. τοῦτον μὲν</text:span></text:span></text:p>
      <text:p text:style-name="P1"><text:span text:style-name="AncientGreek_3a__20_Ἀρχαία_20_ἑλληνικά"><text:span text:style-name="T1">δὴ ὁ κατὰ πόλεμον ἔνδοξος Μενέλαος ὁ υἱὸς τοῦ</text:span></text:span></text:p>
      <text:p text:style-name="P1"><text:span text:style-name="AncientGreek_3a__20_Ἀρχαία_20_ἑλληνικά"><text:span text:style-name="T1">᾿Ατρέωςἐςῶτα ἔτρωσε διὰ τοῦ δόρατος, ἐπιτυχῶν καὶ</text:span></text:span></text:p>
      <text:p text:style-name="P1"><text:span text:style-name="AncientGreek_3a__20_Ἀρχαία_20_ἑλληνικά"><text:span text:style-name="T1">τὰ τὴν κλεῖν . ὁ ᾿Αντίλοχος δὲ τὸ Μύδωνα ἔτρωσε τὸν</text:span></text:span></text:p>
      <text:p text:style-name="P1"><text:span text:style-name="AncientGreek_3a__20_Ἀρχαία_20_ἑλληνικά"><text:span text:style-name="T1">ἡνίοχον καὶ θεράποντα , τὸν ἀγαθὸν υἱὸν τοῦ ᾿Ατυμνίου · οὗτος γὰρ ὑπέστρεφε τοὺς μονώνυχας ἵππους,</text:span></text:span></text:p>
      <text:p text:style-name="P1"><text:span text:style-name="AncientGreek_3a__20_Ἀρχαία_20_ἑλληνικά"><text:span text:style-name="T1">διὰ λίθου χειροπληθοῦς ἐπιτυχῶν κατὰ τὸν μέσον</text:span></text:span></text:p>
      <text:p text:style-name="P1"><text:span text:style-name="AncientGreek_3a__20_Ἀρχαία_20_ἑλληνικά"><text:span text:style-name="T1">ἀγκῶνα · ἐκ τῶν χειρῶν δὲ ἔπεσον χαμαὶ εἰς γῆν ε</text:span></text:span></text:p>
      <text:p text:style-name="P1"><text:soft-page-break/><text:span text:style-name="AncientGreek_3a__20_Ἀρχαία_20_ἑλληνικά"><text:span text:style-name="T1">αἱ ἡνίαι αἱ ἐξ ἐλεφαντίνων λελευκασμέναι ὀστῶν .</text:span></text:span></text:p>
      <text:p text:style-name="P1"><text:span text:style-name="AncientGreek_3a__20_Ἀρχαία_20_ἑλληνικά"><text:span text:style-name="T1">Αιτίλοχος οὖν ἐφορμήσας ξίφει τὴν κορυφὴν ἔπληξεν ·</text:span></text:span></text:p>
      <text:p text:style-name="P1"><text:span text:style-name="AncientGreek_3a__20_Ἀρχαία_20_ἑλληνικά"><text:span text:style-name="T1">ὁ δὲ πνευστιῶν ἔπεσεν ἐκ τοῦ καλῶς κατεσκευασμένου ἅρματος ἐν τῇ κόνει κύμβαχος · ἐπὶ δὲ τὴν</text:span></text:span></text:p>
      <text:p text:style-name="P1"><text:span text:style-name="AncientGreek_3a__20_Ἀρχαία_20_ἑλληνικά"><text:span text:style-name="T1">τοῦ αὐχένος σπονδυλώδη ἀρχὴν ,καὶ τοὺς ὤμους ἐπὶ</text:span></text:span></text:p>
      <text:p text:style-name="P1"><text:span text:style-name="AncientGreek_3a__20_Ἀρχαία_20_ἑλληνικά"><text:span text:style-name="T1">πολὺ μάλα ἵσατο · ἔτυχε γὰρ βαθείας ψάμμου , ἕως</text:span></text:span></text:p>
      <text:p text:style-name="P1"><text:span text:style-name="AncientGreek_3a__20_Ἀρχαία_20_ἑλληνικά"><text:span text:style-name="T1">οὗ οἱ ἵπποι πλήξαντες αὐτὸν εἰς γῆν ἐν τῷ κονιορτῷ</text:span></text:span></text:p>
      <text:p text:style-name="P1"><text:span text:style-name="AncientGreek_3a__20_Ἀρχαία_20_ἑλληνικά"><text:span text:style-name="T1">ἔῤῥιψαν , οὓς ὁ ᾿Αντίλοχος μαστίξας ἐπὶ τὸν κρατὸν</text:span></text:span></text:p>
      <text:p text:style-name="P1"><text:span text:style-name="AncientGreek_3a__20_Ἀρχαία_20_ἑλληνικά"><text:span text:style-name="T1">τῶν Ἑλλήνων ἤγαγε . τούτους δὲ Ἕκτωρ ἐθεάσατο ·</text:span></text:span></text:p>
      <text:p text:style-name="P1"><text:span text:style-name="AncientGreek_3a__20_Ἀρχαία_20_ἑλληνικά"><text:span text:style-name="T1">κατὰ τὰς τάξεις , ὥρμησε δὲ κατ᾿ αὐτῶν βοῶν , ἅμα</text:span></text:span></text:p>
      <text:p text:style-name="P1"><text:span text:style-name="AncientGreek_3a__20_Ἀρχαία_20_ἑλληνικά"><text:span text:style-name="T1">δ᾽ αὐτῷ ἠκολούθουν καὶ αἱ τῶν Τρῴων ἰσχυραὶ τὰ</text:span></text:span></text:p>
      <text:p text:style-name="P1"><text:span text:style-name="AncientGreek_3a__20_Ἀρχαία_20_ἑλληνικά"><text:span text:style-name="T1">ξεις · ἡγεῖτο δ᾽ αὐτοῖς ὁ Αρης καὶ ἡ σεβαστὴ Ἐνυω ,</text:span></text:span></text:p>
      <text:p text:style-name="P1"><text:span text:style-name="AncientGreek_3a__20_Ἀρχαία_20_ἑλληνικά"><text:span text:style-name="T1">ἡ μὲν ἔχουσα ἐν χερσὶ τὸν ἀνεπαίσχυντον θόρυβον</text:span></text:span></text:p>
      <text:p text:style-name="P1"><text:span text:style-name="AncientGreek_3a__20_Ἀρχαία_20_ἑλληνικά"><text:span text:style-name="T1">τοῦ πολέμου , ὁ ῎Αρης δὲ ἐν ταῖς παλάμαις ἐκίνει</text:span></text:span></text:p>
      <text:p text:style-name="P1"><text:span text:style-name="AncientGreek_3a__20_Ἀρχαία_20_ἑλληνικά"><text:span text:style-name="T1">δόρυ μέγιστον · ἐπορεύετο δὲ ποτὲ μὲν ἔμπροσθεν</text:span></text:span></text:p>
      <text:p text:style-name="P1"><text:span text:style-name="AncientGreek_3a__20_Ἀρχαία_20_ἑλληνικά"><text:span text:style-name="T1">τοῦ ῞Εκτορος , ποτὲ δὲ ὄπισθεν. τοῦτον δὲ θεασάμενος ἐφοβήθη ὁ κατὰ πόλεμον ἀγαθὸς Διομήδης · ὥστ</text:span></text:span></text:p>
      <text:p text:style-name="P1"><text:span text:style-name="AncientGreek_3a__20_Ἀρχαία_20_ἑλληνικά"><text:span text:style-name="T1">περ δὲ ὅταν ἀνήρ τις ἄπειρος τοῦ νήχεσθαι πορευό‐</text:span></text:span></text:p>
      <text:p text:style-name="P1"><text:span text:style-name="AncientGreek_3a__20_Ἀρχαία_20_ἑλληνικά"><text:span text:style-name="T1">μένος δια πεδίου μακροῦ στῇ ἐπὶ ποταμῷ ταχέως</text:span></text:span></text:p>
      <text:p text:style-name="P1"><text:span text:style-name="AncientGreek_3a__20_Ἀρχαία_20_ἑλληνικά"><text:span text:style-name="T1">ῥέοντι , εἰς τὴν θάλασσαν ἐκβάλλοντι, θεασάμενος</text:span></text:span></text:p>
      <text:p text:style-name="P1"><text:span text:style-name="AncientGreek_3a__20_Ἀρχαία_20_ἑλληνικά"><text:span text:style-name="T1">αὐτὸν σὺν ἀφρῷ ηχοῦντα , ἀνέδραμεν εἰς τὰ ὀπίσω ·</text:span></text:span></text:p>
      <text:p text:style-name="P1"><text:span text:style-name="AncientGreek_3a__20_Ἀρχαία_20_ἑλληνικά"><text:span text:style-name="T1">οὕτω τότε ὁ υἱὸς τοῦ Τυδέως ἀνεχώρει, καὶ πρὸς</text:span></text:span></text:p>
      <text:p text:style-name="P1"><text:span text:style-name="AncientGreek_3a__20_Ἀρχαία_20_ἑλληνικά"><text:span text:style-name="T1">τὸν λαὸν εἶπεν · ὦ φίλοι , ὁποῖόν τι θαυμάζομεν, τὸν</text:span></text:span></text:p>
      <text:p text:style-name="P1"><text:span text:style-name="AncientGreek_3a__20_Ἀρχαία_20_ἑλληνικά"><text:span text:style-name="T1">ἔνδοξον Εκτορα πολεμιστήν τε εἶναι , καὶ εὔτολμον</text:span></text:span></text:p>
      <text:p text:style-name="P1"><text:span text:style-name="AncientGreek_3a__20_Ἀρχαία_20_ἑλληνικά"><text:span text:style-name="T1"/></text:span></text:p>
      <text:p text:style-name="P1"><text:span text:style-name="AncientGreek_3a__20_Ἀρχαία_20_ἑλληνικά"><text:span text:style-name="T1">ΠΑΡΑΦΡΑΣΙΣ .</text:span></text:span></text:p>
      <text:p text:style-name="P1"><text:span text:style-name="AncientGreek_3a__20_Ἀρχαία_20_ἑλληνικά"><text:span text:style-name="T1">231</text:span></text:span></text:p>
      <text:p text:style-name="P1"><text:span text:style-name="AncientGreek_3a__20_Ἀρχαία_20_ἑλληνικά"><text:span text:style-name="T1">pa</text:span></text:span></text:p>
      <text:p text:style-name="P1"><text:span text:style-name="AncientGreek_3a__20_Ἀρχαία_20_ἑλληνικά"><text:span text:style-name="T1">.</text:span></text:span></text:p>
      <text:p text:style-name="P1"><text:span text:style-name="AncientGreek_3a__20_Ἀρχαία_20_ἑλληνικά"><text:span text:style-name="T1">μαχητὴν · τούτῳ δὲ αἰεὶ πάρεστιν εἷς ἀπὸ τῶν θεὤν, ὅστις ἀποσοβεῖ τὸν ὄλεθρον · καὶ νῦν αὐτῷ πάρἐστιν ἐκεῖνος ὁ ῎Αρης θνητῷ ἀνδρὶ ὁμοιωθεὶς · ἀλλὰ</text:span></text:span></text:p>
      <text:p text:style-name="P1"><text:span text:style-name="AncientGreek_3a__20_Ἀρχαία_20_ἑλληνικά"><text:span text:style-name="T1">πρὸς τοὺς Τρῷας βλέποντες ἀεὶ ὑπίσω ὑποποδίζοντες ὑποχωρεῖτε , μὴ δὲ τοῖς θεοῖς πολεμεῖν ἰσχυ</text:span></text:span></text:p>
      <text:p text:style-name="P1"><text:span text:style-name="AncientGreek_3a__20_Ἀρχαία_20_ἑλληνικά"><text:span text:style-name="T1">ρῶς προθυμεῖσθε . Οὕτω δὴ εἶπεν ·οἱ Τρῶες δὲ πά- το</text:span></text:span></text:p>
      <text:p text:style-name="P1"><text:span text:style-name="AncientGreek_3a__20_Ἀρχαία_20_ἑλληνικά"><text:span text:style-name="T1">νυ ἐγγὺς αὐτῶν παρεγένοντο. τότε Έκτωρ ἀπέκτεινε</text:span></text:span></text:p>
      <text:p text:style-name="P1"><text:span text:style-name="AncientGreek_3a__20_Ἀρχαία_20_ἑλληνικά"><text:span text:style-name="T1">δύο ἄνδρας πολέμου ἐμπείρους ἐν ἑνὶ ἅρματι ὄντας,</text:span></text:span></text:p>
      <text:p text:style-name="P1"><text:span text:style-name="AncientGreek_3a__20_Ἀρχαία_20_ἑλληνικά"><text:span text:style-name="T1">τὸν Μενέσθην καὶ τὸν ᾿Αγχίαλον· τούτους δὲ πεσόν</text:span></text:span></text:p>
      <text:p text:style-name="P1"><text:span text:style-name="AncientGreek_3a__20_Ἀρχαία_20_ἑλληνικά"><text:span text:style-name="T1">τας ᾤκτειρεν ὁ τοῦ Τελαμῶνος μέγας Αἴας : πα</text:span></text:span></text:p>
      <text:p text:style-name="P1"><text:span text:style-name="AncientGreek_3a__20_Ἀρχαία_20_ἑλληνικά"><text:span text:style-name="T1">ρελθὼν δὲ ἔστη μάλα πλησίον, καὶ ἠκόντισε δόρατ</text:span></text:span></text:p>
      <text:p text:style-name="P1"><text:soft-page-break/><text:span text:style-name="AncientGreek_3a__20_Ἀρχαία_20_ἑλληνικά"><text:span text:style-name="T1">τι λαμπρῷ , καὶ ἔτρωσεν ῎Αμφιον τὸν υἱὸν τοῦ Σελόγου , ὃς δὴ ἐν τῇ Παισῷ πόλει τῆς Τροίας και</text:span></text:span></text:p>
      <text:p text:style-name="P1"><text:span text:style-name="AncientGreek_3a__20_Ἀρχαία_20_ἑλληνικά"><text:span text:style-name="T1">τῴκει , πολυθρέμμων ὤν , καὶ πολλὰ λήΐα ἔχων</text:span></text:span></text:p>
      <text:p text:style-name="P1"><text:span text:style-name="AncientGreek_3a__20_Ἀρχαία_20_ἑλληνικά"><text:span text:style-name="T1">ἀλλ᾽ ἡ μοῖρᾳ αὐτὸν ἦγεν βοηθήσοντα ἐπὶ τὸν Πρί</text:span></text:span></text:p>
      <text:p text:style-name="P1"><text:span text:style-name="AncientGreek_3a__20_Ἀρχαία_20_ἑλληνικά"><text:span text:style-name="T1">αμον καὶ τοὺς υιούς · τοῦτον δὴ ἔπληξε παρὰ τὴν</text:span></text:span></text:p>
      <text:p text:style-name="P1"><text:span text:style-name="AncientGreek_3a__20_Ἀρχαία_20_ἑλληνικά"><text:span text:style-name="T1">θωρακίτιν ζώνην ὁ τοῦ Τελαμῶνος Αἴας, ἐν τῇ ἐσχάτῃ δὲ γαστρὶ ἐπάγη τὸ μακρὸν δόρυ , πεσὼν δὲ</text:span></text:span></text:p>
      <text:p text:style-name="P1"><text:span text:style-name="AncientGreek_3a__20_Ἀρχαία_20_ἑλληνικά"><text:span text:style-name="T1">Αμή ἐψόφησεν · ὁ λαμπρὸς δὲ Αἴας ἐπέδραμε σκυλεύσων τὰ ὅπλα · οἱ Τρῶες δὲ ἐπ᾿ αὐτὸν ἔχεαν δόρα</text:span></text:span></text:p>
      <text:p text:style-name="P1"><text:span text:style-name="AncientGreek_3a__20_Ἀρχαία_20_ἑλληνικά"><text:span text:style-name="T1">τα οξέα τε καὶ λαμπρότατα , πολλὰ δὲ κατὰ τῆς</text:span></text:span></text:p>
      <text:p text:style-name="P1"><text:span text:style-name="AncientGreek_3a__20_Ἀρχαία_20_ἑλληνικά"><text:span text:style-name="T1">ἀσπίδος ἀνεδέξατο . οὗτος δὲ τῷ πλάτει τοῦ ποδὸς</text:span></text:span></text:p>
      <text:p text:style-name="P1"><text:span text:style-name="AncientGreek_3a__20_Ἀρχαία_20_ἑλληνικά"><text:span text:style-name="T1">τὸ σῶμα πιέσας , ἐκ τοῦ νεκροῦ τὸ σιδηροῦν δόρυ</text:span></text:span></text:p>
      <text:p text:style-name="P1"><text:span text:style-name="AncientGreek_3a__20_Ἀρχαία_20_ἑλληνικά"><text:span text:style-name="T1">εἵλκυσεν · οὐκέτι δὲ τὰ ἄλλα περικαλλῆ ὅπλα ήδηνήθη ἀφελέσθαι ἀπὸ τῶν ὤμων , κατεπείγετο γὰρ</text:span></text:span></text:p>
      <text:p text:style-name="P1"><text:span text:style-name="AncientGreek_3a__20_Ἀρχαία_20_ἑλληνικά"><text:span text:style-name="T1">ὑπὸ τῶν βελῶν · ἐφοβήθηδὲαὐτὸς τὸν ἰσχυρὸν ὑπερασπισμὸν τῶν ὑπερηφανῶν Τρῴων · οἱ δὲ πολλοί τε</text:span></text:span></text:p>
      <text:p text:style-name="P1"><text:span text:style-name="AncientGreek_3a__20_Ἀρχαία_20_ἑλληνικά"><text:span text:style-name="T1">καὶ ἀγαθοὶ παρίσταντο δόρατα κατέχοντες , οἱ καίπερ</text:span></text:span></text:p>
      <text:p text:style-name="P1"><text:span text:style-name="AncientGreek_3a__20_Ἀρχαία_20_ἑλληνικά"><text:span text:style-name="T1">ὄντα αὐτὸν μέγαν , καὶ ἰσχυρὸν , καὶ λαμπρὸν ἀπεωθήσαντοἀφ' ἑαυτῶν·οὗτος δὲ διασεισθεὶς ὑπεχώρησε.</text:span></text:span></text:p>
      <text:p text:style-name="P1"><text:span text:style-name="AncientGreek_3a__20_Ἀρχαία_20_ἑλληνικά"><text:span text:style-name="T1">Οὕτως οὗτοι μὲν ἐνήρχουν κατὰ τὴν ἰσχυρὰν μάχην .</text:span></text:span></text:p>
      <text:p text:style-name="P1"><text:span text:style-name="AncientGreek_3a__20_Ἀρχαία_20_ἑλληνικά"><text:span text:style-name="T1">Τληπόλεμον δὲ τὸν υἱὸν τοῦ Ἡρακλέους τὸν μέγαντε</text:span></text:span></text:p>
      <text:p text:style-name="P1"><text:span text:style-name="AncientGreek_3a__20_Ἀρχαία_20_ἑλληνικά"><text:span text:style-name="T1">καὶ γενναῖον παρώρμησε κατὰ τοῦ ἰσοθέου Σαρπηδόνος ἡ ἰσχυρὰ μοῖρα . οὗτοι δὴ ἐπειδὴ πλησίονἐγένοντο</text:span></text:span></text:p>
      <text:p text:style-name="P1"><text:span text:style-name="AncientGreek_3a__20_Ἀρχαία_20_ἑλληνικά"><text:span text:style-name="T1">κατ᾽ ἀλλήλων ἐπερχόμενοι , ὅτε υἱὸς , καὶ ὁ ἔγγονος</text:span></text:span></text:p>
      <text:p text:style-name="P1"><text:span text:style-name="AncientGreek_3a__20_Ἀρχαία_20_ἑλληνικά"><text:span text:style-name="T1"/></text:span></text:p>
      <text:p text:style-name="P1"><text:span text:style-name="AncientGreek_3a__20_Ἀρχαία_20_ἑλληνικά"><text:span text:style-name="T1">ΠΑΡΑΦΡΑΣΙΣ. 233</text:span></text:span></text:p>
      <text:p text:style-name="P1"><text:span text:style-name="AncientGreek_3a__20_Ἀρχαία_20_ἑλληνικά"><text:span text:style-name="T1">ó</text:span></text:span></text:p>
      <text:p text:style-name="P1"><text:span text:style-name="AncientGreek_3a__20_Ἀρχαία_20_ἑλληνικά"><text:span text:style-name="T1">τοῦ τὰς νεφέλας αθροίζοντος Διὸς , πρὸς τοῦτον πρότερον ὁ Τληπόλεμος εἶπε λόγον · ὦ Σαρπῆδον βουλευτὰ τῶν Λυκίων , τίς σοι ἀνάγκη φοβεῖσθαι ἐνταῦθα ὄντι ανδρὶ ἀπείρῳ πολέμου ; ψευδόμενοι δέ σε</text:span></text:span></text:p>
      <text:p text:style-name="P1"><text:span text:style-name="AncientGreek_3a__20_Ἀρχαία_20_ἑλληνικά"><text:span text:style-name="T1">λέγουσιν εἶναι ὑἱὸν τοῦ τὴν αἰγίδα φοροῦντος Διὸς ,</text:span></text:span></text:p>
      <text:p text:style-name="P1"><text:span text:style-name="AncientGreek_3a__20_Ἀρχαία_20_ἑλληνικά"><text:span text:style-name="T1">ἐπειδὴ πολὺ ἐνδεὺς εἶ τῶν ἀνδρῶν ἐκείνων , οἳ ἐκ</text:span></text:span></text:p>
      <text:p text:style-name="P1"><text:span text:style-name="AncientGreek_3a__20_Ἀρχαία_20_ἑλληνικά"><text:span text:style-name="T1">τοῦ Διὸς ἐγένοντο ἐπὶ τῶν προγενεστέρων ἀνθρώπων · ἀλλ᾿ ὁποῖόν τινα λέγουσιν τὴν Ἡράκλειον -</text:span></text:span></text:p>
      <text:p text:style-name="P1"><text:span text:style-name="AncientGreek_3a__20_Ἀρχαία_20_ἑλληνικά"><text:span text:style-name="T1">σχὺν , ἤτοι τὸν Ἡρακλέα εἶναι, τὸν ἐμὸν πατέρα , θρασεῖς καὶ ἀπηνεῖς ὑπομένοντα , λέοντος ὁρμὴν ἔχοντα , ὅς ποτε ἀφικόμενος ἐνθάδε χαριν τῶν ἵππων</text:span></text:span></text:p>
      <text:p text:style-name="P1"><text:span text:style-name="AncientGreek_3a__20_Ἀρχαία_20_ἑλληνικά"><text:span text:style-name="T1">τοῦ Λαομέδοντος , σὺν ἓξ μόναις ναυσὶ , καὶ ἀν</text:span></text:span></text:p>
      <text:p text:style-name="P1"><text:span text:style-name="AncientGreek_3a__20_Ἀρχαία_20_ἑλληνικά"><text:span text:style-name="T1">δράσιν ὀλίγοις ἐξεπόρθησε τὴν πόλιν τῆς Ἰλίου</text:span></text:span></text:p>
      <text:p text:style-name="P1"><text:span text:style-name="AncientGreek_3a__20_Ἀρχαία_20_ἑλληνικά"><text:span text:style-name="T1">καὶ τὰς ὁδοὺς χήρας ἐποίησεν , ἤτοι ἠρήμωσε · σοι</text:span></text:span></text:p>
      <text:p text:style-name="P1"><text:span text:style-name="AncientGreek_3a__20_Ἀρχαία_20_ἑλληνικά"><text:span text:style-name="T1">δὲ δειλὴ μὲν ψυχή ἐστιν , απόλλυνται δὲ ὁ ὑπὸ σὲ</text:span></text:span></text:p>
      <text:p text:style-name="P1"><text:soft-page-break/><text:span text:style-name="AncientGreek_3a__20_Ἀρχαία_20_ἑλληνικά"><text:span text:style-name="T1">στρατὸς , οὐδὲ κατά τι σε ὑπολαμβάνω ἔσεσθαι</text:span></text:span></text:p>
      <text:p text:style-name="P1"><text:span text:style-name="AncientGreek_3a__20_Ἀρχαία_20_ἑλληνικά"><text:span text:style-name="T1">βοήθειαν τοῖς Τρῳσὶν ἀφικόμενον ἐκ τῆς Λυκίας ,</text:span></text:span></text:p>
      <text:p text:style-name="P1"><text:span text:style-name="AncientGreek_3a__20_Ἀρχαία_20_ἑλληνικά"><text:span text:style-name="T1">οὐδὲ εἰ πάνυ ἰσχυρὸς εἶ , ἀλλ᾽ ὑπ᾿ ἐμοῦ ἀναιρεθέντα τὰς πύλας τοῦ ῾Αιδου περάσειν Πρὸς τοῦτον</text:span></text:span></text:p>
      <text:p text:style-name="P1"><text:span text:style-name="AncientGreek_3a__20_Ἀρχαία_20_ἑλληνικά"><text:span text:style-name="T1">δὲ Σαρπηδὼν ὁ ἡγεμὼν τῶν Λυκίων ἐξεναντίας ἔλεγεν . ὦ Τληπόλεμε , ἐκεῖνος μὲν ἀπώλεσε τὴν ἱε</text:span></text:span></text:p>
      <text:p text:style-name="P1"><text:span text:style-name="AncientGreek_3a__20_Ἀρχαία_20_ἑλληνικά"><text:span text:style-name="T1">ραν Ἴλιον, ἀνδρὸς ἀνοίαις τοῦ λαμπροῦ Λαομέδοντος , ὃς δὴ αὐτὸν εὖ ποιήσαντα χαλεπῷ λόγῳ ἐπέπληξεν , οὐδὲ ἀπέδωκε τοὺς ἵππους , ὧν χάριν ἀφίμετο πόῤῥωθεν . σοὶ δ᾽ ἐγὼ οἴομαι φόνον καὶ μοῖραν</text:span></text:span></text:p>
      <text:p text:style-name="P1"><text:span text:style-name="AncientGreek_3a__20_Ἀρχαία_20_ἑλληνικά"><text:span text:style-name="T1">θανατηφόρον ἐνταῦθα γενήσεσθαι ἐξ ἐμοῦ , ἀναιρε</text:span></text:span></text:p>
      <text:p text:style-name="P1"><text:span text:style-name="AncientGreek_3a__20_Ἀρχαία_20_ἑλληνικά"><text:span text:style-name="T1">θέντα δέ σε ὑπὸ τοῦ ἐμοῦ δόματος , ἐμοὶ μὲν δώσειν καύχημα , τῷ "Αιδῃ δὲ τῷ ἵππους ἐνδόξους</text:span></text:span></text:p>
      <text:p text:style-name="P1"><text:span text:style-name="AncientGreek_3a__20_Ἀρχαία_20_ἑλληνικά"><text:span text:style-name="T1">ἔχοντι, τὴν ψυχήν . Οὕτως εἶπεν ὁ Σαρπηδών . ὁ</text:span></text:span></text:p>
      <text:p text:style-name="P1"><text:span text:style-name="AncientGreek_3a__20_Ἀρχαία_20_ἑλληνικά"><text:span text:style-name="T1">Τληπόλεμος δὲ τὸ ἐκ μελίας δένδρου δόρυ ανέτει</text:span></text:span></text:p>
      <text:p text:style-name="P1"><text:span text:style-name="AncientGreek_3a__20_Ἀρχαία_20_ἑλληνικά"><text:span text:style-name="T1">νε · καὶ τούτων μὲν τὰ μακρὰ δόρατα ὁμοῦ καὶ ἐν</text:span></text:span></text:p>
      <text:p text:style-name="P1"><text:span text:style-name="AncientGreek_3a__20_Ἀρχαία_20_ἑλληνικά"><text:span text:style-name="T1">τῷ αὐτῷ ὥρμησαν ἐκ τῶν χειρῶν. ὁ μὲν οὖν Σαρπηδὼν ἔτρωσε τὸν Τληπόλεμον κατὰ τὸ μέσον τοῦ</text:span></text:span></text:p>
      <text:p text:style-name="P1"><text:span text:style-name="AncientGreek_3a__20_Ἀρχαία_20_ἑλληνικά"><text:span text:style-name="T1">αὐχένος , ἡ ἀλγεινὴ δὲ ἐπιδορατὶς διόλου ἐπέρασε ,</text:span></text:span></text:p>
      <text:p text:style-name="P1"><text:span text:style-name="AncientGreek_3a__20_Ἀρχαία_20_ἑλληνικά"><text:span text:style-name="T1"/></text:span></text:p>
      <text:p text:style-name="P1"><text:span text:style-name="AncientGreek_3a__20_Ἀρχαία_20_ἑλληνικά"><text:span text:style-name="T1">ΠΑΡΑΦΡΑΣΙΣ . 235</text:span></text:span></text:p>
      <text:p text:style-name="P1"><text:span text:style-name="AncientGreek_3a__20_Ἀρχαία_20_ἑλληνικά"><text:span text:style-name="T1">~</text:span></text:span></text:p>
      <text:p text:style-name="P1"><text:span text:style-name="AncientGreek_3a__20_Ἀρχαία_20_ἑλληνικά"><text:span text:style-name="T1">νὺξ δὲ αὐτὸν σκοτεινὴ κατὰ τῶν ὀφθαλμῶν ἐκάλυψεν .</text:span></text:span></text:p>
      <text:p text:style-name="P1"><text:span text:style-name="AncientGreek_3a__20_Ἀρχαία_20_ἑλληνικά"><text:span text:style-name="T1">ὁ Τληπόλεμος δὲ τὸν Σαρπηδόνα ἔτρωσε κατὰ τὸν</text:span></text:span></text:p>
      <text:p text:style-name="P1"><text:span text:style-name="AncientGreek_3a__20_Ἀρχαία_20_ἑλληνικά"><text:span text:style-name="T1">ἀριστερὸν μηρὸν δόρατι μακρῷ · διῆλθε δὲ ἡ ἐπιδορατὶς</text:span></text:span></text:p>
      <text:p text:style-name="P1"><text:span text:style-name="AncientGreek_3a__20_Ἀρχαία_20_ἑλληνικά"><text:span text:style-name="T1">σφόδρα ὁρμῶσα τῷ ὀστέῳ πλησιάσασα , ὁ δὲ πατὴρ</text:span></text:span></text:p>
      <text:p text:style-name="P1"><text:span text:style-name="AncientGreek_3a__20_Ἀρχαία_20_ἑλληνικά"><text:span text:style-name="T1">ἔτι τὸν ὄλεθρον ἀπεσόβησεν . Οἱ μὲν οὖν ἔνδοξοι φίλοι</text:span></text:span></text:p>
      <text:p text:style-name="P1"><text:span text:style-name="AncientGreek_3a__20_Ἀρχαία_20_ἑλληνικά"><text:span text:style-name="T1">τὸν ἰσόθεον Σαρπηδόνα ἐξῆγον ἀπὸ τοῦ πολέμου · ἐβάρυνε δὲ αὐτὸν τὸ μακρὸν δόρυ συρόμενον · οὐδεὶς γὰρ</text:span></text:span></text:p>
      <text:p text:style-name="P1"><text:span text:style-name="AncientGreek_3a__20_Ἀρχαία_20_ἑλληνικά"><text:span text:style-name="T1">αὐτὸ ἐσκέψατο , οὐδὲ ἐθεάσατο , ἐξελκῦσαι τοῦ μηροῦ τὸ ἐκ μελίας δένδρου δόρυ , ὅπως ἐπιβῇ , καὶ ὁρθὸς στῇ , ἐπειγομένων αὐτῶν· τοιοῦτον γὰρ εἶχον κάματον περὶ αὐτὸν πονούμενοι · τὸν Τληπόλεμον δὲ ἐκ</text:span></text:span></text:p>
      <text:p text:style-name="P1"><text:span text:style-name="AncientGreek_3a__20_Ἀρχαία_20_ἑλληνικά"><text:span text:style-name="T1">τοῦ ἑτέρου μέρους οἱ εὔοπλοι Ἕλληνες ἐξῆγον ἀπὸ</text:span></text:span></text:p>
      <text:p text:style-name="P1"><text:span text:style-name="AncientGreek_3a__20_Ἀρχαία_20_ἑλληνικά"><text:span text:style-name="T1">τοῦ πολέμου · ἐθεάσατο δὲ αὐτὸν ὁ ἔνδοξος Ὀδυσσεὺς</text:span></text:span></text:p>
      <text:p text:style-name="P1"><text:span text:style-name="AncientGreek_3a__20_Ἀρχαία_20_ἑλληνικά"><text:span text:style-name="T1">ψυχὴν ἔχων καρτερὰν · προεθυμήθη δὲ καὶ ἐνεθουσία</text:span></text:span></text:p>
      <text:p text:style-name="P1"><text:span text:style-name="AncientGreek_3a__20_Ἀρχαία_20_ἑλληνικά"><text:span text:style-name="T1">σεν ἡ φίλη αὐτοῦ ψυχή · ἐλογίσατο δὲ μετὰ ταῦτα</text:span></text:span></text:p>
      <text:p text:style-name="P1"><text:span text:style-name="AncientGreek_3a__20_Ἀρχαία_20_ἑλληνικά"><text:span text:style-name="T1">κατὰ λογισμὸν καὶ διάνοιαν, ἢ προσωτέρω τοῦ με</text:span></text:span></text:p>
      <text:p text:style-name="P1"><text:span text:style-name="AncientGreek_3a__20_Ἀρχαία_20_ἑλληνικά"><text:span text:style-name="T1">γαλοκτύπου Διὸς τὸν ὑιὸν διώξειεν , ἢ οὗτος τὴν ψυχὴν τῶν πλειόνων Λυκίων ἀφέλοιτό . οὐκ ἦν δὲ</text:span></text:span></text:p>
      <text:p text:style-name="P1"><text:span text:style-name="AncientGreek_3a__20_Ἀρχαία_20_ἑλληνικά"><text:span text:style-name="T1">μεγαλοψύχω Ὀδυσσεῖ πεπρωμένον ἀποκτεῖναι τὸν</text:span></text:span></text:p>
      <text:p text:style-name="P1"><text:span text:style-name="AncientGreek_3a__20_Ἀρχαία_20_ἑλληνικά"><text:span text:style-name="T1">ισχυρὸν υἱὸν τοῦ Διὸς σιδήρῳ ἐξεῖ · δι᾿ ὃ δὴ κατὰ τὸ</text:span></text:span></text:p>
      <text:p text:style-name="P1"><text:span text:style-name="AncientGreek_3a__20_Ἀρχαία_20_ἑλληνικά"><text:span text:style-name="T1">πλῆθος τῶνΛυκίων ἔτρεψε τὸν αὐτοῦ θυμὸν ἡ ᾿Αθηνᾶ .</text:span></text:span></text:p>
      <text:p text:style-name="P1"><text:soft-page-break/><text:span text:style-name="AncientGreek_3a__20_Ἀρχαία_20_ἑλληνικά"><text:span text:style-name="T1">τότε οὗτος ἀπέκτεινε τὸν Κοίρανον , καὶ τὸν ᾿Αλάτορα ,</text:span></text:span></text:p>
      <text:p text:style-name="P1"><text:span text:style-name="AncientGreek_3a__20_Ἀρχαία_20_ἑλληνικά"><text:span text:style-name="T1">καὶ τὸν Χρόμιον, καὶ τὸν ῎Αλκανδρον , καὶ τὸν Αλιον ,</text:span></text:span></text:p>
      <text:p text:style-name="P1"><text:span text:style-name="AncientGreek_3a__20_Ἀρχαία_20_ἑλληνικά"><text:span text:style-name="T1">καὶ τὸν Νοήμονα , καὶ τὸν Πρύτανιν · καὶ δὴ πλείονας ἔτι ἀπὸ τῶν Λυκίων ἀπέκτεινεν ἂν ὁ ἔνδοξός</text:span></text:span></text:p>
      <text:p text:style-name="P1"><text:span text:style-name="AncientGreek_3a__20_Ἀρχαία_20_ἑλληνικά"><text:span text:style-name="T1">Ὀδυσσεύς , εἴγε μὴ ταχέως ἐθεάσατο ὁ τὴν κόρυν</text:span></text:span></text:p>
      <text:p text:style-name="P1"><text:span text:style-name="AncientGreek_3a__20_Ἀρχαία_20_ἑλληνικά"><text:span text:style-name="T1">ῥᾳδίως κινῶν μέγας ῞Εκτωρ · ἐπορεύθη δὲ διὰ τῶν</text:span></text:span></text:p>
      <text:p text:style-name="P1"><text:span text:style-name="AncientGreek_3a__20_Ἀρχαία_20_ἑλληνικά"><text:span text:style-name="T1">πρωταγωνιστῶν καθωπλισμένος σιδήρῳ λαμπρῷ ,</text:span></text:span></text:p>
      <text:p text:style-name="P1"><text:span text:style-name="AncientGreek_3a__20_Ἀρχαία_20_ἑλληνικά"><text:span text:style-name="T1">φόβον κομίζων τοῖς Ἕλλησιν · ἐχάρη δὲ ἄρα ἐπ᾿</text:span></text:span></text:p>
      <text:p text:style-name="P1"><text:span text:style-name="AncientGreek_3a__20_Ἀρχαία_20_ἑλληνικά"><text:span text:style-name="T1">αὐτῷ προσερχομένῳ Σαρπηδὼν ὁ υἱὸς τοῦ Διὸς , λέ γον δὲ οἰκτρόν τε καὶ ταπεινὸν εἶπεν · ὦ ὑπὲ τοῦ</text:span></text:span></text:p>
      <text:p text:style-name="P1"><text:span text:style-name="AncientGreek_3a__20_Ἀρχαία_20_ἑλληνικά"><text:span text:style-name="T1">Πριάμου , μηδαμῶς νῦν με καταλίπῃς σπάραγμα</text:span></text:span></text:p>
      <text:p text:style-name="P1"><text:span text:style-name="AncientGreek_3a__20_Ἀρχαία_20_ἑλληνικά"><text:span text:style-name="T1">τοῖς Ἕλλησι κεῖσθαι· ἀλλ᾽ ἐπικούρησον , καὶ μετὰ</text:span></text:span></text:p>
      <text:p text:style-name="P1"><text:span text:style-name="AncientGreek_3a__20_Ἀρχαία_20_ἑλληνικά"><text:span text:style-name="T1">ταῦτα καταλιπέτω με ἡ ζωὴ ἐν τῇ ὑμετέρᾳ πόλει · ἐπειδὴ ἔγωγε οὐκ ἔμελλον ἄρα ὑποστρέψας εἰς</text:span></text:span></text:p>
      <text:p text:style-name="P1"><text:span text:style-name="AncientGreek_3a__20_Ἀρχαία_20_ἑλληνικά"><text:span text:style-name="T1"/></text:span></text:p>
      <text:p text:style-name="P1"><text:span text:style-name="AncientGreek_3a__20_Ἀρχαία_20_ἑλληνικά"><text:span text:style-name="T1">ΠΑΡΑΦΡΑΣΙΣ . 237</text:span></text:span></text:p>
      <text:p text:style-name="P1"><text:span text:style-name="AncientGreek_3a__20_Ἀρχαία_20_ἑλληνικά"><text:span text:style-name="T1">τὸν οἶκον , εἰς τὴν ἀγαπητὴν γῆν τὴν πατρίδα , εὐφρανεῖν τὴν ἀγαπητὴν γαμετὴν, καὶ τὸν ἐν βρεφικῇ</text:span></text:span></text:p>
      <text:p text:style-name="P1"><text:span text:style-name="AncientGreek_3a__20_Ἀρχαία_20_ἑλληνικά"><text:span text:style-name="T1">ἡλικίᾳ ὑιόν . Οὕτως εἶπεν . οὐδὲν δὲ πρὸς αὐτὸν εἶ</text:span></text:span></text:p>
      <text:p text:style-name="P1"><text:span text:style-name="AncientGreek_3a__20_Ἀρχαία_20_ἑλληνικά"><text:span text:style-name="T1">πεν ὁ τὴν περικεφαλαίαν ραδίως κινῶν Εκτωρ , αλλὰ παρέδραμε τῷ θυμῷ θερμαινόμενος καὶ ὑποκαιόμενος , ὅπως λίαν ταχέως απωθήσαιτο τοὺς Ἕλλη</text:span></text:span></text:p>
      <text:p text:style-name="P1"><text:span text:style-name="AncientGreek_3a__20_Ἀρχαία_20_ἑλληνικά"><text:span text:style-name="T1">νας , πολλῶν δὲ ἀφέλοιτο τὴν ψυχήν .Οἱ μὲν οὖν ἔν</text:span></text:span></text:p>
      <text:p text:style-name="P1"><text:span text:style-name="AncientGreek_3a__20_Ἀρχαία_20_ἑλληνικά"><text:span text:style-name="T1">δοξοι φίλοι τὸνἰσόθεον Σαρπηδόνα ἐκάθισαν ὑπὸ τῇ</text:span></text:span></text:p>
      <text:p text:style-name="P1"><text:span text:style-name="AncientGreek_3a__20_Ἀρχαία_20_ἑλληνικά"><text:span text:style-name="T1">ωραίᾳ δρυῒ τοῦ τὴν αἰγίδα φοροῦντος Διὸς · ἐκ τοῦ</text:span></text:span></text:p>
      <text:p text:style-name="P1"><text:span text:style-name="AncientGreek_3a__20_Ἀρχαία_20_ἑλληνικά"><text:span text:style-name="T1">μηροῦ δὲ αὐτοῦ τὸ ἐκ μελίας δένδρου δόρυ εἵλκυσεν</text:span></text:span></text:p>
      <text:p text:style-name="P1"><text:span text:style-name="AncientGreek_3a__20_Ἀρχαία_20_ἑλληνικά"><text:span text:style-name="T1">ἔξω ὁ ἰσχυρὸς Πελάγων ,ὃς αὐτῷ φίλος ἀγαπητὸς ἦν · τοῦτον δὲ κατέλιπεν ἡ ψυχὴ , σκέτος δὲ κατὰ</text:span></text:span></text:p>
      <text:p text:style-name="P1"><text:span text:style-name="AncientGreek_3a__20_Ἀρχαία_20_ἑλληνικά"><text:span text:style-name="T1">Γ ' τῶν ὀφθαλμῶν ἐκέχυτο· αὖθις δὲ ἀνέπνευσεν · ἡ πνοὴ</text:span></text:span></text:p>
      <text:p text:style-name="P1"><text:span text:style-name="AncientGreek_3a__20_Ἀρχαία_20_ἑλληνικά"><text:span text:style-name="T1">δὲ τοῦ Βορέου περιεζώγρει , καὶ εἰς τὸ ζῆν ἦγεν ἐπιπνέουσα κακῶς ἐκπεπνευκότα τὴν ἀναπνοήν . Οἱ</text:span></text:span></text:p>
      <text:p text:style-name="P1"><text:span text:style-name="AncientGreek_3a__20_Ἀρχαία_20_ἑλληνικά"><text:span text:style-name="T1">Ἕλληνες δὲ ὑπ᾽ ῎Αρεος , καὶ Ἕκτορος τοῦ σιδήρῳ καθωπλισμένου , οὔτέ ποτε προτροπάδην ἔφευγον</text:span></text:span></text:p>
      <text:p text:style-name="P1"><text:span text:style-name="AncientGreek_3a__20_Ἀρχαία_20_ἑλληνικά"><text:span text:style-name="T1">ἐπὶ τὰς μελαίνας ναῦς , οὔτέ ποτε μαχόμενοι ἀν</text:span></text:span></text:p>
      <text:p text:style-name="P1"><text:span text:style-name="AncientGreek_3a__20_Ἀρχαία_20_ἑλληνικά"><text:span text:style-name="T1">τεπήεσαν , ἀλλ᾽ ἀεὶ ὀπίσω κατ᾽ ὀλίγον ὑπεχώ‐</text:span></text:span></text:p>
      <text:p text:style-name="P1"><text:span text:style-name="AncientGreek_3a__20_Ἀρχαία_20_ἑλληνικά"><text:span text:style-name="T1">ρουν , ἐπειδὴ ἤκουσαν τὸν ῎Αρην ἐν τοῖς Τρωσιν εἶναι · τότε τίνα πρῶτον , τίνα δὲ ὕστερον ἀπέκτει</text:span></text:span></text:p>
      <text:p text:style-name="P1"><text:span text:style-name="AncientGreek_3a__20_Ἀρχαία_20_ἑλληνικά"><text:span text:style-name="T1">ναν ῞Εκτωρ ὁ παῖς τοῦ Πριάμου , καὶ ὁ χαλκοῦς</text:span></text:span></text:p>
      <text:p text:style-name="P1"><text:span text:style-name="AncientGreek_3a__20_Ἀρχαία_20_ἑλληνικά"><text:span text:style-name="T1">Αἴρης ; Τεύθραντα τὸν ἰσόθεον , ἐπ᾿ αὐτῷ τὸν ἱππικὸν</text:span></text:span></text:p>
      <text:p text:style-name="P1"><text:span text:style-name="AncientGreek_3a__20_Ἀρχαία_20_ἑλληνικά"><text:span text:style-name="T1">Ὀρέστην , καὶ τὸν πολεμιστὴν Τρῆχον τὸν ἀπὸ Αἰ</text:span></text:span></text:p>
      <text:p text:style-name="P1"><text:soft-page-break/><text:span text:style-name="AncientGreek_3a__20_Ἀρχαία_20_ἑλληνικά"><text:span text:style-name="T1">τωλίας , καὶ τὸν Οἰνόμαον , καὶ τὸν Ἕλενον τὸν ὑιὸν</text:span></text:span></text:p>
      <text:p text:style-name="P1"><text:span text:style-name="AncientGreek_3a__20_Ἀρχαία_20_ἑλληνικά"><text:span text:style-name="T1">τοῦ Οἴνοπος , καὶ Ὀρέσβιον τὸν ποικίλην ἔχοντα μία</text:span></text:span></text:p>
      <text:p text:style-name="P1"><text:span text:style-name="AncientGreek_3a__20_Ἀρχαία_20_ἑλληνικά"><text:span text:style-name="T1">τραν , ὃς ἐν Ὕλῃ τῇ πόλει κατῴκει, μεγάλως ἐπι</text:span></text:span></text:p>
      <text:p text:style-name="P1"><text:span text:style-name="AncientGreek_3a__20_Ἀρχαία_20_ἑλληνικά"><text:span text:style-name="T1">μελούμενος , ὅπως κτήσηται πλοῦτον , τῇ Κηφισίδι</text:span></text:span></text:p>
      <text:p text:style-name="P1"><text:span text:style-name="AncientGreek_3a__20_Ἀρχαία_20_ἑλληνικά"><text:span text:style-name="T1">λίμνῃ παρακείμενος· παρ᾽ αὐτῷ δὲ ἄλλοι Βοιωτοὶ</text:span></text:span></text:p>
      <text:p text:style-name="P1"><text:span text:style-name="AncientGreek_3a__20_Ἀρχαία_20_ἑλληνικά"><text:span text:style-name="T1">κατώκουν , πάνυ πλούσιον λαὸν ἔχοντες. τούτους δὲ</text:span></text:span></text:p>
      <text:p text:style-name="P1"><text:span text:style-name="AncientGreek_3a__20_Ἀρχαία_20_ἑλληνικά"><text:span text:style-name="T1">ἐπειδὴ ἐθεάσατο ἡ θεὰ ἡ λευκὰς ἔχουσα τὰς ὀλένας</text:span></text:span></text:p>
      <text:p text:style-name="P1"><text:span text:style-name="AncientGreek_3a__20_Ἀρχαία_20_ἑλληνικά"><text:span text:style-name="T1">Ἥρα , φονεύοντας τοὺς Ἕλληνας ἐν τῇ ἰσχυρᾷ μάεὐθέως πρὸς τὴν ᾿Αθηνῶν λόγους ταχεῖς ἔλεγε ·</text:span></text:span></text:p>
      <text:p text:style-name="P1"><text:span text:style-name="AncientGreek_3a__20_Ἀρχαία_20_ἑλληνικά"><text:span text:style-name="T1">Φεῦ φεῦ , ὦ τέκνον τοῦ τὴν αἰγίδα φοροῦντος Διὸς</text:span></text:span></text:p>
      <text:p text:style-name="P1"><text:span text:style-name="AncientGreek_3a__20_Ἀρχαία_20_ἑλληνικά"><text:span text:style-name="T1"/></text:span></text:p>
      <text:p text:style-name="P1"><text:span text:style-name="AncientGreek_3a__20_Ἀρχαία_20_ἑλληνικά"><text:span text:style-name="T1">ΠΑΡΑΦΡΑΣΙΣ. 239</text:span></text:span></text:p>
      <text:p text:style-name="P1"><text:span text:style-name="AncientGreek_3a__20_Ἀρχαία_20_ἑλληνικά"><text:span text:style-name="T1">2</text:span></text:span></text:p>
      <text:p text:style-name="P1"><text:span text:style-name="AncientGreek_3a__20_Ἀρχαία_20_ἑλληνικά"><text:span text:style-name="T1">ท</text:span></text:span></text:p>
      <text:p text:style-name="P1"><text:span text:style-name="AncientGreek_3a__20_Ἀρχαία_20_ἑλληνικά"><text:span text:style-name="T1">ἀκαταπόνητε ᾿Αθηνᾶ , ὄντως που μάταιον λόγον ὑπεσχόμεθα τῷ Μενελάῳ , ἐκπορθήσαντα τὴν καλῶς</text:span></text:span></text:p>
      <text:p text:style-name="P1"><text:span text:style-name="AncientGreek_3a__20_Ἀρχαία_20_ἑλληνικά"><text:span text:style-name="T1">τετειχισμένην Ιλιον ὑποστρέψαι , εἰ οὕτω μαίνεσθαι</text:span></text:span></text:p>
      <text:p text:style-name="P1"><text:span text:style-name="AncientGreek_3a__20_Ἀρχαία_20_ἑλληνικά"><text:span text:style-name="T1">παραχωρήσομεν τὸν ὀλέθριον ῎Αρην . ἀλλ᾽ ἄγε δὴ</text:span></text:span></text:p>
      <text:p text:style-name="P1"><text:span text:style-name="AncientGreek_3a__20_Ἀρχαία_20_ἑλληνικά"><text:span text:style-name="T1">μὰ καὶ ἡμεῖς φροντίσωμεν ὁρμητικῆς τε καὶ πολεμικῆς</text:span></text:span></text:p>
      <text:p text:style-name="P1"><text:span text:style-name="AncientGreek_3a__20_Ἀρχαία_20_ἑλληνικά"><text:span text:style-name="T1">· ἰσχύος . Οὕτως εἶπεν . οὐκ ἠπείθησε δὲ ἡ θεὰ ἡ εὐό</text:span></text:span></text:p>
      <text:p text:style-name="P1"><text:span text:style-name="AncientGreek_3a__20_Ἀρχαία_20_ἑλληνικά"><text:span text:style-name="T1">φθαλμος ᾿Αθηνᾶ . ἡ μὲν οὖν ἐπιπορευομένη τοὺς χρυσοχαλίνους ἵππους εὐτρέπιζεν ῞Ηρα, ἡ ἔντιμος θεά ,</text:span></text:span></text:p>
      <text:p text:style-name="P1"><text:span text:style-name="AncientGreek_3a__20_Ἀρχαία_20_ἑλληνικά"><text:span text:style-name="T1">κι ἡ θυγάτηρ τοῦ μεγάλου Κρόνου . ἡ Ηβη δὲ ταχέως</text:span></text:span></text:p>
      <text:p text:style-name="P1"><text:span text:style-name="AncientGreek_3a__20_Ἀρχαία_20_ἑλληνικά"><text:span text:style-name="T1">οὐ τοῦ ἅρματος περιέβαλε τοὺς ἐπικαμπεῖς τροχοὺς ,</text:span></text:span></text:p>
      <text:p text:style-name="P1"><text:span text:style-name="AncientGreek_3a__20_Ἀρχαία_20_ἑλληνικά"><text:span text:style-name="T1">χαλκοὺς ὄντας , ὀκτὼ κνήμας ἔχοντας, τῷ σιδηρῷ</text:span></text:span></text:p>
      <text:p text:style-name="P1"><text:span text:style-name="AncientGreek_3a__20_Ἀρχαία_20_ἑλληνικά"><text:span text:style-name="T1">ἄξονι χωρὶς · τούτων ἡ μὲν ἀψὶς χρυσῆ ἐστιν ἀφθαρτος , ἄνωθεν δὲ ἐπίσωτρα χαλκᾶ προσηρμοσμένα θαυμαστὰ ἰδεῖν · αἱ χοινικίδες δὲ τῶν τροχῶν</text:span></text:span></text:p>
      <text:p text:style-name="P1"><text:span text:style-name="AncientGreek_3a__20_Ἀρχαία_20_ἑλληνικά"><text:span text:style-name="T1">ἐξ ἀργύρου εἰσὶ περιφερεῖς ἑκατέρωθεν τοῦ ἄξωνος · τὸ ὄχημα δὲ χρυσοῖς καὶ ἀργυροῖς λώροις ἐνδεδεμένον ἐπίκειται · δύο δὲ κυκλοτερεῖς περιφέρεια</text:span></text:span></text:p>
      <text:p text:style-name="P1"><text:span text:style-name="AncientGreek_3a__20_Ἀρχαία_20_ἑλληνικά"><text:span text:style-name="T1"><text:s/>εἰσι· ἐκ τούτου δὲ ῥυμὸς ἀργυροῦς ἦν , ἤτοι ὁ προ-</text:span></text:span></text:p>
      <text:p text:style-name="P1"><text:span text:style-name="AncientGreek_3a__20_Ἀρχαία_20_ἑλληνικά"><text:span text:style-name="T1">· σηρτημένος τῷ ζυγῷ κανῶν · ἐπὶ τῷ ἄκρῳ δὲ ἔδησε τὸν περικαλλή χρυσοῦν ζυγὸν , ἐνέβαλε δὲ μα</text:span></text:span></text:p>
      <text:p text:style-name="P1"><text:span text:style-name="AncientGreek_3a__20_Ἀρχαία_20_ἑλληνικά"><text:span text:style-name="T1">σχαλιστήρας περικαλλεῖς , χρυσοῦς· ὑπὸ τὸν ζυγὸν δὲ ἤγαγεν ἡ Ἥρα τοὺς ταχεῖς ἵππους , ἐφιεμένη</text:span></text:span></text:p>
      <text:p text:style-name="P1"><text:span text:style-name="AncientGreek_3a__20_Ἀρχαία_20_ἑλληνικά"><text:span text:style-name="T1">φιλονεικίας καὶ μάχης . Ἡ ᾿Αθηνᾶ δὲ, ἡ θυγάτηρ τοῦ</text:span></text:span></text:p>
      <text:p text:style-name="P1"><text:span text:style-name="AncientGreek_3a__20_Ἀρχαία_20_ἑλληνικά"><text:span text:style-name="T1">τὴν αἰγίδα φοροῦντος Διὸς τὸν μαλακὸν δὴ καὶ ποικίλον πέπλον , τὰς περόνας λύσασα , καταφέρεσθαι</text:span></text:span></text:p>
      <text:p text:style-name="P1"><text:span text:style-name="AncientGreek_3a__20_Ἀρχαία_20_ἑλληνικά"><text:span text:style-name="T1">ἀφῆκεν ἐπὶ τῷ ἐδάφει τοῦπατρὸς, ὃν αὐτὴ ἐποίησε,</text:span></text:span></text:p>
      <text:p text:style-name="P1"><text:soft-page-break/><text:span text:style-name="AncientGreek_3a__20_Ἀρχαία_20_ἑλληνικά"><text:span text:style-name="T1">καὶ ἐξεπόνησε ταῖς χερσί . αὕτη δὲ ἐνδυσαμένη τὸν</text:span></text:span></text:p>
      <text:p text:style-name="P1"><text:span text:style-name="AncientGreek_3a__20_Ἀρχαία_20_ἑλληνικά"><text:span text:style-name="T1">χιτῶνα τοῦ τὰς νεφέλας ἀθροίζοντος Διὸς, ὅπλοις</text:span></text:span></text:p>
      <text:p text:style-name="P1"><text:span text:style-name="AncientGreek_3a__20_Ἀρχαία_20_ἑλληνικά"><text:span text:style-name="T1">ἐπὶ τὸν πόλεμον καθωπλίζετο τὸν αἴτιον δακρύων</text:span></text:span></text:p>
      <text:p text:style-name="P1"><text:span text:style-name="AncientGreek_3a__20_Ἀρχαία_20_ἑλληνικά"><text:span text:style-name="T1">τοῖς ὤμοις δὲ περιεβάλετο τὴν κροσσωτὴν αἰγίδα ,</text:span></text:span></text:p>
      <text:p text:style-name="P1"><text:span text:style-name="AncientGreek_3a__20_Ἀρχαία_20_ἑλληνικά"><text:span text:style-name="T1">τὴν φοβεράν , ἣν Φόβος μὲν πανταχόθεν περικυκλοῖ</text:span></text:span></text:p>
      <text:p text:style-name="P1"><text:span text:style-name="AncientGreek_3a__20_Ἀρχαία_20_ἑλληνικά"><text:span text:style-name="T1">ἐντὸς δὲ ἦν ἡ Φιλονεικία , καὶ ἡ Ἰσχὺς , καὶ ἡ κλαί</text:span></text:span></text:p>
      <text:p text:style-name="P1"><text:span text:style-name="AncientGreek_3a__20_Ἀρχαία_20_ἑλληνικά"><text:span text:style-name="T1">ουσα Δίωξις · καὶ ἔτι ἡ τῆς Γοργόνος κεφαλὴ τοῦ</text:span></text:span></text:p>
      <text:p text:style-name="P1"><text:span text:style-name="AncientGreek_3a__20_Ἀρχαία_20_ἑλληνικά"><text:span text:style-name="T1">φοβεροῦ θηρίου , φοβερά τε , καὶ καταπληκτικὴ</text:span></text:span></text:p>
      <text:p text:style-name="P1"><text:span text:style-name="AncientGreek_3a__20_Ἀρχαία_20_ἑλληνικά"><text:span text:style-name="T1">1</text:span></text:span></text:p>
      <text:p text:style-name="P1"><text:span text:style-name="AncientGreek_3a__20_Ἀρχαία_20_ἑλληνικά"><text:span text:style-name="T1">T</text:span></text:span></text:p>
      <text:p text:style-name="P1"><text:span text:style-name="AncientGreek_3a__20_Ἀρχαία_20_ἑλληνικά"><text:span text:style-name="T1">τω</text:span></text:span></text:p>
      <text:p text:style-name="P1"><text:span text:style-name="AncientGreek_3a__20_Ἀρχαία_20_ἑλληνικά"><text:span text:style-name="T1">-31</text:span></text:span></text:p>
      <text:p text:style-name="P1"><text:span text:style-name="AncientGreek_3a__20_Ἀρχαία_20_ἑλληνικά"><text:span text:style-name="T1">ράστιον τοῦ τὴν αἰγίδα φοροῦντος Διός . ἐπὶ τῇ κε</text:span></text:span></text:p>
      <text:p text:style-name="P1"><text:span text:style-name="AncientGreek_3a__20_Ἀρχαία_20_ἑλληνικά"><text:span text:style-name="T1"/></text:span></text:p>
      <text:p text:style-name="P1"><text:span text:style-name="AncientGreek_3a__20_Ἀρχαία_20_ἑλληνικά"><text:span text:style-name="T1">ΠΑΡΑΦΡΑΣΙΣ. 241</text:span></text:span></text:p>
      <text:p text:style-name="P1"><text:span text:style-name="AncientGreek_3a__20_Ἀρχαία_20_ἑλληνικά"><text:span text:style-name="T1">ФИ</text:span></text:span></text:p>
      <text:p text:style-name="P1"><text:span text:style-name="AncientGreek_3a__20_Ἀρχαία_20_ἑλληνικά"><text:span text:style-name="T1">φαλῇ δὲ ἔθετο περικεφαλαίαν κύκλῳ φαλοὺς ἤτοι ἥλες</text:span></text:span></text:p>
      <text:p text:style-name="P1"><text:span text:style-name="AncientGreek_3a__20_Ἀρχαία_20_ἑλληνικά"><text:span text:style-name="T1">ἔχουσαν ,καὶ τέτταρας φαλοὺς ἐξέχοντας ( οἱδὲ εἰσιν</text:span></text:span></text:p>
      <text:p text:style-name="P1"><text:span text:style-name="AncientGreek_3a__20_Ἀρχαία_20_ἑλληνικά"><text:span text:style-name="T1">ἥλοι λαμπροὶ περὶ τὸ μέτωπον τῆς περικεφαλαίας και</text:span></text:span></text:p>
      <text:p text:style-name="P1"><text:span text:style-name="AncientGreek_3a__20_Ἀρχαία_20_ἑλληνικά"><text:span text:style-name="T1">τακρουόμενοι ) χρυσῆν , ἑκατὸν πόλεων πεζοῖς ἡρμοσμένην . ἀνέβη δὲ τοῖς ποσὶν εἰς τὰ πύρινα οχήματα · ἔλαβε δὲ δόρυ βαρυ , μέγα , ἰσχυρὸν , ᾧ δαμάζει τὰς τάξεις τῶν ἡμιθέωνἀνδρῶν, οἷς ἂν ὀργισθῇ ἡ ἰσχυρὸν πατέρα ἔχουσα . ἡ ῞Ηρα δὲ ταχέως μάστιγι τοὺς ἵππους</text:span></text:span></text:p>
      <text:p text:style-name="P1"><text:span text:style-name="AncientGreek_3a__20_Ἀρχαία_20_ἑλληνικά"><text:span text:style-name="T1">ἐπέπληττεν· αὐτομάτως δὲ αἱ πύλαι τοῦ οὐρανοῦ ἦγεᾤχθησαν , ἃς ἐφύλαττον αἱ Ωραι, αἷς ἐπ᾿ ἐξουσίας</text:span></text:span></text:p>
      <text:p text:style-name="P1"><text:span text:style-name="AncientGreek_3a__20_Ἀρχαία_20_ἑλληνικά"><text:span text:style-name="T1">ἐστὶν ὁ μέγας οὐρανὸς καὶ ὁ Ὄλυμπος , καὶ ανοῖξαι</text:span></text:span></text:p>
      <text:p text:style-name="P1"><text:span text:style-name="AncientGreek_3a__20_Ἀρχαία_20_ἑλληνικά"><text:span text:style-name="T1">νέφος πυκνὸν καὶ κλεῖσαι . ἐκεῖθεν δι' αὐτῶν ἤλαύνον</text:span></text:span></text:p>
      <text:p text:style-name="P1"><text:span text:style-name="AncientGreek_3a__20_Ἀρχαία_20_ἑλληνικά"><text:span text:style-name="T1">τοὺς ἵππους τοὺς κέντρῳ μαστιζομένους· καὶ οὕτω τες</text:span></text:span></text:p>
      <text:p text:style-name="P1"><text:span text:style-name="AncientGreek_3a__20_Ἀρχαία_20_ἑλληνικά"><text:span text:style-name="T1">ἀναβάτας φέροντας · εὗρον δὲ τὸν υἱὸν τοῦ Κρόνου καθήμενον χωρὶς τῶν ἄλλων θεῶν,ἐν τῇ ὑψηλοτάτῃ κορυφ' τοῦ πολλὰς ἐξοχὰς ἔχοντος Ὀλύμπου . ἐκεῖ δὲτοὺς</text:span></text:span></text:p>
      <text:p text:style-name="P1"><text:span text:style-name="AncientGreek_3a__20_Ἀρχαία_20_ἑλληνικά"><text:span text:style-name="T1">ἵππους στήσασαἡ θεὰ ἡ λευκὰς ὠλένας ἔχουσα Ηρα</text:span></text:span></text:p>
      <text:p text:style-name="P1"><text:span text:style-name="AncientGreek_3a__20_Ἀρχαία_20_ἑλληνικά"><text:span text:style-name="T1">Δία τὸν βασιλέα , τὸν υἱὸν τοῦ Κρόνου ηρώτησε, καὶ</text:span></text:span></text:p>
      <text:p text:style-name="P1"><text:span text:style-name="AncientGreek_3a__20_Ἀρχαία_20_ἑλληνικά"><text:span text:style-name="T1">πρὸς αὐτὸν εἶπε . ὦ Ζεῦπάτερ , οὐ νεμεσᾷς τῷ ῎Αρει,</text:span></text:span></text:p>
      <text:p text:style-name="P1"><text:span text:style-name="AncientGreek_3a__20_Ἀρχαία_20_ἑλληνικά"><text:span text:style-name="T1">διὰ τὰ ἰσχυρὰ ταῦτα καὶ ὑπερβάλλοντα ἔργα ; ὅσον</text:span></text:span></text:p>
      <text:p text:style-name="P1"><text:span text:style-name="AncientGreek_3a__20_Ἀρχαία_20_ἑλληνικά"><text:span text:style-name="T1">καὶ οἷον λαὸν τῶν Ἑλλήνων ἔφθειρε ματαίως ἄνευ αἰ</text:span></text:span></text:p>
      <text:p text:style-name="P1"><text:span text:style-name="AncientGreek_3a__20_Ἀρχαία_20_ἑλληνικά"><text:span text:style-name="T1">τίας, οὐδὲ κατὰ τὸ πρέπον , ἐμοὶ δὲ λύπη ἐστίν . οὗτοι δὲ ἐφ᾽ ἡσυχίας εὐφραίνονται, ἥ τε Αφροδίτη , καὶ ὁ</text:span></text:span></text:p>
      <text:p text:style-name="P1"><text:span text:style-name="AncientGreek_3a__20_Ἀρχαία_20_ἑλληνικά"><text:span text:style-name="T1">τὸ ἀργυροῦν τόξον ἔχων Απόλλων , τὸν ἀνόητον τοῦτον</text:span></text:span></text:p>
      <text:p text:style-name="P1"><text:span text:style-name="AncientGreek_3a__20_Ἀρχαία_20_ἑλληνικά"><text:span text:style-name="T1">ἀναπείσαντες, ὃς οὐδεμίαν δικαιοσύνην ἐπίσταται· ὦ</text:span></text:span></text:p>
      <text:p text:style-name="P1"><text:soft-page-break/><text:span text:style-name="AncientGreek_3a__20_Ἀρχαία_20_ἑλληνικά"><text:span text:style-name="T1">Ζεῦ πάτερ , ἆρά μοι οργισθήσῃ , ἐὰν τὸν῎Αρην δεινῶς</text:span></text:span></text:p>
      <text:p text:style-name="P1"><text:span text:style-name="AncientGreek_3a__20_Ἀρχαία_20_ἑλληνικά"><text:span text:style-name="T1">πλήξασα τῆς μάχης αποδιώξω ;Πρὸς ταύτην δὲ ἀποκρινόμενος εἶπεν ὁ τὰς νεφέλας ἀθροίζων Ζεύς . ἀγε</text:span></text:span></text:p>
      <text:p text:style-name="P1"><text:span text:style-name="AncientGreek_3a__20_Ἀρχαία_20_ἑλληνικά"><text:span text:style-name="T1">μὴν παρώρμησον αὐτῷ τὴν λαφυραγωγὸν ᾿Αθηνῶν ,</text:span></text:span></text:p>
      <text:p text:style-name="P1"><text:span text:style-name="AncientGreek_3a__20_Ἀρχαία_20_ἑλληνικά"><text:span text:style-name="T1">ἥτις εἴωθε μάλιστα ἐμβάλλειν αὐτὸν εἰς ὀδύνας κακάς . Οὕτως εἶπεν · ὑπήκουσε δὲ ἡ θεὰ ἡ λευκὰς ἔχου ·</text:span></text:span></text:p>
      <text:p text:style-name="P1"><text:span text:style-name="AncientGreek_3a__20_Ἀρχαία_20_ἑλληνικά"><text:span text:style-name="T1">σα τὰςὠλένας ῞Ηρα · ἐμάστιξε δὲ τοὺς ἵππους · οὗτοι</text:span></text:span></text:p>
      <text:p text:style-name="P1"><text:span text:style-name="AncientGreek_3a__20_Ἀρχαία_20_ἑλληνικά"><text:span text:style-name="T1">δὲ ἑκόντες ἐπέτοντο μεταξὺ τῆς γῆς , καὶ τοῦ τοὺς</text:span></text:span></text:p>
      <text:p text:style-name="P1"><text:span text:style-name="AncientGreek_3a__20_Ἀρχαία_20_ἑλληνικά"><text:span text:style-name="T1">ἀστέρας ἔχοντος οὐρανοῦ. ὅσον δὲ ὀμιχλῶδες καὶ αό</text:span></text:span></text:p>
      <text:p text:style-name="P1"><text:span text:style-name="AncientGreek_3a__20_Ἀρχαία_20_ἑλληνικά"><text:span text:style-name="T1"/></text:span></text:p>
      <text:p text:style-name="P1"><text:span text:style-name="AncientGreek_3a__20_Ἀρχαία_20_ἑλληνικά"><text:span text:style-name="T1">ΠΑΡΑΦΡΑΣΙΣ . 243</text:span></text:span></text:p>
      <text:p text:style-name="P1"><text:span text:style-name="AncientGreek_3a__20_Ἀρχαία_20_ἑλληνικά"><text:span text:style-name="T1">~</text:span></text:span></text:p>
      <text:p text:style-name="P1"><text:span text:style-name="AncientGreek_3a__20_Ἀρχαία_20_ἑλληνικά"><text:span text:style-name="T1">~</text:span></text:span></text:p>
      <text:p text:style-name="P1"><text:span text:style-name="AncientGreek_3a__20_Ἀρχαία_20_ἑλληνικά"><text:span text:style-name="T1">ριοπῇ βλέπων ἐπὶ τὴν μέλαιναν θάλασσαν, τοσοῦτον ἐπιπηδῶσιν οἱ εἰς ὕψος μετ᾽ ἤχου αιρόμενοι ἵπ</text:span></text:span></text:p>
      <text:p text:style-name="P1"><text:span text:style-name="AncientGreek_3a__20_Ἀρχαία_20_ἑλληνικά"><text:span text:style-name="T1">ποι τῶν θεῶν · ἀλλ᾿ ὁπηνίκα δὴ εἰς τὴν Τροῖαν αφί</text:span></text:span></text:p>
      <text:p text:style-name="P1"><text:span text:style-name="AncientGreek_3a__20_Ἀρχαία_20_ἑλληνικά"><text:span text:style-name="T1">κοντο η καὶ εἰς τοὺς ῥέοντας ποταμοὺς , ὅπου ὁ Σιμόεις</text:span></text:span></text:p>
      <text:p text:style-name="P1"><text:span text:style-name="AncientGreek_3a__20_Ἀρχαία_20_ἑλληνικά"><text:span text:style-name="T1">καὶ ὁ Σκάμανδρος συμβάλλουσι τὰ ρεύματα , ἐκεῖ</text:span></text:span></text:p>
      <text:p text:style-name="P1"><text:span text:style-name="AncientGreek_3a__20_Ἀρχαία_20_ἑλληνικά"><text:span text:style-name="T1">τοὺς ἵππους ἔστησεν ἡ θεὰ ἡ λευκὰς ὠλένας ἔχουσα</text:span></text:span></text:p>
      <text:p text:style-name="P1"><text:span text:style-name="AncientGreek_3a__20_Ἀρχαία_20_ἑλληνικά"><text:span text:style-name="T1">Ηρα , λύσασα ἐκ τοῦ δίφρου , περιέχει δὲ ἀορασίαν</text:span></text:span></text:p>
      <text:p text:style-name="P1"><text:span text:style-name="AncientGreek_3a__20_Ἀρχαία_20_ἑλληνικά"><text:span text:style-name="T1">πολλὴν · τούτοις δὲ θείαν ἐδωδὴν ὁ Σιμοῦς ἐβλάστησε βόσκεσθαι . αὗται δὲ ἐπορεύθησαν ὅμοιαι ταῖς</text:span></text:span></text:p>
      <text:p text:style-name="P1"><text:span text:style-name="AncientGreek_3a__20_Ἀρχαία_20_ἑλληνικά"><text:span text:style-name="T1">δειλαῖς περιστεραῖς κατὰ τὰ ὁρμήματα καὶ τὰς πτήσεις , ἀνδράσιν Ἕλλησι βοηθῆσαι προθυμούμεναι</text:span></text:span></text:p>
      <text:p text:style-name="P1"><text:span text:style-name="AncientGreek_3a__20_Ἀρχαία_20_ἑλληνικά"><text:span text:style-name="T1">ἀλλ᾽ ὑπηνίκα δὴ κατέλαβον ὅπου οἱ πλεῖστοι καὶ</text:span></text:span></text:p>
      <text:p text:style-name="P1"><text:span text:style-name="AncientGreek_3a__20_Ἀρχαία_20_ἑλληνικά"><text:span text:style-name="T1">ἄριστοι ἵσταντο περὶ τὴν ἰσχὺν τοῦ ἱππικοῦ Διομήδους , ἤτοι τὸν Διομήδην αὐτὸν , συστρεφόμενοι , λέουσιν ὠμοβόροις ὅμοιοι , ἢ χοίροις ἀγρίοις , ὧν ἡ δύναμις οὐκ ἀσθενής ἐστιν · ἐκεῖ στᾶσα ἐβόησεν ἡ θεσὶ</text:span></text:span></text:p>
      <text:p text:style-name="P1"><text:span text:style-name="AncientGreek_3a__20_Ἀρχαία_20_ἑλληνικά"><text:span text:style-name="T1">λευκοβραχίων ῞Ηρα , ὁμοιωθεῖσα τῷ μεγαλοψύχῳ</text:span></text:span></text:p>
      <text:p text:style-name="P1"><text:span text:style-name="AncientGreek_3a__20_Ἀρχαία_20_ἑλληνικά"><text:span text:style-name="T1">Στέντορι τῷ ἰσχυρὰν φωνὴν ἔχοντι , ὃς τοσοῦτον ἐφώ</text:span></text:span></text:p>
      <text:p text:style-name="P1"><text:span text:style-name="AncientGreek_3a__20_Ἀρχαία_20_ἑλληνικά"><text:span text:style-name="T1">νει ὅσον ἄλλοι πεντήκοντα · ὦ Ἕλληνες , αἰσχύνη ,</text:span></text:span></text:p>
      <text:p text:style-name="P1"><text:span text:style-name="AncientGreek_3a__20_Ἀρχαία_20_ἑλληνικά"><text:span text:style-name="T1">κακὰ ὀνείδη , κατὰ μορφὴν μόνον θαυμαστοὶ , ἕως μὲν</text:span></text:span></text:p>
      <text:p text:style-name="P1"><text:span text:style-name="AncientGreek_3a__20_Ἀρχαία_20_ἑλληνικά"><text:span text:style-name="T1">εἰς τὸν πόλεμον ἀνεστρέφετο ὁ ἔνδοξος Αχιλλεὺς ,</text:span></text:span></text:p>
      <text:p text:style-name="P1"><text:span text:style-name="AncientGreek_3a__20_Ἀρχαία_20_ἑλληνικά"><text:span text:style-name="T1">οὐδεπώποτε οἱ Τρῶες πρὸ τῶν πυλῶν τῶν Δαρδα</text:span></text:span></text:p>
      <text:p text:style-name="P1"><text:span text:style-name="AncientGreek_3a__20_Ἀρχαία_20_ἑλληνικά"><text:span text:style-name="T1">νίων ἐπορεύοντο · ἐκείνου γὰρ τὸ ἰσχυρὸν δόρυ ἐφοβοῦντο · νῦν δὲ πόῤῥω τῆς πόλεως ἐπὶ ταῖς βαθείαις</text:span></text:span></text:p>
      <text:p text:style-name="P1"><text:span text:style-name="AncientGreek_3a__20_Ἀρχαία_20_ἑλληνικά"><text:span text:style-name="T1">ναυσὶ πολεμοῦσι . Οὕτως εἰποῦσα ἰσχύν τε καὶ ψυ</text:span></text:span></text:p>
      <text:p text:style-name="P1"><text:span text:style-name="AncientGreek_3a__20_Ἀρχαία_20_ἑλληνικά"><text:span text:style-name="T1">χὴν ἑκάστου παρώξυνεν . ἡ θεοὶ δὲ ἡ εὐόφθαλμος</text:span></text:span></text:p>
      <text:p text:style-name="P1"><text:soft-page-break/><text:span text:style-name="AncientGreek_3a__20_Ἀρχαία_20_ἑλληνικά"><text:span text:style-name="T1">᾿Αθηνᾶ πρὸς τὸν υἱὸν τοῦ Τυδέως ὥρμησεν , εὗρε δὲ</text:span></text:span></text:p>
      <text:p text:style-name="P1"><text:span text:style-name="AncientGreek_3a__20_Ἀρχαία_20_ἑλληνικά"><text:span text:style-name="T1">τὸν βασιλέα αὐτὸν παρὰ τοῖς ἑαυτοῦ ἵπποις καὶ</text:span></text:span></text:p>
      <text:p text:style-name="P1"><text:span text:style-name="AncientGreek_3a__20_Ἀρχαία_20_ἑλληνικά"><text:span text:style-name="T1">τοῖς ἅρμασιν ἀναπαύοντα τὸ τραῦμα , ὅπερ αὐτὸν</text:span></text:span></text:p>
      <text:p text:style-name="P1"><text:span text:style-name="AncientGreek_3a__20_Ἀρχαία_20_ἑλληνικά"><text:span text:style-name="T1">ἔτρωσεν ὁ Πάνδαρος οϊστῷ · ὁ ἱδρῶς γὰρ αὐτὸν κα</text:span></text:span></text:p>
      <text:p text:style-name="P1"><text:span text:style-name="AncientGreek_3a__20_Ἀρχαία_20_ἑλληνικά"><text:span text:style-name="T1">τεπόνει τοῦ πλατέος λώρου τῆς ἀσπίδος, τῆς και</text:span></text:span></text:p>
      <text:p text:style-name="P1"><text:span text:style-name="AncientGreek_3a__20_Ἀρχαία_20_ἑλληνικά"><text:span text:style-name="T1">λῶς κυκλοτεροῦς οὔσης· ᾧ ἐπετρίβετο , ἐκοπία δὲ</text:span></text:span></text:p>
      <text:p text:style-name="P1"><text:span text:style-name="AncientGreek_3a__20_Ἀρχαία_20_ἑλληνικά"><text:span text:style-name="T1">κατὰ τὴν χεῖρα ἀνασχὼν δὲ τὸν κρεμαστῆρα τῆς</text:span></text:span></text:p>
      <text:p text:style-name="P1"><text:span text:style-name="AncientGreek_3a__20_Ἀρχαία_20_ἑλληνικά"><text:span text:style-name="T1">ἀσπίδος , τὸ μέλαν αἷμα ἀπέψα τε καὶ ἀπέμασε .</text:span></text:span></text:p>
      <text:p text:style-name="P1"><text:span text:style-name="AncientGreek_3a__20_Ἀρχαία_20_ἑλληνικά"><text:span text:style-name="T1"/></text:span></text:p>
      <text:p text:style-name="P1"><text:span text:style-name="AncientGreek_3a__20_Ἀρχαία_20_ἑλληνικά"><text:span text:style-name="T1">ΠΑΡΑΦΡΑΣΙΣ . 245</text:span></text:span></text:p>
      <text:p text:style-name="P1"><text:span text:style-name="AncientGreek_3a__20_Ἀρχαία_20_ἑλληνικά"><text:span text:style-name="T1">ή θεά δὲ ἥψατο τοῦ ζυγοῦ τῶν ἵππων καὶ εἶπεν ·</text:span></text:span></text:p>
      <text:p text:style-name="P1"><text:span text:style-name="AncientGreek_3a__20_Ἀρχαία_20_ἑλληνικά"><text:span text:style-name="T1">ὄντως οὐδὲν ὅμοιον ἑαυτῷ παῖδα ἐγέννησεν ὁ Τυδεὺς · ὁ Τιδεὺς μικρὸς μὲν ἦν τὸ σῶμα , ἀλλὰ πολεμιστὴς ἦν · καὶ δὴ ὅτε πολεμεῖν αὐτὸν οὐκ εἴων</text:span></text:span></text:p>
      <text:p text:style-name="P1"><text:span text:style-name="AncientGreek_3a__20_Ἀρχαία_20_ἑλληνικά"><text:span text:style-name="T1">ἐγώ , οὐδὲ ἐνθουσιωδῶς ὁρμᾶν , καὶ ὁπηνίκα ἦλθεν</text:span></text:span></text:p>
      <text:p text:style-name="P1"><text:span text:style-name="AncientGreek_3a__20_Ἀρχαία_20_ἑλληνικά"><text:span text:style-name="T1">ἄνευ τῶν Ἑλλήνων πρεσβευτὴς εἰς τὰς Θήβας ἐπὶ</text:span></text:span></text:p>
      <text:p text:style-name="P1"><text:span text:style-name="AncientGreek_3a__20_Ἀρχαία_20_ἑλληνικά"><text:span text:style-name="T1">πολλοὺς Θηβαίους, εὐωχεῖσθαι αὐτὸν ἐκέλευον ἡσύχως ἐν τοῖς οἴκοις · οὗτος δὲ τὴν ἑαυτοῦ ψυχὴν ἀν- έν</text:span></text:span></text:p>
      <text:p text:style-name="P1"><text:span text:style-name="AncientGreek_3a__20_Ἀρχαία_20_ἑλληνικά"><text:span text:style-name="T1">δρείαν ἔχων ὥσπερ πρότερον , τοὺς νέους τῶν Θηβαίων προεκαλεῖτο· πάντα δὲ ἐνίκα ῥαδίως · τοι</text:span></text:span></text:p>
      <text:p text:style-name="P1"><text:span text:style-name="AncientGreek_3a__20_Ἀρχαία_20_ἑλληνικά"><text:span text:style-name="T1">αὐτη βοηθὸς αὐτῷ παρῆν ἔγωγε . σοὶ δὲ ἐγὼ μὲν</text:span></text:span></text:p>
      <text:p text:style-name="P1"><text:span text:style-name="AncientGreek_3a__20_Ἀρχαία_20_ἑλληνικά"><text:span text:style-name="T1">παρίσταμαι , καὶ φυλάττω , και σε προθύμως που</text:span></text:span></text:p>
      <text:p text:style-name="P1"><text:span text:style-name="AncientGreek_3a__20_Ἀρχαία_20_ἑλληνικά"><text:span text:style-name="T1">λεμεῖν τοῖς Τρῳσὶ κελεύω · ἀλλά σου τὰ μέλη , ἢ</text:span></text:span></text:p>
      <text:p text:style-name="P1"><text:span text:style-name="AncientGreek_3a__20_Ἀρχαία_20_ἑλληνικά"><text:span text:style-name="T1">κόπος ἐκ πολλῆς κινήσεως γινόμενος εἰσῆλθε , καὶ</text:span></text:span></text:p>
      <text:p text:style-name="P1"><text:span text:style-name="AncientGreek_3a__20_Ἀρχαία_20_ἑλληνικά"><text:span text:style-name="T1">κατέλαβεν , ἢ δήπου σε κατέχει φόβος ὁ εἰς άλυ</text:span></text:span></text:p>
      <text:p text:style-name="P1"><text:span text:style-name="AncientGreek_3a__20_Ἀρχαία_20_ἑλληνικά"><text:span text:style-name="T1">χίαν ἄγων , οὐ σύ γε μετὰ ταῦτα υἱὸς ἔσῃ τοῦ συνετοῦ Τυδέως τοῦ υιοῦ τοῦ Οἰνέως . Πρὸς ταύτην δὲ</text:span></text:span></text:p>
      <text:p text:style-name="P1"><text:span text:style-name="AncientGreek_3a__20_Ἀρχαία_20_ἑλληνικά"><text:span text:style-name="T1">ἀποκρινόμενος ὁ ἰσχυρὸς Διομήδης , εἶπε · γινώσκω</text:span></text:span></text:p>
      <text:p text:style-name="P1"><text:span text:style-name="AncientGreek_3a__20_Ἀρχαία_20_ἑλληνικά"><text:span text:style-name="T1">σε , ὦ θεά , θύγατερ τοῦ τὴν αἰγίδα φοροῦντος Διὸς ,</text:span></text:span></text:p>
      <text:p text:style-name="P1"><text:span text:style-name="AncientGreek_3a__20_Ἀρχαία_20_ἑλληνικά"><text:span text:style-name="T1">δι᾽ ὅ σοι προθύμως λόγον ἐρῷ ,οὐδὲ ἐπικρύψω · οὔτ</text:span></text:span></text:p>
      <text:p text:style-name="P1"><text:span text:style-name="AncientGreek_3a__20_Ἀρχαία_20_ἑλληνικά"><text:span text:style-name="T1">τέ τίς με φόβος εἰς αψυχίαν ἄγων κατέχει, οὔτέ</text:span></text:span></text:p>
      <text:p text:style-name="P1"><text:span text:style-name="AncientGreek_3a__20_Ἀρχαία_20_ἑλληνικά"><text:span text:style-name="T1">τις ῥαθυμία · ἀλλ᾽ ἔτι μέμνημαι τῶν σῶν ἐντολῶν ,</text:span></text:span></text:p>
      <text:p text:style-name="P1"><text:span text:style-name="AncientGreek_3a__20_Ἀρχαία_20_ἑλληνικά"><text:span text:style-name="T1">ἃς ἐνετείλω · οὐκ εἴας με ἐξεναντίας μάχεσθαι</text:span></text:span></text:p>
      <text:p text:style-name="P1"><text:span text:style-name="AncientGreek_3a__20_Ἀρχαία_20_ἑλληνικά"><text:span text:style-name="T1">τοῖς μακαρίοις θεοῖς τοῖς ἄλλοις · ἐὰν δὲ ἡ θυγάτηρ τοῦ Διὸς ἡ ᾿Αφροδίτη ἔλθῃ ἐπὶ τὸν πόλεμον ,</text:span></text:span></text:p>
      <text:p text:style-name="P1"><text:span text:style-name="AncientGreek_3a__20_Ἀρχαία_20_ἑλληνικά"><text:span text:style-name="T1">ταύτην γε βαλεῖν σιδήρῳ ὀξεῖ · τούτου χάριν αυτός</text:span></text:span></text:p>
      <text:p text:style-name="P1"><text:span text:style-name="AncientGreek_3a__20_Ἀρχαία_20_ἑλληνικά"><text:span text:style-name="T1">τε νῦν ὑποχωρῷ , καὶ τοὺς ἄλλους Ἕλληνας ἐνταῦθα πάντας αθροισθῆναι ἐκέλευσα · οἶδα γὰρ τὸν</text:span></text:span></text:p>
      <text:p text:style-name="P1"><text:span text:style-name="AncientGreek_3a__20_Ἀρχαία_20_ἑλληνικά"><text:span text:style-name="T1">῎Αρην τὰ κατὰ τὸν πόλεμον ἡγεμονικῶς διατάσσον</text:span></text:span></text:p>
      <text:p text:style-name="P1"><text:span text:style-name="AncientGreek_3a__20_Ἀρχαία_20_ἑλληνικά"><text:span text:style-name="T1">τα . Πρὸς τοῦτον δὲ μετὰ ταῦτα ἀπεκρίνατο ἡ</text:span></text:span></text:p>
      <text:p text:style-name="P1"><text:span text:style-name="AncientGreek_3a__20_Ἀρχαία_20_ἑλληνικά"><text:span text:style-name="T1">εξόφθαλμος ᾿Αθηνᾶ · ὦ Διόμηδες , ὑπὲ τοῦ Τυδέως</text:span></text:span></text:p>
      <text:p text:style-name="P1"><text:span text:style-name="AncientGreek_3a__20_Ἀρχαία_20_ἑλληνικά"><text:span text:style-name="T1">τῇ ἐμῇ πεφιλημένε ψυχῇ , μήτε τοῦτον τὸν ῎Αρεα</text:span></text:span></text:p>
      <text:p text:style-name="P1"><text:soft-page-break/><text:span text:style-name="AncientGreek_3a__20_Ἀρχαία_20_ἑλληνικά"><text:span text:style-name="T1"/></text:span></text:p>
      <text:p text:style-name="P1"><text:span text:style-name="AncientGreek_3a__20_Ἀρχαία_20_ἑλληνικά"><text:span text:style-name="T1">ΠΑΡΑΦΡΑΣΙΣ· 247</text:span></text:span></text:p>
      <text:p text:style-name="P1"><text:span text:style-name="AncientGreek_3a__20_Ἀρχαία_20_ἑλληνικά"><text:span text:style-name="T1">σύγε φοβοῦ , μήτε τινὰ ἀπὸ τῶν ἄλλων ἀθανάτων</text:span></text:span></text:p>
      <text:p text:style-name="P1"><text:span text:style-name="AncientGreek_3a__20_Ἀρχαία_20_ἑλληνικά"><text:span text:style-name="T1">θεῶν · τοιαύτη σοι βοηθὸς ἐγώ πάρειμι· ἀλλ᾽ ἄγε</text:span></text:span></text:p>
      <text:p text:style-name="P1"><text:span text:style-name="AncientGreek_3a__20_Ἀρχαία_20_ἑλληνικά"><text:span text:style-name="T1">πρῶτον κατ᾽ ῎Αρεος ἔλαυνε τοὺς μονώνυχας ἵππους,</text:span></text:span></text:p>
      <text:p text:style-name="P1"><text:span text:style-name="AncientGreek_3a__20_Ἀρχαία_20_ἑλληνικά"><text:span text:style-name="T1">πλῆξον δὲ ἐκ τοῦ σύνεγγυς , μὴ δὲ σέβου τὸν ὁρμητίαν ῎Αρην , τοῦτον μαινόμενον, τὸ ἐπιτηδευτὸν και</text:span></text:span></text:p>
      <text:p text:style-name="P1"><text:span text:style-name="AncientGreek_3a__20_Ἀρχαία_20_ἑλληνικά"><text:span text:style-name="T1">κὸν , καὶ ἄλλοτε πρὸς ἄλλο ρέπον · ὃς πρὸ ὀλίγου</text:span></text:span></text:p>
      <text:p text:style-name="P1"><text:span text:style-name="AncientGreek_3a__20_Ἀρχαία_20_ἑλληνικά"><text:span text:style-name="T1">μὲν ἐμοὶ καὶ τῇ Ηρᾳ ὑπέσχετο λέγων πολεμῆσαι</text:span></text:span></text:p>
      <text:p text:style-name="P1"><text:span text:style-name="AncientGreek_3a__20_Ἀρχαία_20_ἑλληνικά"><text:span text:style-name="T1">τοῖς Τρῳσὶ , βοηθῆσαι δὲ τοῖς Ἕλλησι · νῦν δὲ σύνεστι τοῖς Τρωσί , τούτων δὲ ἐξελάθετο. Οὕτως εἰποῦσα , τὸν μὲν Σθένελον ἀπὸ τῶν ἵππων εἰς γῆν</text:span></text:span></text:p>
      <text:p text:style-name="P1"><text:span text:style-name="AncientGreek_3a__20_Ἀρχαία_20_ἑλληνικά"><text:span text:style-name="T1">ὤθησε τῇ χειρὶ ὀπίσω ἑλκύσασα , αὐτὸς δὲ προθύμως ἀφώρμησε . αὕτη δὲ εἰς τὸ ὄχημα ἀνέβαινε παρα τὸν ἔνδοξον Διομήδην προθυμουμένη ή θεά , με</text:span></text:span></text:p>
      <text:p text:style-name="P1"><text:span text:style-name="AncientGreek_3a__20_Ἀρχαία_20_ἑλληνικά"><text:span text:style-name="T1">γάλως δὲ ἤχησεν ὁ δρύινος ἄξων τῷ βάρει · ἦγε</text:span></text:span></text:p>
      <text:p text:style-name="P1"><text:span text:style-name="AncientGreek_3a__20_Ἀρχαία_20_ἑλληνικά"><text:span text:style-name="T1">γὰρ θεὰν φοβερὰν καὶ ἄνδρα ἄριστον · ἔλαβε δὲ τὴν</text:span></text:span></text:p>
      <text:p text:style-name="P1"><text:span text:style-name="AncientGreek_3a__20_Ἀρχαία_20_ἑλληνικά"><text:span text:style-name="T1">μάστιγα , καὶ τὰς ἡνίας ἡ πολεμικὴ ᾿Αθηνᾶ · εὐθὺς</text:span></text:span></text:p>
      <text:p text:style-name="P1"><text:span text:style-name="AncientGreek_3a__20_Ἀρχαία_20_ἑλληνικά"><text:span text:style-name="T1">δὲ κατ᾽῎Αρεος πρῶτον ἤλαυνε τοὺς μονώνυχας͵ ἵπ</text:span></text:span></text:p>
      <text:p text:style-name="P1"><text:span text:style-name="AncientGreek_3a__20_Ἀρχαία_20_ἑλληνικά"><text:span text:style-name="T1">πους . αὐτὸς μὲν οὖν Περίφαντα τὸν μέγαν ἀπέκτει</text:span></text:span></text:p>
      <text:p text:style-name="P1"><text:span text:style-name="AncientGreek_3a__20_Ἀρχαία_20_ἑλληνικά"><text:span text:style-name="T1">νεν τὸν ἐξόχως ἄριστον τῶν Αἰτωλῶν , τὸν λαμπρὸν</text:span></text:span></text:p>
      <text:p text:style-name="P1"><text:span text:style-name="AncientGreek_3a__20_Ἀρχαία_20_ἑλληνικά"><text:span text:style-name="T1">ὑπὸν τοῦ Ὀχησίου · τούτον μὲν ῎Αρης ὁ τοῖς φόνοις</text:span></text:span></text:p>
      <text:p text:style-name="P1"><text:span text:style-name="AncientGreek_3a__20_Ἀρχαία_20_ἑλληνικά"><text:span text:style-name="T1">μεμιασμένος ἐφόνευσεν . ἡ ᾿Αθηνᾶ δὲ περιεβάλετο τὴν</text:span></text:span></text:p>
      <text:p text:style-name="P1"><text:span text:style-name="AncientGreek_3a__20_Ἀρχαία_20_ἑλληνικά"><text:span text:style-name="T1">περικεφαλαίαν τοῦ ῾Αιδου , ὅπως μὴ θεάσηται αὖτὴν ὁ ἰσχυρὸς ῎Αρης· ἐπεὶ δὲ ἴδεν ὁ ἀνθρωποκτόνος ῎Αρης τὸν ἔνδοξον Διομήδην , αὐτὸς μὲν Περίφαντα τὸν μέγαν αὐτόθι ἀφῆκε κεῖσθαι , ὅπου τὸ</text:span></text:span></text:p>
      <text:p text:style-name="P1"><text:span text:style-name="AncientGreek_3a__20_Ἀρχαία_20_ἑλληνικά"><text:span text:style-name="T1">πρῶτον ἀποκτείνας ἀφείλετο τὴν ψυχήν . οὗτος δὲ</text:span></text:span></text:p>
      <text:p text:style-name="P1"><text:span text:style-name="AncientGreek_3a__20_Ἀρχαία_20_ἑλληνικά"><text:span text:style-name="T1">ἐπορεύθη εὐθὺ τοῦ ἱππικοῦ Διομήδους · ὁπηνίκα</text:span></text:span></text:p>
      <text:p text:style-name="P1"><text:span text:style-name="AncientGreek_3a__20_Ἀρχαία_20_ἑλληνικά"><text:span text:style-name="T1">δὲ οὗτοι πλησίον ἐγένοντο κατ᾿ ἀλλήλων ἐρχόμε</text:span></text:span></text:p>
      <text:p text:style-name="P1"><text:span text:style-name="AncientGreek_3a__20_Ἀρχαία_20_ἑλληνικά"><text:span text:style-name="T1">νοι , πρῶτον , ὁ Ἄρης ἐστοχάσατο ὑπὸ τὸν ζυγὸν ,</text:span></text:span></text:p>
      <text:p text:style-name="P1"><text:span text:style-name="AncientGreek_3a__20_Ἀρχαία_20_ἑλληνικά"><text:span text:style-name="T1">καὶ τὰς ἡνίας τῶν ἵππων, δόρατι σιδηρῷ , προ</text:span></text:span></text:p>
      <text:p text:style-name="P1"><text:span text:style-name="AncientGreek_3a__20_Ἀρχαία_20_ἑλληνικά"><text:span text:style-name="T1">θυμούμενος ἀπολέσαι τὴν ψυχὴν Διομήδους· καὶ</text:span></text:span></text:p>
      <text:p text:style-name="P1"><text:span text:style-name="AncientGreek_3a__20_Ἀρχαία_20_ἑλληνικά"><text:span text:style-name="T1">τοῦτο λαβοῦσα τῇ χειρὶ ἡ θεὰἡ εὐόφθαλμος ᾿Αθηνᾶ ὤθησεν , ὥστε μάταιον ἐκ τοῦ δίφρου παρηνεχθῆ-</text:span></text:span></text:p>
      <text:p text:style-name="P1"><text:span text:style-name="AncientGreek_3a__20_Ἀρχαία_20_ἑλληνικά"><text:span text:style-name="T1"/></text:span></text:p>
      <text:p text:style-name="P1"><text:span text:style-name="AncientGreek_3a__20_Ἀρχαία_20_ἑλληνικά"><text:span text:style-name="T1">ΠΑΡΑΦΡΑΣΙΣ . 249</text:span></text:span></text:p>
      <text:p text:style-name="P1"><text:span text:style-name="AncientGreek_3a__20_Ἀρχαία_20_ἑλληνικά"><text:span text:style-name="T1">2</text:span></text:span></text:p>
      <text:p text:style-name="P1"><text:span text:style-name="AncientGreek_3a__20_Ἀρχαία_20_ἑλληνικά"><text:span text:style-name="T1">ναι · δεύτερος δὲ ὥρμησε Διομήδης ὁ κατὰ πόλεμον</text:span></text:span></text:p>
      <text:p text:style-name="P1"><text:span text:style-name="AncientGreek_3a__20_Ἀρχαία_20_ἑλληνικά"><text:span text:style-name="T1">ἀγαθὸς δόρατι χαλκῷ ἐστήριξε δὲ αὐτὸ ἡ πολεμικὴ ᾿Αθήνα εἰς τὸ ἔσχατον τῆς λαγόνος , ἤτοι τὸ</text:span></text:span></text:p>
      <text:p text:style-name="P1"><text:span text:style-name="AncientGreek_3a__20_Ἀρχαία_20_ἑλληνικά"><text:span text:style-name="T1">ἐνδότατον , ὅπου τὴν μίτραν περιεζώννυτο · κατ᾿ αὐ</text:span></text:span></text:p>
      <text:p text:style-name="P1"><text:soft-page-break/><text:span text:style-name="AncientGreek_3a__20_Ἀρχαία_20_ἑλληνικά"><text:span text:style-name="T1">τὸ δὴ τὸ μέρος ἔτρωσεν αὐτὸν ἐπιτυχών , διέκοψε</text:span></text:span></text:p>
      <text:p text:style-name="P1"><text:span text:style-name="AncientGreek_3a__20_Ἀρχαία_20_ἑλληνικά"><text:span text:style-name="T1">δὲ τὴν περικαλλῆ τοῦ σώματος ἐπιφάνειαν · αὖθις</text:span></text:span></text:p>
      <text:p text:style-name="P1"><text:span text:style-name="AncientGreek_3a__20_Ἀρχαία_20_ἑλληνικά"><text:span text:style-name="T1">δ᾽ ὀπίσω τὸ δόρυ ἐξέσπασεν · ὁ χαλκοῦς δὲ καὶ ἰ</text:span></text:span></text:p>
      <text:p text:style-name="P1"><text:span text:style-name="AncientGreek_3a__20_Ἀρχαία_20_ἑλληνικά"><text:span text:style-name="T1">σχυρότατος ῎Αρης ἤχησεν , ὅσον ἐννακισχίλιοι ἢ δεκακισχίλιοι ἐβόησαν ἄνδρες ἐν τῷ πολέμῳ Ἔριν</text:span></text:span></text:p>
      <text:p text:style-name="P1"><text:span text:style-name="AncientGreek_3a__20_Ἀρχαία_20_ἑλληνικά"><text:span text:style-name="T1">συναθροίζοντες μάχης· τοὺς Ἕλληνας δὲ καὶ τοὺς</text:span></text:span></text:p>
      <text:p text:style-name="P1"><text:span text:style-name="AncientGreek_3a__20_Ἀρχαία_20_ἑλληνικά"><text:span text:style-name="T1">Τρῷας τρόμος ὑφεῖλε φοβηθέντας· τοσοῦτον ἤχησεν</text:span></text:span></text:p>
      <text:p text:style-name="P1"><text:span text:style-name="AncientGreek_3a__20_Ἀρχαία_20_ἑλληνικά"><text:span text:style-name="T1">Αρης ὁ ἀκόρεστος τοῦ πολέμου · ὁποῖος δὲ ἐκ τῶν</text:span></text:span></text:p>
      <text:p text:style-name="P1"><text:span text:style-name="AncientGreek_3a__20_Ἀρχαία_20_ἑλληνικά"><text:span text:style-name="T1">νεφῶν φαίνεται ἀὴρ σκοτεινὸς , ἐκ τοῦ καύματος</text:span></text:span></text:p>
      <text:p text:style-name="P1"><text:span text:style-name="AncientGreek_3a__20_Ἀρχαία_20_ἑλληνικά"><text:span text:style-name="T1">ὁρμήσαντος ἀνέμου σφοδροῦ · τοιοῦτος ὁ σιδηροῦς καὶ</text:span></text:span></text:p>
      <text:p text:style-name="P1"><text:span text:style-name="AncientGreek_3a__20_Ἀρχαία_20_ἑλληνικά"><text:span text:style-name="T1">ἰσχυρότατος ῎Αρης Διομήδει τῷ υἱῷ του Τυδέως εδόκει ἐγγὺς τῶν νεφῶν , ἀνιὼν εἰς τὸν πλατὺν οὐρα</text:span></text:span></text:p>
      <text:p text:style-name="P1"><text:span text:style-name="AncientGreek_3a__20_Ἀρχαία_20_ἑλληνικά"><text:span text:style-name="T1">νόν . Ταχέως δὲ ἀφίκετο εἰς τὸ ἔδαφος τῶν θεῶν τὸν</text:span></text:span></text:p>
      <text:p text:style-name="P1"><text:span text:style-name="AncientGreek_3a__20_Ἀρχαία_20_ἑλληνικά"><text:span text:style-name="T1">ὑψηλὸν οὐρανὸν · ἐκάθισε δὲ παρὰ τῷ Διὶ τῷ υἱῷ</text:span></text:span></text:p>
      <text:p text:style-name="P1"><text:span text:style-name="AncientGreek_3a__20_Ἀρχαία_20_ἑλληνικά"><text:span text:style-name="T1">τοῦ Κρόνου ἀλγῶν τὴν ψυχὴν , ἔδειξε δὲ τὸ θεῖον</text:span></text:span></text:p>
      <text:p text:style-name="P1"><text:span text:style-name="AncientGreek_3a__20_Ἀρχαία_20_ἑλληνικά"><text:span text:style-name="T1">αἷμα καταῤῥέον ἐκ τοῦ τραύματος, καὶ δὴ θρητῶν</text:span></text:span></text:p>
      <text:p text:style-name="P1"><text:span text:style-name="AncientGreek_3a__20_Ἀρχαία_20_ἑλληνικά"><text:span text:style-name="T1">λόγους ταχεῖς ἔλεγε · ὦ Ζεῦ πᾶτερ , οὐκ ἀναξιοπαθεῖς , ὁρῶν τὰ ἰσχυρὰ καὶ ὑπερβάλλοντα ταῦ .</text:span></text:span></text:p>
      <text:p text:style-name="P1"><text:span text:style-name="AncientGreek_3a__20_Ἀρχαία_20_ἑλληνικά"><text:span text:style-name="T1">τα ἔργα ; αεὶ δὴ τὰ δεινότατα οἱ θεοὶ ὑπομείναντές</text:span></text:span></text:p>
      <text:p text:style-name="P1"><text:span text:style-name="AncientGreek_3a__20_Ἀρχαία_20_ἑλληνικά"><text:span text:style-name="T1">ἐσμεν , ἀλλήλων βουλῇ , χαριζόμενοι τοῖς ἀνθρώ</text:span></text:span></text:p>
      <text:p text:style-name="P1"><text:span text:style-name="AncientGreek_3a__20_Ἀρχαία_20_ἑλληνικά"><text:span text:style-name="T1">ποις · διὰ σὲ πάντες πολεμοῦμεν , σὺ γὰρ ἐγέννη</text:span></text:span></text:p>
      <text:p text:style-name="P1"><text:span text:style-name="AncientGreek_3a__20_Ἀρχαία_20_ἑλληνικά"><text:span text:style-name="T1">σας ἀνόητον θυγατέρα ὀλεθρίαν , ἦτιι ἀεὶ αει αλγεινά</text:span></text:span></text:p>
      <text:p text:style-name="P1"><text:span text:style-name="AncientGreek_3a__20_Ἀρχαία_20_ἑλληνικά"><text:span text:style-name="T1">ἔργα διὰ φροντίδος εἰσιν · οἱ μὲν γὰρ ἄλλοι πάντες ὅσοι θεοί εἰσιν ἐν τῷ οὐρανῷ , σοὶ πείθονται</text:span></text:span></text:p>
      <text:p text:style-name="P1"><text:span text:style-name="AncientGreek_3a__20_Ἀρχαία_20_ἑλληνικά"><text:span text:style-name="T1">καὶ ὑποτετάγμεθα ἕκαστος , ταύτην δὲ οὔτε λόγῳ ,</text:span></text:span></text:p>
      <text:p text:style-name="P1"><text:span text:style-name="AncientGreek_3a__20_Ἀρχαία_20_ἑλληνικά"><text:span text:style-name="T1">οὔτε ἔργῳ ὑπερβάλλεις καὶ νικᾷς ὅπως ὑπακούοι</text:span></text:span></text:p>
      <text:p text:style-name="P1"><text:span text:style-name="AncientGreek_3a__20_Ἀρχαία_20_ἑλληνικά"><text:span text:style-name="T1">σου , ἀλλ᾽ ἀφίης , καὶ συγχωρεῖς , ἐπειδὴ καὶ συ</text:span></text:span></text:p>
      <text:p text:style-name="P1"><text:span text:style-name="AncientGreek_3a__20_Ἀρχαία_20_ἑλληνικά"><text:span text:style-name="T1">ἐπιβλαβῆ θυγατέρα ἐγέννησας· ἥτις νῦν Διομήδην</text:span></text:span></text:p>
      <text:p text:style-name="P1"><text:span text:style-name="AncientGreek_3a__20_Ἀρχαία_20_ἑλληνικά"><text:span text:style-name="T1">τὸν μεγαλόψυχον τὸν υἱὸν τοῦ Τυδέως͵ μαίνεσθαι</text:span></text:span></text:p>
      <text:p text:style-name="P1"><text:span text:style-name="AncientGreek_3a__20_Ἀρχαία_20_ἑλληνικά"><text:span text:style-name="T1"/></text:span></text:p>
      <text:p text:style-name="P1"><text:span text:style-name="AncientGreek_3a__20_Ἀρχαία_20_ἑλληνικά"><text:span text:style-name="T1">ΠΑΡΑΦΡΑΣΙΣ . 251</text:span></text:span></text:p>
      <text:p text:style-name="P1"><text:span text:style-name="AncientGreek_3a__20_Ἀρχαία_20_ἑλληνικά"><text:span text:style-name="T1">ESCU</text:span></text:span></text:p>
      <text:p text:style-name="P1"><text:span text:style-name="AncientGreek_3a__20_Ἀρχαία_20_ἑλληνικά"><text:span text:style-name="T1">πρῶτον μὲν τὴν᾿Αφροδίτην ἐγγύθεν ἔτρωσεν κατὰ τὴν</text:span></text:span></text:p>
      <text:p text:style-name="P1"><text:span text:style-name="AncientGreek_3a__20_Ἀρχαία_20_ἑλληνικά"><text:span text:style-name="T1">χεῖρα ἐπὶ τῷ καρπῷ , μετὰ ταῦτα δὲ ἐμοὶ αὐτῷ</text:span></text:span></text:p>
      <text:p text:style-name="P1"><text:span text:style-name="AncientGreek_3a__20_Ἀρχαία_20_ἑλληνικά"><text:span text:style-name="T1">ἐφώρμησε θεῷ παραπλήσιος · αλλά με ὑπεξήγαγον οἱ</text:span></text:span></text:p>
      <text:p text:style-name="P1"><text:span text:style-name="AncientGreek_3a__20_Ἀρχαία_20_ἑλληνικά"><text:span text:style-name="T1">ταχεῖς πόδες· ὄντως ἐπὶ χρόνον πολὺν αὐτόθι δεινὰ</text:span></text:span></text:p>
      <text:p text:style-name="P1"><text:span text:style-name="AncientGreek_3a__20_Ἀρχαία_20_ἑλληνικά"><text:span text:style-name="T1">ἔπασχον ἂν ἐν ταῖς χαλεπαῖς τάξεσι τῶν νεκρῶν ,</text:span></text:span></text:p>
      <text:p text:style-name="P1"><text:span text:style-name="AncientGreek_3a__20_Ἀρχαία_20_ἑλληνικά"><text:span text:style-name="T1">εἰ ζῶν ἀσθενὴς ἦν τῇ τοῦ σιδήρου τρώσει. Πρὸς τοῦτὸν δὲ δεινῶς ὑποβλεψάμενος εἶπεν ὁ τὰς νεφέλας</text:span></text:span></text:p>
      <text:p text:style-name="P1"><text:span text:style-name="AncientGreek_3a__20_Ἀρχαία_20_ἑλληνικά"><text:span text:style-name="T1">ἀθροίζων Ζεὺς · μηδαμῶς μοι, ὦ ἄλλοτε πρὸς ἄλλο</text:span></text:span></text:p>
      <text:p text:style-name="P1"><text:soft-page-break/><text:span text:style-name="AncientGreek_3a__20_Ἀρχαία_20_ἑλληνικά"><text:span text:style-name="T1">ῥέπων παρακαθήμενοςὀδύρου · ἔχθιστος δέ μοι ὑπάρἀπὸ πάντων τῶν θεῶν οἳ κατοικοῦσι τὸν οὐρατὸν ἀεὶ γάρ σοι προσφιλὴς ἡ φιλονεικία , καὶ οἱ πόλεμοι , καὶ αἱ μάχαι; Ἥρας τῆς σῆς μητρὸς ἄσχετὸς καὶ ἀνίκητος θυμός ἐστι κατὰ σοῦ . ταύτην μέντοι ἐγὼ σὺν τάχει δαμάζω καὶ ὑποτάσσω λόγοις ·</text:span></text:span></text:p>
      <text:p text:style-name="P1"><text:span text:style-name="AncientGreek_3a__20_Ἀρχαία_20_ἑλληνικά"><text:span text:style-name="T1">δι᾽ ὅ σε οἴομαι πάσχειν ταῦτα βουλαῖς ἐκείνης · οὐ μὴν ἀλλ᾽ οὐκέτι σε ἐπὶ πολὺ ὑπομενῶ λύπας ἔχοντας</text:span></text:span></text:p>
      <text:p text:style-name="P1"><text:span text:style-name="AncientGreek_3a__20_Ἀρχαία_20_ἑλληνικά"><text:span text:style-name="T1">ἐξ ἐμοῦ γὰρ κατὰ γένος, ἤτοι τὴν ἀρχὴν τῆς γενέτ</text:span></text:span></text:p>
      <text:p text:style-name="P1"><text:span text:style-name="AncientGreek_3a__20_Ἀρχαία_20_ἑλληνικά"><text:span text:style-name="T1">σεως ὑπάρχεις· ἐμοὶ δέ σε ἔτεκεν ἡ σὴ μήτηρ . εἰ δὲ ἔκ</text:span></text:span></text:p>
      <text:p text:style-name="P1"><text:span text:style-name="AncientGreek_3a__20_Ἀρχαία_20_ἑλληνικά"><text:span text:style-name="T1">τινος ἄλλουτῶν θεῶν ἐγένου ἀφανιστικὸς οὕτωκαὶ πο</text:span></text:span></text:p>
      <text:p text:style-name="P1"><text:span text:style-name="AncientGreek_3a__20_Ἀρχαία_20_ἑλληνικά"><text:span text:style-name="T1">νηρὸς , καὶ πάλαι ἂν ἧς τῶν ποτὲ οὐρανίων Τιτάνων ὑποχθονιώτερος . Οὕτως εἶπε , καὶ τὸν Παιήονα ἐκέλευσεν ἰάσασθαι αὐτὸν· τούτῳ δ᾽ἐπιπάσσων καὶ ἐπι·</text:span></text:span></text:p>
      <text:p text:style-name="P1"><text:span text:style-name="AncientGreek_3a__20_Ἀρχαία_20_ἑλληνικά"><text:span text:style-name="T1">τιθεὶς φάρμακα θεραπευτικὰ ὁ Παιήων ἐθεράπευσεν ·</text:span></text:span></text:p>
      <text:p text:style-name="P1"><text:span text:style-name="AncientGreek_3a__20_Ἀρχαία_20_ἑλληνικά"><text:span text:style-name="T1">οὐδαμῶς θνητός τε καὶ φθαρτὸς ἦν . ὥσπερ δὲ ὅτε</text:span></text:span></text:p>
      <text:p text:style-name="P1"><text:span text:style-name="AncientGreek_3a__20_Ἀρχαία_20_ἑλληνικά"><text:span text:style-name="T1">ὁ ὑπὸς ταραττόμενος συνέπηξε τὸ λευκὸν γάλα ὑγρὸν</text:span></text:span></text:p>
      <text:p text:style-name="P1"><text:span text:style-name="AncientGreek_3a__20_Ἀρχαία_20_ἑλληνικά"><text:span text:style-name="T1">ὂν , πάνυ δὲ ταχέως περιάγεται ταράττοντος τοῦ τυ</text:span></text:span></text:p>
      <text:p text:style-name="P1"><text:span text:style-name="AncientGreek_3a__20_Ἀρχαία_20_ἑλληνικά"><text:span text:style-name="T1">ροποιοῦ · οὕτω ταχέως ἐθεράπευσε τὸν ὁρμητίαν " Αρεα</text:span></text:span></text:p>
      <text:p text:style-name="P1"><text:span text:style-name="AncientGreek_3a__20_Ἀρχαία_20_ἑλληνικά"><text:span text:style-name="T1">τὸ ἐπιτεθὲν φάρμακον . τοῦτον δὲ ἡ ῞Ηβη ἔλουσε , καὶ</text:span></text:span></text:p>
      <text:p text:style-name="P1"><text:span text:style-name="AncientGreek_3a__20_Ἀρχαία_20_ἑλληνικά"><text:span text:style-name="T1">με περικαλλῆ ἱμάτια ἐνέδυσε · τῷ Διὶ δὲ τῷ υἱῷ τοῦ</text:span></text:span></text:p>
      <text:p text:style-name="P1"><text:span text:style-name="AncientGreek_3a__20_Ἀρχαία_20_ἑλληνικά"><text:span text:style-name="T1">Κρόνου παρεκάθητο τῇ δόξει σεμνυνόμενός τε καὶ</text:span></text:span></text:p>
      <text:p text:style-name="P1"><text:span text:style-name="AncientGreek_3a__20_Ἀρχαία_20_ἑλληνικά"><text:span text:style-name="T1">γαυριῶν · αἱ δὲ αὖθις εἰς τὸ οἴκημα τοῦ μεγάλου</text:span></text:span></text:p>
      <text:p text:style-name="P1"><text:span text:style-name="AncientGreek_3a__20_Ἀρχαία_20_ἑλληνικά"><text:span text:style-name="T1">Διὸς ὑπέστρεφον , ἡ᾿Αργεία Ηρα , καὶ ἡ τῇ ἑαυτῆς</text:span></text:span></text:p>
      <text:p text:style-name="P1"><text:span text:style-name="AncientGreek_3a__20_Ἀρχαία_20_ἑλληνικά"><text:span text:style-name="T1">ἰσχύι βοηθοῦσα ᾿Αθηνᾶ , τοῦ φόνου τῶν ἀνδρῶν ἀποπαύσασαι τὸν ἀνθρωποκτόνον ῎Αρεα .</text:span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AncientGreek" svg:font-family="AncientGreek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grc" fo:country="GR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grc" fo:country="GR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AncientGreek_3a__20_Normal_20_text" style:display-name="AncientGreek: Normal text" style:family="text"/>
    <style:style style:name="AncientGreek_3a__20_Ἀρχαία_20_ἑλληνικά" style:display-name="AncientGreek: Ἀρχαία ἑλληνικά" style:family="text">
      <style:text-properties style:font-name="AncientGreek" fo:font-family="AncientGreek" style:font-family-generic="roman" style:font-pitch="variable" fo:language="grc" fo:country="G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8-19T15:22:22.752000000</meta:creation-date>
    <dc:title>Ancient Greek</dc:title>
    <dc:date>2023-08-20T20:41:26.057000000</dc:date>
    <meta:editing-duration>PT1H2M26S</meta:editing-duration>
    <meta:editing-cycles>7</meta:editing-cycles>
    <meta:generator>LibreOffice/7.1.5.2$Windows_X86_64 LibreOffice_project/85f04e9f809797b8199d13c421bd8a2b025d52b5</meta:generator>
    <meta:document-statistic meta:table-count="0" meta:image-count="0" meta:object-count="0" meta:page-count="30" meta:paragraph-count="911" meta:word-count="9775" meta:character-count="53287" meta:non-whitespace-character-count="44422"/>
  </office:meta>
</office:document-meta>
</file>